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ECCAD21901BEBEEE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shapes>
          <draw:frame draw:z-index="0" draw:style-name="gr1" draw:text-style-name="P1" svg:width="6.2961in" svg:height="3.5449in" svg:x="9.4614in" svg:y="1.0248in">
            <draw:object draw:notify-on-update-of-ranges="table.C9:table.C9 table.C10:table.C1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49in" svg:x="16.1579in" svg:y="1.0039in">
            <draw:object draw:notify-on-update-of-ranges="table.B9:table.B9 table.B10:table.B1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71in" svg:height="3.5453in" svg:x="16.2343in" svg:y="4.748in">
            <draw:object draw:notify-on-update-of-ranges="table.G9:table.G9 table.G10:table.G138 table.H9:table.H9 table.H10:table.H1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7in" svg:height="3.5453in" svg:x="9.6661in" svg:y="4.7886in">
            <draw:object draw:notify-on-update-of-ranges="table.I9:table.I9 table.I10:table.I1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ega Per Sample</text:p>
          </table:table-cell>
          <table:table-cell table:formula="of:=[.$B$1]/128*3.1415926*2" office:value-type="float" office:value="2.503456603125" calcext:value-type="float">
            <text:p>2.503456603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c</text:p>
          </table:table-cell>
          <table:table-cell table:formula="of:=2*COS([.$B$2])" office:value-type="float" office:value="-1.60641501208337" calcext:value-type="float">
            <text:p>-1.6064150120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_s</text:p>
          </table:table-cell>
          <table:table-cell table:formula="of:=2*SIN([.$B$2])" office:value-type="float" office:value="1.1913986775858" calcext:value-type="float">
            <text:p>1.1913986775858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G137]" office:value-type="float" office:value="3754290.30771288" calcext:value-type="float">
            <text:p>3754290.30771288</text:p>
          </table:table-cell>
          <table:table-cell table:formula="of:=[.H137]" office:value-type="float" office:value="1745425.55622451" calcext:value-type="float">
            <text:p>1745425.55622451</text:p>
          </table:table-cell>
          <table:table-cell table:formula="of:=[.I137]" office:value-type="float" office:value="4140193.96730497" calcext:value-type="float">
            <text:p>4140193.96730497</text:p>
          </table:table-cell>
        </table:table-row>
        <table:table-row table:style-name="ro1">
          <table:table-cell office:value-type="string" calcext:value-type="string">
            <text:p>Sin Omega</text:p>
          </table:table-cell>
          <table:table-cell table:formula="of:=[.$B$1]/128*3.1415926*2" office:value-type="float" office:value="2.503456603125" calcext:value-type="float">
            <text:p>2.50345660312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G138]" office:value-type="float" office:value="-4103087.63822942" calcext:value-type="float">
            <text:p>-4103087.63822942</text:p>
          </table:table-cell>
          <table:table-cell table:formula="of:=[.H138]" office:value-type="float" office:value="869988.180665513" calcext:value-type="float">
            <text:p>869988.180665513</text:p>
          </table:table-cell>
          <table:table-cell table:formula="of:=[.I138]" office:value-type="float" office:value="4194306.56980255" calcext:value-type="float">
            <text:p>4194306.56980255</text:p>
          </table:table-cell>
        </table:table-row>
        <table:table-row table:style-name="ro1">
          <table:table-cell office:value-type="string" calcext:value-type="string">
            <text:p>Sin Offse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 Amplitude</text:p>
          </table:table-cell>
          <table:table-cell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aveform to take DFT o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’</text:p>
          </table:table-cell>
          <table:table-cell office:value-type="string" calcext:value-type="string">
            <text:p>G’’</text:p>
          </table:table-cell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10]*[.$B$5]+[.$B$6])*[.$B$7]" office:value-type="float" office:value="59591.7161644479" calcext:value-type="float">
            <text:p>59591.7161644479</text:p>
          </table:table-cell>
          <table:table-cell office:value-type="float" office:value="0" calcext:value-type="float">
            <text:p>0</text:p>
          </table:table-cell>
          <table:table-cell table:formula="of:=[.$B$2]" office:value-type="float" office:value="2.503456603125" calcext:value-type="float">
            <text:p>2.503456603125</text:p>
          </table:table-cell>
          <table:table-cell table:number-columns-repeated="2"/>
          <table:table-cell table:formula="of:=[.$B$3]*[.C10]-[.E10]" office:value-type="float" office:value="-0" calcext:value-type="float">
            <text:p>0</text:p>
          </table:table-cell>
          <table:table-cell table:formula="of:=[.C10]*[.$B$4]" office:value-type="float" office:value="0" calcext:value-type="float">
            <text:p>0</text:p>
          </table:table-cell>
          <table:table-cell table:formula="of:=SQRT([.G10]*[.G10]+[.H10]*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11]*[.$B$5]+[.$B$6])*[.$B$7]" office:value-type="float" office:value="-64110.7829602822" calcext:value-type="float">
            <text:p>-64110.7829602822</text:p>
          </table:table-cell>
          <table:table-cell table:formula="of:=[.B11]+([.$B$3]*[.D10])-[.E10]" office:value-type="float" office:value="-64114.8045505516" calcext:value-type="float">
            <text:p>-64114.8045505516</text:p>
          </table:table-cell>
          <table:table-cell table:formula="of:=[.C11]" office:value-type="float" office:value="-64114.8045505516" calcext:value-type="float">
            <text:p>-64114.8045505516</text:p>
          </table:table-cell>
          <table:table-cell table:formula="of:=[.D10]" office:value-type="float" office:value="2.503456603125" calcext:value-type="float">
            <text:p>2.503456603125</text:p>
          </table:table-cell>
          <table:table-cell/>
          <table:table-cell table:formula="of:=0.5*[.$B$3]*[.C11]-[.E11]" office:value-type="float" office:value="51494.9888067954" calcext:value-type="float">
            <text:p>51494.9888067954</text:p>
          </table:table-cell>
          <table:table-cell table:formula="of:=0.5*[.C11]*[.$B$4]" office:value-type="float" office:value="-38193.1466775997" calcext:value-type="float">
            <text:p>-38193.1466775997</text:p>
          </table:table-cell>
          <table:table-cell table:formula="of:=SQRT([.G11]*[.G11]+[.H11]*[.H11])" office:value-type="float" office:value="64112.7937727613" calcext:value-type="float">
            <text:p>64112.7937727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12]*[.$B$5]+[.$B$6])*[.$B$7]" office:value-type="float" office:value="43396.8080193679" calcext:value-type="float">
            <text:p>43396.8080193679</text:p>
          </table:table-cell>
          <table:table-cell table:formula="of:=[.B12]+([.$B$3]*[.D11])-[.E11]" office:value-type="float" office:value="146389.289089562" calcext:value-type="float">
            <text:p>146389.289089562</text:p>
          </table:table-cell>
          <table:table-cell table:formula="of:=[.C12]" office:value-type="float" office:value="146389.289089562" calcext:value-type="float">
            <text:p>146389.289089562</text:p>
          </table:table-cell>
          <table:table-cell table:formula="of:=[.D11]" office:value-type="float" office:value="-64114.8045505516" calcext:value-type="float">
            <text:p>-64114.8045505516</text:p>
          </table:table-cell>
          <table:table-cell/>
          <table:table-cell table:formula="of:=0.5*[.$B$3]*[.C12]-[.E12]" office:value-type="float" office:value="-53466.1712502902" calcext:value-type="float">
            <text:p>-53466.1712502902</text:p>
          </table:table-cell>
          <table:table-cell table:formula="of:=0.5*[.C12]*[.$B$4]" office:value-type="float" office:value="87204.0027170149" calcext:value-type="float">
            <text:p>87204.0027170149</text:p>
          </table:table-cell>
          <table:table-cell table:formula="of:=SQRT([.G12]*[.G12]+[.H12]*[.H12])" office:value-type="float" office:value="102289.635633501" calcext:value-type="float">
            <text:p>102289.6356335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13]*[.$B$5]+[.$B$6])*[.$B$7]" office:value-type="float" office:value="-5602.50091853016" calcext:value-type="float">
            <text:p>-5602.50091853016</text:p>
          </table:table-cell>
          <table:table-cell table:formula="of:=[.B13]+([.$B$3]*[.D12])-[.E12]" office:value-type="float" office:value="-176649.647969662" calcext:value-type="float">
            <text:p>-176649.647969662</text:p>
          </table:table-cell>
          <table:table-cell table:formula="of:=[.C13]" office:value-type="float" office:value="-176649.647969662" calcext:value-type="float">
            <text:p>-176649.647969662</text:p>
          </table:table-cell>
          <table:table-cell table:formula="of:=[.D12]" office:value-type="float" office:value="146389.289089562" calcext:value-type="float">
            <text:p>146389.289089562</text:p>
          </table:table-cell>
          <table:table-cell/>
          <table:table-cell table:formula="of:=0.5*[.$B$3]*[.C13]-[.E13]" office:value-type="float" office:value="-4502.96590070816" calcext:value-type="float">
            <text:p>-4502.96590070816</text:p>
          </table:table-cell>
          <table:table-cell table:formula="of:=0.5*[.C13]*[.$B$4]" office:value-type="float" office:value="-105230.078493527" calcext:value-type="float">
            <text:p>-105230.078493527</text:p>
          </table:table-cell>
          <table:table-cell table:formula="of:=SQRT([.G13]*[.G13]+[.H13]*[.H13])" office:value-type="float" office:value="105326.3790399" calcext:value-type="float">
            <text:p>105326.3790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14]*[.$B$5]+[.$B$6])*[.$B$7]" office:value-type="float" office:value="-34396.8664386302" calcext:value-type="float">
            <text:p>-34396.8664386302</text:p>
          </table:table-cell>
          <table:table-cell table:formula="of:=[.B14]+([.$B$3]*[.D13])-[.E13]" office:value-type="float" office:value="102986.490849515" calcext:value-type="float">
            <text:p>102986.490849515</text:p>
          </table:table-cell>
          <table:table-cell table:formula="of:=[.C14]" office:value-type="float" office:value="102986.490849515" calcext:value-type="float">
            <text:p>102986.490849515</text:p>
          </table:table-cell>
          <table:table-cell table:formula="of:=[.D13]" office:value-type="float" office:value="-176649.647969662" calcext:value-type="float">
            <text:p>-176649.647969662</text:p>
          </table:table-cell>
          <table:table-cell/>
          <table:table-cell table:formula="of:=0.5*[.$B$3]*[.C14]-[.E14]" office:value-type="float" office:value="93930.1254984385" calcext:value-type="float">
            <text:p>93930.1254984385</text:p>
          </table:table-cell>
          <table:table-cell table:formula="of:=0.5*[.C14]*[.$B$4]" office:value-type="float" office:value="61348.9845036574" calcext:value-type="float">
            <text:p>61348.9845036574</text:p>
          </table:table-cell>
          <table:table-cell table:formula="of:=SQRT([.G14]*[.G14]+[.H14]*[.H14])" office:value-type="float" office:value="112189.867527252" calcext:value-type="float">
            <text:p>112189.867527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15]*[.$B$5]+[.$B$6])*[.$B$7]" office:value-type="float" office:value="60858.1435341722" calcext:value-type="float">
            <text:p>60858.1435341722</text:p>
          </table:table-cell>
          <table:table-cell table:formula="of:=[.B15]+([.$B$3]*[.D14])-[.E14]" office:value-type="float" office:value="72068.7465613869" calcext:value-type="float">
            <text:p>72068.7465613869</text:p>
          </table:table-cell>
          <table:table-cell table:formula="of:=[.C15]" office:value-type="float" office:value="72068.7465613869" calcext:value-type="float">
            <text:p>72068.7465613869</text:p>
          </table:table-cell>
          <table:table-cell table:formula="of:=[.D14]" office:value-type="float" office:value="102986.490849515" calcext:value-type="float">
            <text:p>102986.490849515</text:p>
          </table:table-cell>
          <table:table-cell/>
          <table:table-cell table:formula="of:=0.5*[.$B$3]*[.C15]-[.E15]" office:value-type="float" office:value="-160872.649038637" calcext:value-type="float">
            <text:p>-160872.649038637</text:p>
          </table:table-cell>
          <table:table-cell table:formula="of:=0.5*[.C15]*[.$B$4]" office:value-type="float" office:value="42931.3046742514" calcext:value-type="float">
            <text:p>42931.3046742514</text:p>
          </table:table-cell>
          <table:table-cell table:formula="of:=SQRT([.G15]*[.G15]+[.H15]*[.H15])" office:value-type="float" office:value="166502.570940337" calcext:value-type="float">
            <text:p>166502.570940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16]*[.$B$5]+[.$B$6])*[.$B$7]" office:value-type="float" office:value="-63366.5689421882" calcext:value-type="float">
            <text:p>-63366.5689421882</text:p>
          </table:table-cell>
          <table:table-cell table:formula="of:=[.B16]+([.$B$3]*[.D15])-[.E15]" office:value-type="float" office:value="-282125.376169947" calcext:value-type="float">
            <text:p>-282125.376169947</text:p>
          </table:table-cell>
          <table:table-cell table:formula="of:=[.C16]" office:value-type="float" office:value="-282125.376169947" calcext:value-type="float">
            <text:p>-282125.376169947</text:p>
          </table:table-cell>
          <table:table-cell table:formula="of:=[.D15]" office:value-type="float" office:value="72068.7465613869" calcext:value-type="float">
            <text:p>72068.7465613869</text:p>
          </table:table-cell>
          <table:table-cell/>
          <table:table-cell table:formula="of:=0.5*[.$B$3]*[.C16]-[.E16]" office:value-type="float" office:value="154536.473223148" calcext:value-type="float">
            <text:p>154536.473223148</text:p>
          </table:table-cell>
          <table:table-cell table:formula="of:=0.5*[.C16]*[.$B$4]" office:value-type="float" office:value="-168061.900041136" calcext:value-type="float">
            <text:p>-168061.900041136</text:p>
          </table:table-cell>
          <table:table-cell table:formula="of:=SQRT([.G16]*[.G16]+[.H16]*[.H16])" office:value-type="float" office:value="228311.900262964" calcext:value-type="float">
            <text:p>228311.900262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17]*[.$B$5]+[.$B$6])*[.$B$7]" office:value-type="float" office:value="40934.8640787746" calcext:value-type="float">
            <text:p>40934.8640787746</text:p>
          </table:table-cell>
          <table:table-cell table:formula="of:=[.B17]+([.$B$3]*[.D16])-[.E16]" office:value-type="float" office:value="422076.557086457" calcext:value-type="float">
            <text:p>422076.557086457</text:p>
          </table:table-cell>
          <table:table-cell table:formula="of:=[.C17]" office:value-type="float" office:value="422076.557086457" calcext:value-type="float">
            <text:p>422076.557086457</text:p>
          </table:table-cell>
          <table:table-cell table:formula="of:=[.D16]" office:value-type="float" office:value="-282125.376169947" calcext:value-type="float">
            <text:p>-282125.376169947</text:p>
          </table:table-cell>
          <table:table-cell/>
          <table:table-cell table:formula="of:=0.5*[.$B$3]*[.C17]-[.E17]" office:value-type="float" office:value="-56889.6826061262" calcext:value-type="float">
            <text:p>-56889.6826061262</text:p>
          </table:table-cell>
          <table:table-cell table:formula="of:=0.5*[.C17]*[.$B$4]" office:value-type="float" office:value="251430.725976387" calcext:value-type="float">
            <text:p>251430.725976387</text:p>
          </table:table-cell>
          <table:table-cell table:formula="of:=SQRT([.G17]*[.G17]+[.H17]*[.H17])" office:value-type="float" office:value="257786.434771186" calcext:value-type="float">
            <text:p>257786.434771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18]*[.$B$5]+[.$B$6])*[.$B$7]" office:value-type="float" office:value="-2391.81123154732" calcext:value-type="float">
            <text:p>-2391.81123154732</text:p>
          </table:table-cell>
          <table:table-cell table:formula="of:=[.B18]+([.$B$3]*[.D17])-[.E17]" office:value-type="float" office:value="-398296.552613747" calcext:value-type="float">
            <text:p>-398296.552613747</text:p>
          </table:table-cell>
          <table:table-cell table:formula="of:=[.C18]" office:value-type="float" office:value="-398296.552613747" calcext:value-type="float">
            <text:p>-398296.552613747</text:p>
          </table:table-cell>
          <table:table-cell table:formula="of:=[.D17]" office:value-type="float" office:value="422076.557086457" calcext:value-type="float">
            <text:p>422076.557086457</text:p>
          </table:table-cell>
          <table:table-cell/>
          <table:table-cell table:formula="of:=0.5*[.$B$3]*[.C18]-[.E18]" office:value-type="float" office:value="-102161.77639657" calcext:value-type="float">
            <text:p>-102161.77639657</text:p>
          </table:table-cell>
          <table:table-cell table:formula="of:=0.5*[.C18]*[.$B$4]" office:value-type="float" office:value="-237264.993035501" calcext:value-type="float">
            <text:p>-237264.993035501</text:p>
          </table:table-cell>
          <table:table-cell table:formula="of:=SQRT([.G18]*[.G18]+[.H18]*[.H18])" office:value-type="float" office:value="258324.806158137" calcext:value-type="float">
            <text:p>258324.806158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9]*[.$B$5]+[.$B$6])*[.$B$7]" office:value-type="float" office:value="-37092.6226103474" calcext:value-type="float">
            <text:p>-37092.6226103474</text:p>
          </table:table-cell>
          <table:table-cell table:formula="of:=[.B19]+([.$B$3]*[.D18])-[.E18]" office:value-type="float" office:value="180660.38168297" calcext:value-type="float">
            <text:p>180660.38168297</text:p>
          </table:table-cell>
          <table:table-cell table:formula="of:=[.C19]" office:value-type="float" office:value="180660.38168297" calcext:value-type="float">
            <text:p>180660.38168297</text:p>
          </table:table-cell>
          <table:table-cell table:formula="of:=[.D18]" office:value-type="float" office:value="-398296.552613747" calcext:value-type="float">
            <text:p>-398296.552613747</text:p>
          </table:table-cell>
          <table:table-cell/>
          <table:table-cell table:formula="of:=0.5*[.$B$3]*[.C19]-[.E19]" office:value-type="float" office:value="253188.77800163" calcext:value-type="float">
            <text:p>253188.77800163</text:p>
          </table:table-cell>
          <table:table-cell table:formula="of:=0.5*[.C19]*[.$B$4]" office:value-type="float" office:value="107619.269914618" calcext:value-type="float">
            <text:p>107619.269914618</text:p>
          </table:table-cell>
          <table:table-cell table:formula="of:=SQRT([.G19]*[.G19]+[.H19]*[.H19])" office:value-type="float" office:value="275111.731052883" calcext:value-type="float">
            <text:p>275111.7310528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20]*[.$B$5]+[.$B$6])*[.$B$7]" office:value-type="float" office:value="61977.9570303522" calcext:value-type="float">
            <text:p>61977.9570303522</text:p>
          </table:table-cell>
          <table:table-cell table:formula="of:=[.B20]+([.$B$3]*[.D19])-[.E19]" office:value-type="float" office:value="170058.960419865" calcext:value-type="float">
            <text:p>170058.960419865</text:p>
          </table:table-cell>
          <table:table-cell table:formula="of:=[.C20]" office:value-type="float" office:value="170058.960419865" calcext:value-type="float">
            <text:p>170058.960419865</text:p>
          </table:table-cell>
          <table:table-cell table:formula="of:=[.D19]" office:value-type="float" office:value="180660.38168297" calcext:value-type="float">
            <text:p>180660.38168297</text:p>
          </table:table-cell>
          <table:table-cell/>
          <table:table-cell table:formula="of:=0.5*[.$B$3]*[.C20]-[.E20]" office:value-type="float" office:value="-317253.015161851" calcext:value-type="float">
            <text:p>-317253.015161851</text:p>
          </table:table-cell>
          <table:table-cell table:formula="of:=0.5*[.C20]*[.$B$4]" office:value-type="float" office:value="101304.010277922" calcext:value-type="float">
            <text:p>101304.010277922</text:p>
          </table:table-cell>
          <table:table-cell table:formula="of:=SQRT([.G20]*[.G20]+[.H20]*[.H20])" office:value-type="float" office:value="333034.499906053" calcext:value-type="float">
            <text:p>333034.4999060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21]*[.$B$5]+[.$B$6])*[.$B$7]" office:value-type="float" office:value="-62469.6979814681" calcext:value-type="float">
            <text:p>-62469.6979814681</text:p>
          </table:table-cell>
          <table:table-cell table:formula="of:=[.B21]+([.$B$3]*[.D20])-[.E20]" office:value-type="float" office:value="-516315.3466222" calcext:value-type="float">
            <text:p>-516315.3466222</text:p>
          </table:table-cell>
          <table:table-cell table:formula="of:=[.C21]" office:value-type="float" office:value="-516315.3466222" calcext:value-type="float">
            <text:p>-516315.3466222</text:p>
          </table:table-cell>
          <table:table-cell table:formula="of:=[.D20]" office:value-type="float" office:value="170058.960419865" calcext:value-type="float">
            <text:p>170058.960419865</text:p>
          </table:table-cell>
          <table:table-cell/>
          <table:table-cell table:formula="of:=0.5*[.$B$3]*[.C21]-[.E21]" office:value-type="float" office:value="244649.401471599" calcext:value-type="float">
            <text:p>244649.401471599</text:p>
          </table:table-cell>
          <table:table-cell table:formula="of:=0.5*[.C21]*[.$B$4]" office:value-type="float" office:value="-307568.710591472" calcext:value-type="float">
            <text:p>-307568.710591472</text:p>
          </table:table-cell>
          <table:table-cell table:formula="of:=SQRT([.G21]*[.G21]+[.H21]*[.H21])" office:value-type="float" office:value="393003.614964688" calcext:value-type="float">
            <text:p>393003.614964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22]*[.$B$5]+[.$B$6])*[.$B$7]" office:value-type="float" office:value="38374.3036073921" calcext:value-type="float">
            <text:p>38374.3036073921</text:p>
          </table:table-cell>
          <table:table-cell table:formula="of:=[.B22]+([.$B$3]*[.D21])-[.E21]" office:value-type="float" office:value="697732.066970456" calcext:value-type="float">
            <text:p>697732.066970456</text:p>
          </table:table-cell>
          <table:table-cell table:formula="of:=[.C22]" office:value-type="float" office:value="697732.066970456" calcext:value-type="float">
            <text:p>697732.066970456</text:p>
          </table:table-cell>
          <table:table-cell table:formula="of:=[.D21]" office:value-type="float" office:value="-516315.3466222" calcext:value-type="float">
            <text:p>-516315.3466222</text:p>
          </table:table-cell>
          <table:table-cell/>
          <table:table-cell table:formula="of:=0.5*[.$B$3]*[.C22]-[.E22]" office:value-type="float" office:value="-44108.2867744481" calcext:value-type="float">
            <text:p>-44108.2867744481</text:p>
          </table:table-cell>
          <table:table-cell table:formula="of:=0.5*[.C22]*[.$B$4]" office:value-type="float" office:value="415638.530948905" calcext:value-type="float">
            <text:p>415638.530948905</text:p>
          </table:table-cell>
          <table:table-cell table:formula="of:=SQRT([.G22]*[.G22]+[.H22]*[.H22])" office:value-type="float" office:value="417972.402643453" calcext:value-type="float">
            <text:p>417972.4026434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23]*[.$B$5]+[.$B$6])*[.$B$7]" office:value-type="float" office:value="824.640588308457" calcext:value-type="float">
            <text:p>824.640588308457</text:p>
          </table:table-cell>
          <table:table-cell table:formula="of:=[.B23]+([.$B$3]*[.D22])-[.E22]" office:value-type="float" office:value="-603707.279582788" calcext:value-type="float">
            <text:p>-603707.279582788</text:p>
          </table:table-cell>
          <table:table-cell table:formula="of:=[.C23]" office:value-type="float" office:value="-603707.279582788" calcext:value-type="float">
            <text:p>-603707.279582788</text:p>
          </table:table-cell>
          <table:table-cell table:formula="of:=[.D22]" office:value-type="float" office:value="697732.066970456" calcext:value-type="float">
            <text:p>697732.066970456</text:p>
          </table:table-cell>
          <table:table-cell/>
          <table:table-cell table:formula="of:=0.5*[.$B$3]*[.C23]-[.E23]" office:value-type="float" office:value="-212829.848557556" calcext:value-type="float">
            <text:p>-212829.848557556</text:p>
          </table:table-cell>
          <table:table-cell table:formula="of:=0.5*[.C23]*[.$B$4]" office:value-type="float" office:value="-359628.027271928" calcext:value-type="float">
            <text:p>-359628.027271928</text:p>
          </table:table-cell>
          <table:table-cell table:formula="of:=SQRT([.G23]*[.G23]+[.H23]*[.H23])" office:value-type="float" office:value="417886.183591335" calcext:value-type="float">
            <text:p>417886.183591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24]*[.$B$5]+[.$B$6])*[.$B$7]" office:value-type="float" office:value="-39699.0186280241" calcext:value-type="float">
            <text:p>-39699.0186280241</text:p>
          </table:table-cell>
          <table:table-cell table:formula="of:=[.B24]+([.$B$3]*[.D23])-[.E23]" office:value-type="float" office:value="232373.35122732" calcext:value-type="float">
            <text:p>232373.35122732</text:p>
          </table:table-cell>
          <table:table-cell table:formula="of:=[.C24]" office:value-type="float" office:value="232373.35122732" calcext:value-type="float">
            <text:p>232373.35122732</text:p>
          </table:table-cell>
          <table:table-cell table:formula="of:=[.D23]" office:value-type="float" office:value="-603707.279582788" calcext:value-type="float">
            <text:p>-603707.279582788</text:p>
          </table:table-cell>
          <table:table-cell/>
          <table:table-cell table:formula="of:=0.5*[.$B$3]*[.C24]-[.E24]" office:value-type="float" office:value="417063.259672944" calcext:value-type="float">
            <text:p>417063.259672944</text:p>
          </table:table-cell>
          <table:table-cell table:formula="of:=0.5*[.C24]*[.$B$4]" office:value-type="float" office:value="138424.651679205" calcext:value-type="float">
            <text:p>138424.651679205</text:p>
          </table:table-cell>
          <table:table-cell table:formula="of:=SQRT([.G24]*[.G24]+[.H24]*[.H24])" office:value-type="float" office:value="439435.031331744" calcext:value-type="float">
            <text:p>439435.031331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25]*[.$B$5]+[.$B$6])*[.$B$7]" office:value-type="float" office:value="62948.4589007268" calcext:value-type="float">
            <text:p>62948.4589007268</text:p>
          </table:table-cell>
          <table:table-cell table:formula="of:=[.B25]+([.$B$3]*[.D24])-[.E24]" office:value-type="float" office:value="293367.698663827" calcext:value-type="float">
            <text:p>293367.698663827</text:p>
          </table:table-cell>
          <table:table-cell table:formula="of:=[.C25]" office:value-type="float" office:value="293367.698663827" calcext:value-type="float">
            <text:p>293367.698663827</text:p>
          </table:table-cell>
          <table:table-cell table:formula="of:=[.D24]" office:value-type="float" office:value="232373.35122732" calcext:value-type="float">
            <text:p>232373.35122732</text:p>
          </table:table-cell>
          <table:table-cell/>
          <table:table-cell table:formula="of:=0.5*[.$B$3]*[.C25]-[.E25]" office:value-type="float" office:value="-468008.488824281" calcext:value-type="float">
            <text:p>-468008.488824281</text:p>
          </table:table-cell>
          <table:table-cell table:formula="of:=0.5*[.C25]*[.$B$4]" office:value-type="float" office:value="174758.944117237" calcext:value-type="float">
            <text:p>174758.944117237</text:p>
          </table:table-cell>
          <table:table-cell table:formula="of:=SQRT([.G25]*[.G25]+[.H25]*[.H25])" office:value-type="float" office:value="499572.451362721" calcext:value-type="float">
            <text:p>499572.451362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26]*[.$B$5]+[.$B$6])*[.$B$7]" office:value-type="float" office:value="-61422.330737616" calcext:value-type="float">
            <text:p>-61422.330737616</text:p>
          </table:table-cell>
          <table:table-cell table:formula="of:=[.B26]+([.$B$3]*[.D25])-[.E25]" office:value-type="float" office:value="-765065.957158857" calcext:value-type="float">
            <text:p>-765065.957158857</text:p>
          </table:table-cell>
          <table:table-cell table:formula="of:=[.C26]" office:value-type="float" office:value="-765065.957158857" calcext:value-type="float">
            <text:p>-765065.957158857</text:p>
          </table:table-cell>
          <table:table-cell table:formula="of:=[.D25]" office:value-type="float" office:value="293367.698663827" calcext:value-type="float">
            <text:p>293367.698663827</text:p>
          </table:table-cell>
          <table:table-cell/>
          <table:table-cell table:formula="of:=0.5*[.$B$3]*[.C26]-[.E26]" office:value-type="float" office:value="321139.020743132" calcext:value-type="float">
            <text:p>321139.020743132</text:p>
          </table:table-cell>
          <table:table-cell table:formula="of:=0.5*[.C26]*[.$B$4]" office:value-type="float" office:value="-455749.28481249" calcext:value-type="float">
            <text:p>-455749.28481249</text:p>
          </table:table-cell>
          <table:table-cell table:formula="of:=SQRT([.G26]*[.G26]+[.H26]*[.H26])" office:value-type="float" office:value="557528.188750088" calcext:value-type="float">
            <text:p>557528.188750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27]*[.$B$5]+[.$B$6])*[.$B$7]" office:value-type="float" office:value="35721.2952733293" calcext:value-type="float">
            <text:p>35721.2952733293</text:p>
          </table:table-cell>
          <table:table-cell table:formula="of:=[.B27]+([.$B$3]*[.D26])-[.E26]" office:value-type="float" office:value="971367.03542342" calcext:value-type="float">
            <text:p>971367.03542342</text:p>
          </table:table-cell>
          <table:table-cell table:formula="of:=[.C27]" office:value-type="float" office:value="971367.03542342" calcext:value-type="float">
            <text:p>971367.03542342</text:p>
          </table:table-cell>
          <table:table-cell table:formula="of:=[.D26]" office:value-type="float" office:value="-765065.957158857" calcext:value-type="float">
            <text:p>-765065.957158857</text:p>
          </table:table-cell>
          <table:table-cell/>
          <table:table-cell table:formula="of:=0.5*[.$B$3]*[.C27]-[.E27]" office:value-type="float" office:value="-15143.3368146905" calcext:value-type="float">
            <text:p>-15143.3368146905</text:p>
          </table:table-cell>
          <table:table-cell table:formula="of:=0.5*[.C27]*[.$B$4]" office:value-type="float" office:value="578642.700726952" calcext:value-type="float">
            <text:p>578642.700726952</text:p>
          </table:table-cell>
          <table:table-cell table:formula="of:=SQRT([.G27]*[.G27]+[.H27]*[.H27])" office:value-type="float" office:value="578840.820739574" calcext:value-type="float">
            <text:p>578840.820739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28]*[.$B$5]+[.$B$6])*[.$B$7]" office:value-type="float" office:value="4039.10575947766" calcext:value-type="float">
            <text:p>4039.10575947766</text:p>
          </table:table-cell>
          <table:table-cell table:formula="of:=[.B28]+([.$B$3]*[.D27])-[.E27]" office:value-type="float" office:value="-791313.525028761" calcext:value-type="float">
            <text:p>-791313.525028761</text:p>
          </table:table-cell>
          <table:table-cell table:formula="of:=[.C28]" office:value-type="float" office:value="-791313.525028761" calcext:value-type="float">
            <text:p>-791313.525028761</text:p>
          </table:table-cell>
          <table:table-cell table:formula="of:=[.D27]" office:value-type="float" office:value="971367.03542342" calcext:value-type="float">
            <text:p>971367.03542342</text:p>
          </table:table-cell>
          <table:table-cell/>
          <table:table-cell table:formula="of:=0.5*[.$B$3]*[.C28]-[.E28]" office:value-type="float" office:value="-335778.072488016" calcext:value-type="float">
            <text:p>-335778.072488016</text:p>
          </table:table-cell>
          <table:table-cell table:formula="of:=0.5*[.C28]*[.$B$4]" office:value-type="float" office:value="-471384.943637513" calcext:value-type="float">
            <text:p>-471384.943637513</text:p>
          </table:table-cell>
          <table:table-cell table:formula="of:=SQRT([.G28]*[.G28]+[.H28]*[.H28])" office:value-type="float" office:value="578749.236761405" calcext:value-type="float">
            <text:p>578749.2367614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9]*[.$B$5]+[.$B$6])*[.$B$7]" office:value-type="float" office:value="-42209.7754007462" calcext:value-type="float">
            <text:p>-42209.7754007462</text:p>
          </table:table-cell>
          <table:table-cell table:formula="of:=[.B29]+([.$B$3]*[.D28])-[.E28]" office:value-type="float" office:value="257601.115046641" calcext:value-type="float">
            <text:p>257601.115046641</text:p>
          </table:table-cell>
          <table:table-cell table:formula="of:=[.C29]" office:value-type="float" office:value="257601.115046641" calcext:value-type="float">
            <text:p>257601.115046641</text:p>
          </table:table-cell>
          <table:table-cell table:formula="of:=[.D28]" office:value-type="float" office:value="-791313.525028761" calcext:value-type="float">
            <text:p>-791313.525028761</text:p>
          </table:table-cell>
          <table:table-cell/>
          <table:table-cell table:formula="of:=0.5*[.$B$3]*[.C29]-[.E29]" office:value-type="float" office:value="584406.375858591" calcext:value-type="float">
            <text:p>584406.375858591</text:p>
          </table:table-cell>
          <table:table-cell table:formula="of:=0.5*[.C29]*[.$B$4]" office:value-type="float" office:value="153452.813905598" calcext:value-type="float">
            <text:p>153452.813905598</text:p>
          </table:table-cell>
          <table:table-cell table:formula="of:=SQRT([.G29]*[.G29]+[.H29]*[.H29])" office:value-type="float" office:value="604217.326993954" calcext:value-type="float">
            <text:p>604217.326993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30]*[.$B$5]+[.$B$6])*[.$B$7]" office:value-type="float" office:value="63767.3111009483" calcext:value-type="float">
            <text:p>63767.3111009483</text:p>
          </table:table-cell>
          <table:table-cell table:formula="of:=[.B30]+([.$B$3]*[.D29])-[.E29]" office:value-type="float" office:value="441266.53778937" calcext:value-type="float">
            <text:p>441266.53778937</text:p>
          </table:table-cell>
          <table:table-cell table:formula="of:=[.C30]" office:value-type="float" office:value="441266.53778937" calcext:value-type="float">
            <text:p>441266.53778937</text:p>
          </table:table-cell>
          <table:table-cell table:formula="of:=[.D29]" office:value-type="float" office:value="257601.115046641" calcext:value-type="float">
            <text:p>257601.115046641</text:p>
          </table:table-cell>
          <table:table-cell/>
          <table:table-cell table:formula="of:=0.5*[.$B$3]*[.C30]-[.E30]" office:value-type="float" office:value="-612029.710364089" calcext:value-type="float">
            <text:p>-612029.710364089</text:p>
          </table:table-cell>
          <table:table-cell table:formula="of:=0.5*[.C30]*[.$B$4]" office:value-type="float" office:value="262862.184792561" calcext:value-type="float">
            <text:p>262862.184792561</text:p>
          </table:table-cell>
          <table:table-cell table:formula="of:=SQRT([.G30]*[.G30]+[.H30]*[.H30])" office:value-type="float" office:value="666090.755499781" calcext:value-type="float">
            <text:p>666090.7554997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31]*[.$B$5]+[.$B$6])*[.$B$7]" office:value-type="float" office:value="-60226.9904320074" calcext:value-type="float">
            <text:p>-60226.9904320074</text:p>
          </table:table-cell>
          <table:table-cell table:formula="of:=[.B31]+([.$B$3]*[.D30])-[.E30]" office:value-type="float" office:value="-1026685.29611354" calcext:value-type="float">
            <text:p>-1026685.29611354</text:p>
          </table:table-cell>
          <table:table-cell table:formula="of:=[.C31]" office:value-type="float" office:value="-1026685.29611354" calcext:value-type="float">
            <text:p>-1026685.29611354</text:p>
          </table:table-cell>
          <table:table-cell table:formula="of:=[.D30]" office:value-type="float" office:value="441266.53778937" calcext:value-type="float">
            <text:p>441266.53778937</text:p>
          </table:table-cell>
          <table:table-cell/>
          <table:table-cell table:formula="of:=0.5*[.$B$3]*[.C31]-[.E31]" office:value-type="float" office:value="383374.798391657" calcext:value-type="float">
            <text:p>383374.798391657</text:p>
          </table:table-cell>
          <table:table-cell table:formula="of:=0.5*[.C31]*[.$B$4]" office:value-type="float" office:value="-611595.752043233" calcext:value-type="float">
            <text:p>-611595.752043233</text:p>
          </table:table-cell>
          <table:table-cell table:formula="of:=SQRT([.G31]*[.G31]+[.H31]*[.H31])" office:value-type="float" office:value="721821.030421787" calcext:value-type="float">
            <text:p>721821.0304217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32]*[.$B$5]+[.$B$6])*[.$B$7]" office:value-type="float" office:value="32982.2304616297" calcext:value-type="float">
            <text:p>32982.2304616297</text:p>
          </table:table-cell>
          <table:table-cell table:formula="of:=[.B32]+([.$B$3]*[.D31])-[.E31]" office:value-type="float" office:value="1240998.36503431" calcext:value-type="float">
            <text:p>1240998.36503431</text:p>
          </table:table-cell>
          <table:table-cell table:formula="of:=[.C32]" office:value-type="float" office:value="1240998.36503431" calcext:value-type="float">
            <text:p>1240998.36503431</text:p>
          </table:table-cell>
          <table:table-cell table:formula="of:=[.D31]" office:value-type="float" office:value="-1026685.29611354" calcext:value-type="float">
            <text:p>-1026685.29611354</text:p>
          </table:table-cell>
          <table:table-cell/>
          <table:table-cell table:formula="of:=0.5*[.$B$3]*[.C32]-[.E32]" office:value-type="float" office:value="29906.0943325283" calcext:value-type="float">
            <text:p>29906.0943325283</text:p>
          </table:table-cell>
          <table:table-cell table:formula="of:=0.5*[.C32]*[.$B$4]" office:value-type="float" office:value="739261.905494012" calcext:value-type="float">
            <text:p>739261.905494012</text:p>
          </table:table-cell>
          <table:table-cell table:formula="of:=SQRT([.G32]*[.G32]+[.H32]*[.H32])" office:value-type="float" office:value="739866.568641173" calcext:value-type="float">
            <text:p>739866.5686411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33]*[.$B$5]+[.$B$6])*[.$B$7]" office:value-type="float" office:value="7243.84028645217" calcext:value-type="float">
            <text:p>7243.84028645217</text:p>
          </table:table-cell>
          <table:table-cell table:formula="of:=[.B33]+([.$B$3]*[.D32])-[.E32]" office:value-type="float" office:value="-959629.267162036" calcext:value-type="float">
            <text:p>-959629.267162036</text:p>
          </table:table-cell>
          <table:table-cell table:formula="of:=[.C33]" office:value-type="float" office:value="-959629.267162036" calcext:value-type="float">
            <text:p>-959629.267162036</text:p>
          </table:table-cell>
          <table:table-cell table:formula="of:=[.D32]" office:value-type="float" office:value="1240998.36503431" calcext:value-type="float">
            <text:p>1240998.36503431</text:p>
          </table:table-cell>
          <table:table-cell/>
          <table:table-cell table:formula="of:=0.5*[.$B$3]*[.C33]-[.E33]" office:value-type="float" office:value="-470216.934632486" calcext:value-type="float">
            <text:p>-470216.934632486</text:p>
          </table:table-cell>
          <table:table-cell table:formula="of:=0.5*[.C33]*[.$B$4]" office:value-type="float" office:value="-571650.519934742" calcext:value-type="float">
            <text:p>-571650.519934742</text:p>
          </table:table-cell>
          <table:table-cell table:formula="of:=SQRT([.G33]*[.G33]+[.H33]*[.H33])" office:value-type="float" office:value="740194.759882041" calcext:value-type="float">
            <text:p>740194.7598820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34]*[.$B$5]+[.$B$6])*[.$B$7]" office:value-type="float" office:value="-44618.8442429211" calcext:value-type="float">
            <text:p>-44618.8442429211</text:p>
          </table:table-cell>
          <table:table-cell table:formula="of:=[.B34]+([.$B$3]*[.D33])-[.E33]" office:value-type="float" office:value="255945.651526419" calcext:value-type="float">
            <text:p>255945.651526419</text:p>
          </table:table-cell>
          <table:table-cell table:formula="of:=[.C34]" office:value-type="float" office:value="255945.651526419" calcext:value-type="float">
            <text:p>255945.651526419</text:p>
          </table:table-cell>
          <table:table-cell table:formula="of:=[.D33]" office:value-type="float" office:value="-959629.267162036" calcext:value-type="float">
            <text:p>-959629.267162036</text:p>
          </table:table-cell>
          <table:table-cell/>
          <table:table-cell table:formula="of:=0.5*[.$B$3]*[.C34]-[.E34]" office:value-type="float" office:value="754051.798717287" calcext:value-type="float">
            <text:p>754051.798717287</text:p>
          </table:table-cell>
          <table:table-cell table:formula="of:=0.5*[.C34]*[.$B$4]" office:value-type="float" office:value="152466.655381206" calcext:value-type="float">
            <text:p>152466.655381206</text:p>
          </table:table-cell>
          <table:table-cell table:formula="of:=SQRT([.G34]*[.G34]+[.H34]*[.H34])" office:value-type="float" office:value="769311.507876951" calcext:value-type="float">
            <text:p>769311.5078769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35]*[.$B$5]+[.$B$6])*[.$B$7]" office:value-type="float" office:value="64432.5409271853" calcext:value-type="float">
            <text:p>64432.5409271853</text:p>
          </table:table-cell>
          <table:table-cell table:formula="of:=[.B35]+([.$B$3]*[.D34])-[.E34]" office:value-type="float" office:value="612906.871199724" calcext:value-type="float">
            <text:p>612906.871199724</text:p>
          </table:table-cell>
          <table:table-cell table:formula="of:=[.C35]" office:value-type="float" office:value="612906.871199724" calcext:value-type="float">
            <text:p>612906.871199724</text:p>
          </table:table-cell>
          <table:table-cell table:formula="of:=[.D34]" office:value-type="float" office:value="255945.651526419" calcext:value-type="float">
            <text:p>255945.651526419</text:p>
          </table:table-cell>
          <table:table-cell/>
          <table:table-cell table:formula="of:=0.5*[.$B$3]*[.C35]-[.E35]" office:value-type="float" office:value="-748237.05097856" calcext:value-type="float">
            <text:p>-748237.05097856</text:p>
          </table:table-cell>
          <table:table-cell table:formula="of:=0.5*[.C35]*[.$B$4]" office:value-type="float" office:value="365108.217915301" calcext:value-type="float">
            <text:p>365108.217915301</text:p>
          </table:table-cell>
          <table:table-cell table:formula="of:=SQRT([.G35]*[.G35]+[.H35]*[.H35])" office:value-type="float" office:value="832563.928624331" calcext:value-type="float">
            <text:p>832563.9286243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36]*[.$B$5]+[.$B$6])*[.$B$7]" office:value-type="float" office:value="-58886.5567691855" calcext:value-type="float">
            <text:p>-58886.5567691855</text:p>
          </table:table-cell>
          <table:table-cell table:formula="of:=[.B36]+([.$B$3]*[.D35])-[.E35]" office:value-type="float" office:value="-1299415.00719989" calcext:value-type="float">
            <text:p>-1299415.00719989</text:p>
          </table:table-cell>
          <table:table-cell table:formula="of:=[.C36]" office:value-type="float" office:value="-1299415.00719989" calcext:value-type="float">
            <text:p>-1299415.00719989</text:p>
          </table:table-cell>
          <table:table-cell table:formula="of:=[.D35]" office:value-type="float" office:value="612906.871199724" calcext:value-type="float">
            <text:p>612906.871199724</text:p>
          </table:table-cell>
          <table:table-cell/>
          <table:table-cell table:formula="of:=0.5*[.$B$3]*[.C36]-[.E36]" office:value-type="float" office:value="430793.016046433" calcext:value-type="float">
            <text:p>430793.016046433</text:p>
          </table:table-cell>
          <table:table-cell table:formula="of:=0.5*[.C36]*[.$B$4]" office:value-type="float" office:value="-774060.660606546" calcext:value-type="float">
            <text:p>-774060.660606546</text:p>
          </table:table-cell>
          <table:table-cell table:formula="of:=SQRT([.G36]*[.G36]+[.H36]*[.H36])" office:value-type="float" office:value="885862.590345153" calcext:value-type="float">
            <text:p>885862.5903451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37]*[.$B$5]+[.$B$6])*[.$B$7]" office:value-type="float" office:value="30163.7078767337" calcext:value-type="float">
            <text:p>30163.7078767337</text:p>
          </table:table-cell>
          <table:table-cell table:formula="of:=[.B37]+([.$B$3]*[.D36])-[.E36]" office:value-type="float" office:value="1504656.61116932" calcext:value-type="float">
            <text:p>1504656.61116932</text:p>
          </table:table-cell>
          <table:table-cell table:formula="of:=[.C37]" office:value-type="float" office:value="1504656.61116932" calcext:value-type="float">
            <text:p>1504656.61116932</text:p>
          </table:table-cell>
          <table:table-cell table:formula="of:=[.D36]" office:value-type="float" office:value="-1299415.00719989" calcext:value-type="float">
            <text:p>-1299415.00719989</text:p>
          </table:table-cell>
          <table:table-cell/>
          <table:table-cell table:formula="of:=0.5*[.$B$3]*[.C37]-[.E37]" office:value-type="float" office:value="90863.5230934452" calcext:value-type="float">
            <text:p>90863.5230934452</text:p>
          </table:table-cell>
          <table:table-cell table:formula="of:=0.5*[.C37]*[.$B$4]" office:value-type="float" office:value="896322.948383933" calcext:value-type="float">
            <text:p>896322.948383933</text:p>
          </table:table-cell>
          <table:table-cell table:formula="of:=SQRT([.G37]*[.G37]+[.H37]*[.H37])" office:value-type="float" office:value="900916.759544754" calcext:value-type="float">
            <text:p>900916.759544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38]*[.$B$5]+[.$B$6])*[.$B$7]" office:value-type="float" office:value="10431.1236159031" calcext:value-type="float">
            <text:p>10431.1236159031</text:p>
          </table:table-cell>
          <table:table-cell table:formula="of:=[.B38]+([.$B$3]*[.D37])-[.E37]" office:value-type="float" office:value="-1107256.83739709" calcext:value-type="float">
            <text:p>-1107256.83739709</text:p>
          </table:table-cell>
          <table:table-cell table:formula="of:=[.C38]" office:value-type="float" office:value="-1107256.83739709" calcext:value-type="float">
            <text:p>-1107256.83739709</text:p>
          </table:table-cell>
          <table:table-cell table:formula="of:=[.D37]" office:value-type="float" office:value="1504656.61116932" calcext:value-type="float">
            <text:p>1504656.61116932</text:p>
          </table:table-cell>
          <table:table-cell/>
          <table:table-cell table:formula="of:=0.5*[.$B$3]*[.C38]-[.E38]" office:value-type="float" office:value="-615299.608256002" calcext:value-type="float">
            <text:p>-615299.608256002</text:p>
          </table:table-cell>
          <table:table-cell table:formula="of:=0.5*[.C38]*[.$B$4]" office:value-type="float" office:value="-659592.165911368" calcext:value-type="float">
            <text:p>-659592.165911368</text:p>
          </table:table-cell>
          <table:table-cell table:formula="of:=SQRT([.G38]*[.G38]+[.H38]*[.H38])" office:value-type="float" office:value="902028.510221068" calcext:value-type="float">
            <text:p>902028.5102210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39]*[.$B$5]+[.$B$6])*[.$B$7]" office:value-type="float" office:value="-46920.4214462184" calcext:value-type="float">
            <text:p>-46920.4214462184</text:p>
          </table:table-cell>
          <table:table-cell table:formula="of:=[.B39]+([.$B$3]*[.D38])-[.E38]" office:value-type="float" office:value="227136.973211099" calcext:value-type="float">
            <text:p>227136.973211099</text:p>
          </table:table-cell>
          <table:table-cell table:formula="of:=[.C39]" office:value-type="float" office:value="227136.973211099" calcext:value-type="float">
            <text:p>227136.973211099</text:p>
          </table:table-cell>
          <table:table-cell table:formula="of:=[.D38]" office:value-type="float" office:value="-1107256.83739709" calcext:value-type="float">
            <text:p>-1107256.83739709</text:p>
          </table:table-cell>
          <table:table-cell/>
          <table:table-cell table:formula="of:=0.5*[.$B$3]*[.C39]-[.E39]" office:value-type="float" office:value="924818.715614349" calcext:value-type="float">
            <text:p>924818.715614349</text:p>
          </table:table-cell>
          <table:table-cell table:formula="of:=0.5*[.C39]*[.$B$4]" office:value-type="float" office:value="135305.344757273" calcext:value-type="float">
            <text:p>135305.344757273</text:p>
          </table:table-cell>
          <table:table-cell table:formula="of:=SQRT([.G39]*[.G39]+[.H39]*[.H39])" office:value-type="float" office:value="934664.214073942" calcext:value-type="float">
            <text:p>934664.2140739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40]*[.$B$5]+[.$B$6])*[.$B$7]" office:value-type="float" office:value="64942.5457685797" calcext:value-type="float">
            <text:p>64942.5457685797</text:p>
          </table:table-cell>
          <table:table-cell table:formula="of:=[.B40]+([.$B$3]*[.D39])-[.E39]" office:value-type="float" office:value="807323.139600185" calcext:value-type="float">
            <text:p>807323.139600185</text:p>
          </table:table-cell>
          <table:table-cell table:formula="of:=[.C40]" office:value-type="float" office:value="807323.139600185" calcext:value-type="float">
            <text:p>807323.139600185</text:p>
          </table:table-cell>
          <table:table-cell table:formula="of:=[.D39]" office:value-type="float" office:value="227136.973211099" calcext:value-type="float">
            <text:p>227136.973211099</text:p>
          </table:table-cell>
          <table:table-cell/>
          <table:table-cell table:formula="of:=0.5*[.$B$3]*[.C40]-[.E40]" office:value-type="float" office:value="-875584.978739106" calcext:value-type="float">
            <text:p>-875584.978739106</text:p>
          </table:table-cell>
          <table:table-cell table:formula="of:=0.5*[.C40]*[.$B$4]" office:value-type="float" office:value="480921.86045204" calcext:value-type="float">
            <text:p>480921.86045204</text:p>
          </table:table-cell>
          <table:table-cell table:formula="of:=SQRT([.G40]*[.G40]+[.H40]*[.H40])" office:value-type="float" office:value="998966.911791482" calcext:value-type="float">
            <text:p>998966.9117914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[.A41]*[.$B$5]+[.$B$6])*[.$B$7]" office:value-type="float" office:value="-57404.2589993392" calcext:value-type="float">
            <text:p>-57404.2589993392</text:p>
          </table:table-cell>
          <table:table-cell table:formula="of:=[.B41]+([.$B$3]*[.D40])-[.E40]" office:value-type="float" office:value="-1581437.24326645" calcext:value-type="float">
            <text:p>-1581437.24326645</text:p>
          </table:table-cell>
          <table:table-cell table:formula="of:=[.C41]" office:value-type="float" office:value="-1581437.24326645" calcext:value-type="float">
            <text:p>-1581437.24326645</text:p>
          </table:table-cell>
          <table:table-cell table:formula="of:=[.D40]" office:value-type="float" office:value="807323.139600185" calcext:value-type="float">
            <text:p>807323.139600185</text:p>
          </table:table-cell>
          <table:table-cell/>
          <table:table-cell table:formula="of:=0.5*[.$B$3]*[.C41]-[.E41]" office:value-type="float" office:value="462899.124525295" calcext:value-type="float">
            <text:p>462899.124525295</text:p>
          </table:table-cell>
          <table:table-cell table:formula="of:=0.5*[.C41]*[.$B$4]" office:value-type="float" office:value="-942061.120156294" calcext:value-type="float">
            <text:p>-942061.120156294</text:p>
          </table:table-cell>
          <table:table-cell table:formula="of:=SQRT([.G41]*[.G41]+[.H41]*[.H41])" office:value-type="float" office:value="1049645.06076884" calcext:value-type="float">
            <text:p>1049645.060768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[.A42]*[.$B$5]+[.$B$6])*[.$B$7]" office:value-type="float" office:value="27272.5176454806" calcext:value-type="float">
            <text:p>27272.5176454806</text:p>
          </table:table-cell>
          <table:table-cell table:formula="of:=[.B42]+([.$B$3]*[.D41])-[.E41]" office:value-type="float" office:value="1760393.90629626" calcext:value-type="float">
            <text:p>1760393.90629626</text:p>
          </table:table-cell>
          <table:table-cell table:formula="of:=[.C42]" office:value-type="float" office:value="1760393.90629626" calcext:value-type="float">
            <text:p>1760393.90629626</text:p>
          </table:table-cell>
          <table:table-cell table:formula="of:=[.D41]" office:value-type="float" office:value="-1581437.24326645" calcext:value-type="float">
            <text:p>-1581437.24326645</text:p>
          </table:table-cell>
          <table:table-cell/>
          <table:table-cell table:formula="of:=0.5*[.$B$3]*[.C42]-[.E42]" office:value-type="float" office:value="167475.64413926" calcext:value-type="float">
            <text:p>167475.64413926</text:p>
          </table:table-cell>
          <table:table-cell table:formula="of:=0.5*[.C42]*[.$B$4]" office:value-type="float" office:value="1048665.48599573" calcext:value-type="float">
            <text:p>1048665.48599573</text:p>
          </table:table-cell>
          <table:table-cell table:formula="of:=SQRT([.G42]*[.G42]+[.H42]*[.H42])" office:value-type="float" office:value="1061954.51545654" calcext:value-type="float">
            <text:p>1061954.515456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A43]*[.$B$5]+[.$B$6])*[.$B$7]" office:value-type="float" office:value="13593.2772363306" calcext:value-type="float">
            <text:p>13593.2772363306</text:p>
          </table:table-cell>
          <table:table-cell table:formula="of:=[.B43]+([.$B$3]*[.D42])-[.E42]" office:value-type="float" office:value="-1232892.6777516" calcext:value-type="float">
            <text:p>-1232892.6777516</text:p>
          </table:table-cell>
          <table:table-cell table:formula="of:=[.C43]" office:value-type="float" office:value="-1232892.6777516" calcext:value-type="float">
            <text:p>-1232892.6777516</text:p>
          </table:table-cell>
          <table:table-cell table:formula="of:=[.D42]" office:value-type="float" office:value="1760393.90629626" calcext:value-type="float">
            <text:p>1760393.90629626</text:p>
          </table:table-cell>
          <table:table-cell/>
          <table:table-cell table:formula="of:=0.5*[.$B$3]*[.C43]-[.E43]" office:value-type="float" office:value="-770125.25338234" calcext:value-type="float">
            <text:p>-770125.25338234</text:p>
          </table:table-cell>
          <table:table-cell table:formula="of:=0.5*[.C43]*[.$B$4]" office:value-type="float" office:value="-734433.352939238" calcext:value-type="float">
            <text:p>-734433.352939238</text:p>
          </table:table-cell>
          <table:table-cell table:formula="of:=SQRT([.G43]*[.G43]+[.H43]*[.H43])" office:value-type="float" office:value="1064182.90524082" calcext:value-type="float">
            <text:p>1064182.905240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[.A44]*[.$B$5]+[.$B$6])*[.$B$7]" office:value-type="float" office:value="-49108.9622613332" calcext:value-type="float">
            <text:p>-49108.9622613332</text:p>
          </table:table-cell>
          <table:table-cell table:formula="of:=[.B44]+([.$B$3]*[.D43])-[.E43]" office:value-type="float" office:value="171034.437270242" calcext:value-type="float">
            <text:p>171034.437270242</text:p>
          </table:table-cell>
          <table:table-cell table:formula="of:=[.C44]" office:value-type="float" office:value="171034.437270242" calcext:value-type="float">
            <text:p>171034.437270242</text:p>
          </table:table-cell>
          <table:table-cell table:formula="of:=[.D43]" office:value-type="float" office:value="-1232892.6777516" calcext:value-type="float">
            <text:p>-1232892.6777516</text:p>
          </table:table-cell>
          <table:table-cell/>
          <table:table-cell table:formula="of:=0.5*[.$B$3]*[.C44]-[.E44]" office:value-type="float" office:value="1095516.53394453" calcext:value-type="float">
            <text:p>1095516.53394453</text:p>
          </table:table-cell>
          <table:table-cell table:formula="of:=0.5*[.C44]*[.$B$4]" office:value-type="float" office:value="101885.101192699" calcext:value-type="float">
            <text:p>101885.101192699</text:p>
          </table:table-cell>
          <table:table-cell table:formula="of:=SQRT([.G44]*[.G44]+[.H44]*[.H44])" office:value-type="float" office:value="1100244.0865512" calcext:value-type="float">
            <text:p>1100244.0865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[.A45]*[.$B$5]+[.$B$6])*[.$B$7]" office:value-type="float" office:value="65296.0969681107" calcext:value-type="float">
            <text:p>65296.0969681107</text:p>
          </table:table-cell>
          <table:table-cell table:formula="of:=[.B45]+([.$B$3]*[.D44])-[.E44]" office:value-type="float" office:value="1023436.48710556" calcext:value-type="float">
            <text:p>1023436.48710556</text:p>
          </table:table-cell>
          <table:table-cell table:formula="of:=[.C45]" office:value-type="float" office:value="1023436.48710556" calcext:value-type="float">
            <text:p>1023436.48710556</text:p>
          </table:table-cell>
          <table:table-cell table:formula="of:=[.D44]" office:value-type="float" office:value="171034.437270242" calcext:value-type="float">
            <text:p>171034.437270242</text:p>
          </table:table-cell>
          <table:table-cell/>
          <table:table-cell table:formula="of:=0.5*[.$B$3]*[.C45]-[.E45]" office:value-type="float" office:value="-993066.305670363" calcext:value-type="float">
            <text:p>-993066.305670363</text:p>
          </table:table-cell>
          <table:table-cell table:formula="of:=0.5*[.C45]*[.$B$4]" office:value-type="float" office:value="609660.438665315" calcext:value-type="float">
            <text:p>609660.438665315</text:p>
          </table:table-cell>
          <table:table-cell table:formula="of:=SQRT([.G45]*[.G45]+[.H45]*[.H45])" office:value-type="float" office:value="1165275.3056387" calcext:value-type="float">
            <text:p>1165275.30563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A46]*[.$B$5]+[.$B$6])*[.$B$7]" office:value-type="float" office:value="-55783.6681386906" calcext:value-type="float">
            <text:p>-55783.6681386906</text:p>
          </table:table-cell>
          <table:table-cell table:formula="of:=[.B46]+([.$B$3]*[.D45])-[.E45]" office:value-type="float" office:value="-1870881.84220917" calcext:value-type="float">
            <text:p>-1870881.84220917</text:p>
          </table:table-cell>
          <table:table-cell table:formula="of:=[.C46]" office:value-type="float" office:value="-1870881.84220917" calcext:value-type="float">
            <text:p>-1870881.84220917</text:p>
          </table:table-cell>
          <table:table-cell table:formula="of:=[.D45]" office:value-type="float" office:value="1023436.48710556" calcext:value-type="float">
            <text:p>1023436.48710556</text:p>
          </table:table-cell>
          <table:table-cell/>
          <table:table-cell table:formula="of:=0.5*[.$B$3]*[.C46]-[.E46]" office:value-type="float" office:value="479269.851473936" calcext:value-type="float">
            <text:p>479269.851473936</text:p>
          </table:table-cell>
          <table:table-cell table:formula="of:=0.5*[.C46]*[.$B$4]" office:value-type="float" office:value="-1114483.07636365" calcext:value-type="float">
            <text:p>-1114483.07636365</text:p>
          </table:table-cell>
          <table:table-cell table:formula="of:=SQRT([.G46]*[.G46]+[.H46]*[.H46])" office:value-type="float" office:value="1213166.15433865" calcext:value-type="float">
            <text:p>1213166.154338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[.A47]*[.$B$5]+[.$B$6])*[.$B$7]" office:value-type="float" office:value="24315.6249589585" calcext:value-type="float">
            <text:p>24315.6249589585</text:p>
          </table:table-cell>
          <table:table-cell table:formula="of:=[.B47]+([.$B$3]*[.D46])-[.E46]" office:value-type="float" office:value="2006291.81501239" calcext:value-type="float">
            <text:p>2006291.81501239</text:p>
          </table:table-cell>
          <table:table-cell table:formula="of:=[.C47]" office:value-type="float" office:value="2006291.81501239" calcext:value-type="float">
            <text:p>2006291.81501239</text:p>
          </table:table-cell>
          <table:table-cell table:formula="of:=[.D46]" office:value-type="float" office:value="-1870881.84220917" calcext:value-type="float">
            <text:p>-1870881.84220917</text:p>
          </table:table-cell>
          <table:table-cell/>
          <table:table-cell table:formula="of:=0.5*[.$B$3]*[.C47]-[.E47]" office:value-type="float" office:value="259413.197081228" calcext:value-type="float">
            <text:p>259413.197081228</text:p>
          </table:table-cell>
          <table:table-cell table:formula="of:=0.5*[.C47]*[.$B$4]" office:value-type="float" office:value="1195146.70762849" calcext:value-type="float">
            <text:p>1195146.70762849</text:p>
          </table:table-cell>
          <table:table-cell table:formula="of:=SQRT([.G47]*[.G47]+[.H47]*[.H47])" office:value-type="float" office:value="1222976.23017585" calcext:value-type="float">
            <text:p>1222976.230175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[.A48]*[.$B$5]+[.$B$6])*[.$B$7]" office:value-type="float" office:value="16722.6831764306" calcext:value-type="float">
            <text:p>16722.6831764306</text:p>
          </table:table-cell>
          <table:table-cell table:formula="of:=[.B48]+([.$B$3]*[.D47])-[.E47]" office:value-type="float" office:value="-1335332.76487029" calcext:value-type="float">
            <text:p>-1335332.76487029</text:p>
          </table:table-cell>
          <table:table-cell table:formula="of:=[.C48]" office:value-type="float" office:value="-1335332.76487029" calcext:value-type="float">
            <text:p>-1335332.76487029</text:p>
          </table:table-cell>
          <table:table-cell table:formula="of:=[.D47]" office:value-type="float" office:value="2006291.81501239" calcext:value-type="float">
            <text:p>2006291.81501239</text:p>
          </table:table-cell>
          <table:table-cell/>
          <table:table-cell table:formula="of:=0.5*[.$B$3]*[.C48]-[.E48]" office:value-type="float" office:value="-933742.515205186" calcext:value-type="float">
            <text:p>-933742.515205186</text:p>
          </table:table-cell>
          <table:table-cell table:formula="of:=0.5*[.C48]*[.$B$4]" office:value-type="float" office:value="-795456.845101727" calcext:value-type="float">
            <text:p>-795456.845101727</text:p>
          </table:table-cell>
          <table:table-cell table:formula="of:=SQRT([.G48]*[.G48]+[.H48]*[.H48])" office:value-type="float" office:value="1226632.25015524" calcext:value-type="float">
            <text:p>1226632.25015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A49]*[.$B$5]+[.$B$6])*[.$B$7]" office:value-type="float" office:value="-51179.1942558906" calcext:value-type="float">
            <text:p>-51179.1942558906</text:p>
          </table:table-cell>
          <table:table-cell table:formula="of:=[.B49]+([.$B$3]*[.D48])-[.E48]" office:value-type="float" office:value="87627.5903461324" calcext:value-type="float">
            <text:p>87627.5903461324</text:p>
          </table:table-cell>
          <table:table-cell table:formula="of:=[.C49]" office:value-type="float" office:value="87627.5903461324" calcext:value-type="float">
            <text:p>87627.5903461324</text:p>
          </table:table-cell>
          <table:table-cell table:formula="of:=[.D48]" office:value-type="float" office:value="-1335332.76487029" calcext:value-type="float">
            <text:p>-1335332.76487029</text:p>
          </table:table-cell>
          <table:table-cell/>
          <table:table-cell table:formula="of:=0.5*[.$B$3]*[.C49]-[.E49]" office:value-type="float" office:value="1264949.62656793" calcext:value-type="float">
            <text:p>1264949.62656793</text:p>
          </table:table-cell>
          <table:table-cell table:formula="of:=0.5*[.C49]*[.$B$4]" office:value-type="float" office:value="52199.6976292063" calcext:value-type="float">
            <text:p>52199.6976292063</text:p>
          </table:table-cell>
          <table:table-cell table:formula="of:=SQRT([.G49]*[.G49]+[.H49]*[.H49])" office:value-type="float" office:value="1266026.21070297" calcext:value-type="float">
            <text:p>1266026.210702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[.A50]*[.$B$5]+[.$B$6])*[.$B$7]" office:value-type="float" office:value="65492.342782563" calcext:value-type="float">
            <text:p>65492.342782563</text:p>
          </table:table-cell>
          <table:table-cell table:formula="of:=[.B50]+([.$B$3]*[.D49])-[.E49]" office:value-type="float" office:value="1260058.83104813" calcext:value-type="float">
            <text:p>1260058.83104813</text:p>
          </table:table-cell>
          <table:table-cell table:formula="of:=[.C50]" office:value-type="float" office:value="1260058.83104813" calcext:value-type="float">
            <text:p>1260058.83104813</text:p>
          </table:table-cell>
          <table:table-cell table:formula="of:=[.D49]" office:value-type="float" office:value="87627.5903461324" calcext:value-type="float">
            <text:p>87627.5903461324</text:p>
          </table:table-cell>
          <table:table-cell/>
          <table:table-cell table:formula="of:=0.5*[.$B$3]*[.C50]-[.E50]" office:value-type="float" office:value="-1099716.3014981" calcext:value-type="float">
            <text:p>-1099716.3014981</text:p>
          </table:table-cell>
          <table:table-cell table:formula="of:=0.5*[.C50]*[.$B$4]" office:value-type="float" office:value="750616.212495529" calcext:value-type="float">
            <text:p>750616.212495529</text:p>
          </table:table-cell>
          <table:table-cell table:formula="of:=SQRT([.G50]*[.G50]+[.H50]*[.H50])" office:value-type="float" office:value="1331465.599346" calcext:value-type="float">
            <text:p>1331465.5993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[.A51]*[.$B$5]+[.$B$6])*[.$B$7]" office:value-type="float" office:value="-54028.6883665284" calcext:value-type="float">
            <text:p>-54028.6883665284</text:p>
          </table:table-cell>
          <table:table-cell table:formula="of:=[.B51]+([.$B$3]*[.D50])-[.E50]" office:value-type="float" office:value="-2165833.7010166" calcext:value-type="float">
            <text:p>-2165833.7010166</text:p>
          </table:table-cell>
          <table:table-cell table:formula="of:=[.C51]" office:value-type="float" office:value="-2165833.7010166" calcext:value-type="float">
            <text:p>-2165833.7010166</text:p>
          </table:table-cell>
          <table:table-cell table:formula="of:=[.D50]" office:value-type="float" office:value="1260058.83104813" calcext:value-type="float">
            <text:p>1260058.83104813</text:p>
          </table:table-cell>
          <table:table-cell/>
          <table:table-cell table:formula="of:=0.5*[.$B$3]*[.C51]-[.E51]" office:value-type="float" office:value="479555.054446437" calcext:value-type="float">
            <text:p>479555.054446437</text:p>
          </table:table-cell>
          <table:table-cell table:formula="of:=0.5*[.C51]*[.$B$4]" office:value-type="float" office:value="-1290185.70363097" calcext:value-type="float">
            <text:p>-1290185.70363097</text:p>
          </table:table-cell>
          <table:table-cell table:formula="of:=SQRT([.G51]*[.G51]+[.H51]*[.H51])" office:value-type="float" office:value="1376427.33193542" calcext:value-type="float">
            <text:p>1376427.331935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A52]*[.$B$5]+[.$B$6])*[.$B$7]" office:value-type="float" office:value="21300.1532926013" calcext:value-type="float">
            <text:p>21300.1532926013</text:p>
          </table:table-cell>
          <table:table-cell table:formula="of:=[.B52]+([.$B$3]*[.D51])-[.E51]" office:value-type="float" office:value="2240469.09323361" calcext:value-type="float">
            <text:p>2240469.09323361</text:p>
          </table:table-cell>
          <table:table-cell table:formula="of:=[.C52]" office:value-type="float" office:value="2240469.09323361" calcext:value-type="float">
            <text:p>2240469.09323361</text:p>
          </table:table-cell>
          <table:table-cell table:formula="of:=[.D51]" office:value-type="float" office:value="-2165833.7010166" calcext:value-type="float">
            <text:p>-2165833.7010166</text:p>
          </table:table-cell>
          <table:table-cell/>
          <table:table-cell table:formula="of:=0.5*[.$B$3]*[.C52]-[.E52]" office:value-type="float" office:value="366272.108276962" calcext:value-type="float">
            <text:p>366272.108276962</text:p>
          </table:table-cell>
          <table:table-cell table:formula="of:=0.5*[.C52]*[.$B$4]" office:value-type="float" office:value="1334645.95742519" calcext:value-type="float">
            <text:p>1334645.95742519</text:p>
          </table:table-cell>
          <table:table-cell table:formula="of:=SQRT([.G52]*[.G52]+[.H52]*[.H52])" office:value-type="float" office:value="1383992.44541762" calcext:value-type="float">
            <text:p>1383992.445417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[.A53]*[.$B$5]+[.$B$6])*[.$B$7]" office:value-type="float" office:value="19811.8023576161" calcext:value-type="float">
            <text:p>19811.8023576161</text:p>
          </table:table-cell>
          <table:table-cell table:formula="of:=[.B53]+([.$B$3]*[.D52])-[.E52]" office:value-type="float" office:value="-1413477.68210506" calcext:value-type="float">
            <text:p>-1413477.68210506</text:p>
          </table:table-cell>
          <table:table-cell table:formula="of:=[.C53]" office:value-type="float" office:value="-1413477.68210506" calcext:value-type="float">
            <text:p>-1413477.68210506</text:p>
          </table:table-cell>
          <table:table-cell table:formula="of:=[.D52]" office:value-type="float" office:value="2240469.09323361" calcext:value-type="float">
            <text:p>2240469.09323361</text:p>
          </table:table-cell>
          <table:table-cell/>
          <table:table-cell table:formula="of:=0.5*[.$B$3]*[.C53]-[.E53]" office:value-type="float" office:value="-1105153.20934442" calcext:value-type="float">
            <text:p>-1105153.20934442</text:p>
          </table:table-cell>
          <table:table-cell table:formula="of:=0.5*[.C53]*[.$B$4]" office:value-type="float" office:value="-842007.720628506" calcext:value-type="float">
            <text:p>-842007.720628506</text:p>
          </table:table-cell>
          <table:table-cell table:formula="of:=SQRT([.G53]*[.G53]+[.H53]*[.H53])" office:value-type="float" office:value="1389366.98453731" calcext:value-type="float">
            <text:p>1389366.984537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[.A54]*[.$B$5]+[.$B$6])*[.$B$7]" office:value-type="float" office:value="-53126.1300163045" calcext:value-type="float">
            <text:p>-53126.1300163045</text:p>
          </table:table-cell>
          <table:table-cell table:formula="of:=[.B54]+([.$B$3]*[.D53])-[.E53]" office:value-type="float" office:value="-22963.4554715464" calcext:value-type="float">
            <text:p>-22963.4554715464</text:p>
          </table:table-cell>
          <table:table-cell table:formula="of:=[.C54]" office:value-type="float" office:value="-22963.4554715464" calcext:value-type="float">
            <text:p>-22963.4554715464</text:p>
          </table:table-cell>
          <table:table-cell table:formula="of:=[.D53]" office:value-type="float" office:value="-1413477.68210506" calcext:value-type="float">
            <text:p>-1413477.68210506</text:p>
          </table:table-cell>
          <table:table-cell/>
          <table:table-cell table:formula="of:=0.5*[.$B$3]*[.C54]-[.E54]" office:value-type="float" office:value="1431922.10190446" calcext:value-type="float">
            <text:p>1431922.10190446</text:p>
          </table:table-cell>
          <table:table-cell table:formula="of:=0.5*[.C54]*[.$B$4]" office:value-type="float" office:value="-13679.3152408004" calcext:value-type="float">
            <text:p>-13679.3152408004</text:p>
          </table:table-cell>
          <table:table-cell table:formula="of:=SQRT([.G54]*[.G54]+[.H54]*[.H54])" office:value-type="float" office:value="1431987.4404435" calcext:value-type="float">
            <text:p>1431987.44044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A55]*[.$B$5]+[.$B$6])*[.$B$7]" office:value-type="float" office:value="65530.8104344683" calcext:value-type="float">
            <text:p>65530.8104344683</text:p>
          </table:table-cell>
          <table:table-cell table:formula="of:=[.B55]+([.$B$3]*[.D54])-[.E54]" office:value-type="float" office:value="1515897.33213833" calcext:value-type="float">
            <text:p>1515897.33213833</text:p>
          </table:table-cell>
          <table:table-cell table:formula="of:=[.C55]" office:value-type="float" office:value="1515897.33213833" calcext:value-type="float">
            <text:p>1515897.33213833</text:p>
          </table:table-cell>
          <table:table-cell table:formula="of:=[.D54]" office:value-type="float" office:value="-22963.4554715464" calcext:value-type="float">
            <text:p>-22963.4554715464</text:p>
          </table:table-cell>
          <table:table-cell/>
          <table:table-cell table:formula="of:=0.5*[.$B$3]*[.C55]-[.E55]" office:value-type="float" office:value="-1194616.66009052" calcext:value-type="float">
            <text:p>-1194616.66009052</text:p>
          </table:table-cell>
          <table:table-cell table:formula="of:=0.5*[.C55]*[.$B$4]" office:value-type="float" office:value="903019.038432725" calcext:value-type="float">
            <text:p>903019.038432725</text:p>
          </table:table-cell>
          <table:table-cell table:formula="of:=SQRT([.G55]*[.G55]+[.H55]*[.H55])" office:value-type="float" office:value="1497515.39168644" calcext:value-type="float">
            <text:p>1497515.391686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[.A56]*[.$B$5]+[.$B$6])*[.$B$7]" office:value-type="float" office:value="-52143.5476196148" calcext:value-type="float">
            <text:p>-52143.5476196148</text:p>
          </table:table-cell>
          <table:table-cell table:formula="of:=[.B56]+([.$B$3]*[.D55])-[.E55]" office:value-type="float" office:value="-2464340.3232722" calcext:value-type="float">
            <text:p>-2464340.3232722</text:p>
          </table:table-cell>
          <table:table-cell table:formula="of:=[.C56]" office:value-type="float" office:value="-2464340.3232722" calcext:value-type="float">
            <text:p>-2464340.3232722</text:p>
          </table:table-cell>
          <table:table-cell table:formula="of:=[.D55]" office:value-type="float" office:value="1515897.33213833" calcext:value-type="float">
            <text:p>1515897.33213833</text:p>
          </table:table-cell>
          <table:table-cell/>
          <table:table-cell table:formula="of:=0.5*[.$B$3]*[.C56]-[.E56]" office:value-type="float" office:value="463479.312955092" calcext:value-type="float">
            <text:p>463479.312955092</text:p>
          </table:table-cell>
          <table:table-cell table:formula="of:=0.5*[.C56]*[.$B$4]" office:value-type="float" office:value="-1468005.90113393" calcext:value-type="float">
            <text:p>-1468005.90113393</text:p>
          </table:table-cell>
          <table:table-cell table:formula="of:=SQRT([.G56]*[.G56]+[.H56]*[.H56])" office:value-type="float" office:value="1539433.14219922" calcext:value-type="float">
            <text:p>1539433.142199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[.A57]*[.$B$5]+[.$B$6])*[.$B$7]" office:value-type="float" office:value="18233.3672449649" calcext:value-type="float">
            <text:p>18233.3672449649</text:p>
          </table:table-cell>
          <table:table-cell table:formula="of:=[.B57]+([.$B$3]*[.D56])-[.E56]" office:value-type="float" office:value="2461089.32529347" calcext:value-type="float">
            <text:p>2461089.32529347</text:p>
          </table:table-cell>
          <table:table-cell table:formula="of:=[.C57]" office:value-type="float" office:value="2461089.32529347" calcext:value-type="float">
            <text:p>2461089.32529347</text:p>
          </table:table-cell>
          <table:table-cell table:formula="of:=[.D56]" office:value-type="float" office:value="-2464340.3232722" calcext:value-type="float">
            <text:p>-2464340.3232722</text:p>
          </table:table-cell>
          <table:table-cell/>
          <table:table-cell table:formula="of:=0.5*[.$B$3]*[.C57]-[.E57]" office:value-type="float" office:value="487574.904157421" calcext:value-type="float">
            <text:p>487574.904157421</text:p>
          </table:table-cell>
          <table:table-cell table:formula="of:=0.5*[.C57]*[.$B$4]" office:value-type="float" office:value="1466069.28378759" calcext:value-type="float">
            <text:p>1466069.28378759</text:p>
          </table:table-cell>
          <table:table-cell table:formula="of:=SQRT([.G57]*[.G57]+[.H57]*[.H57])" office:value-type="float" office:value="1545020.52802854" calcext:value-type="float">
            <text:p>1545020.528028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A58]*[.$B$5]+[.$B$6])*[.$B$7]" office:value-type="float" office:value="22853.1927564749" calcext:value-type="float">
            <text:p>22853.1927564749</text:p>
          </table:table-cell>
          <table:table-cell table:formula="of:=[.B58]+([.$B$3]*[.D57])-[.E57]" office:value-type="float" office:value="-1466337.32220088" calcext:value-type="float">
            <text:p>-1466337.32220088</text:p>
          </table:table-cell>
          <table:table-cell table:formula="of:=[.C58]" office:value-type="float" office:value="-1466337.32220088" calcext:value-type="float">
            <text:p>-1466337.32220088</text:p>
          </table:table-cell>
          <table:table-cell table:formula="of:=[.D57]" office:value-type="float" office:value="2461089.32529347" calcext:value-type="float">
            <text:p>2461089.32529347</text:p>
          </table:table-cell>
          <table:table-cell/>
          <table:table-cell table:formula="of:=0.5*[.$B$3]*[.C58]-[.E58]" office:value-type="float" office:value="-1283316.18171266" calcext:value-type="float">
            <text:p>-1283316.18171266</text:p>
          </table:table-cell>
          <table:table-cell table:formula="of:=0.5*[.C58]*[.$B$4]" office:value-type="float" office:value="-873496.17328242" calcext:value-type="float">
            <text:p>-873496.17328242</text:p>
          </table:table-cell>
          <table:table-cell table:formula="of:=SQRT([.G58]*[.G58]+[.H58]*[.H58])" office:value-type="float" office:value="1552383.96892798" calcext:value-type="float">
            <text:p>1552383.968927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[.A59]*[.$B$5]+[.$B$6])*[.$B$7]" office:value-type="float" office:value="-54945.0791630001" calcext:value-type="float">
            <text:p>-54945.0791630001</text:p>
          </table:table-cell>
          <table:table-cell table:formula="of:=[.B59]+([.$B$3]*[.D58])-[.E58]" office:value-type="float" office:value="-160488.117294852" calcext:value-type="float">
            <text:p>-160488.117294852</text:p>
          </table:table-cell>
          <table:table-cell table:formula="of:=[.C59]" office:value-type="float" office:value="-160488.117294852" calcext:value-type="float">
            <text:p>-160488.117294852</text:p>
          </table:table-cell>
          <table:table-cell table:formula="of:=[.D58]" office:value-type="float" office:value="-1466337.32220088" calcext:value-type="float">
            <text:p>-1466337.32220088</text:p>
          </table:table-cell>
          <table:table-cell/>
          <table:table-cell table:formula="of:=0.5*[.$B$3]*[.C59]-[.E59]" office:value-type="float" office:value="1595242.58264261" calcext:value-type="float">
            <text:p>1595242.58264261</text:p>
          </table:table-cell>
          <table:table-cell table:formula="of:=0.5*[.C59]*[.$B$4]" office:value-type="float" office:value="-95602.6653566611" calcext:value-type="float">
            <text:p>-95602.6653566611</text:p>
          </table:table-cell>
          <table:table-cell table:formula="of:=SQRT([.G59]*[.G59]+[.H59]*[.H59])" office:value-type="float" office:value="1598104.74221797" calcext:value-type="float">
            <text:p>1598104.74221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[.A60]*[.$B$5]+[.$B$6])*[.$B$7]" office:value-type="float" office:value="65411.4072510776" calcext:value-type="float">
            <text:p>65411.4072510776</text:p>
          </table:table-cell>
          <table:table-cell table:formula="of:=[.B60]+([.$B$3]*[.D59])-[.E59]" office:value-type="float" office:value="1789559.25033541" calcext:value-type="float">
            <text:p>1789559.25033541</text:p>
          </table:table-cell>
          <table:table-cell table:formula="of:=[.C60]" office:value-type="float" office:value="1789559.25033541" calcext:value-type="float">
            <text:p>1789559.25033541</text:p>
          </table:table-cell>
          <table:table-cell table:formula="of:=[.D59]" office:value-type="float" office:value="-160488.117294852" calcext:value-type="float">
            <text:p>-160488.117294852</text:p>
          </table:table-cell>
          <table:table-cell/>
          <table:table-cell table:formula="of:=0.5*[.$B$3]*[.C60]-[.E60]" office:value-type="float" office:value="-1276899.30508087" calcext:value-type="float">
            <text:p>-1276899.30508087</text:p>
          </table:table-cell>
          <table:table-cell table:formula="of:=0.5*[.C60]*[.$B$4]" office:value-type="float" office:value="1066039.26215552" calcext:value-type="float">
            <text:p>1066039.26215552</text:p>
          </table:table-cell>
          <table:table-cell table:formula="of:=SQRT([.G60]*[.G60]+[.H60]*[.H60])" office:value-type="float" office:value="1663403.60218833" calcext:value-type="float">
            <text:p>1663403.602188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A61]*[.$B$5]+[.$B$6])*[.$B$7]" office:value-type="float" office:value="-50132.7874066292" calcext:value-type="float">
            <text:p>-50132.7874066292</text:p>
          </table:table-cell>
          <table:table-cell table:formula="of:=[.B61]+([.$B$3]*[.D60])-[.E60]" office:value-type="float" office:value="-2764419.51486323" calcext:value-type="float">
            <text:p>-2764419.51486323</text:p>
          </table:table-cell>
          <table:table-cell table:formula="of:=[.C61]" office:value-type="float" office:value="-2764419.51486323" calcext:value-type="float">
            <text:p>-2764419.51486323</text:p>
          </table:table-cell>
          <table:table-cell table:formula="of:=[.D60]" office:value-type="float" office:value="1789559.25033541" calcext:value-type="float">
            <text:p>1789559.25033541</text:p>
          </table:table-cell>
          <table:table-cell/>
          <table:table-cell table:formula="of:=0.5*[.$B$3]*[.C61]-[.E61]" office:value-type="float" office:value="430843.253850846" calcext:value-type="float">
            <text:p>430843.253850846</text:p>
          </table:table-cell>
          <table:table-cell table:formula="of:=0.5*[.C61]*[.$B$4]" office:value-type="float" office:value="-1646762.87715022" calcext:value-type="float">
            <text:p>-1646762.87715022</text:p>
          </table:table-cell>
          <table:table-cell table:formula="of:=SQRT([.G61]*[.G61]+[.H61]*[.H61])" office:value-type="float" office:value="1702190.9067284" calcext:value-type="float">
            <text:p>1702190.90672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[.A62]*[.$B$5]+[.$B$6])*[.$B$7]" office:value-type="float" office:value="15122.6550365166" calcext:value-type="float">
            <text:p>15122.6550365166</text:p>
          </table:table-cell>
          <table:table-cell table:formula="of:=[.B62]+([.$B$3]*[.D61])-[.E61]" office:value-type="float" office:value="2666368.41307362" calcext:value-type="float">
            <text:p>2666368.41307362</text:p>
          </table:table-cell>
          <table:table-cell table:formula="of:=[.C62]" office:value-type="float" office:value="2666368.41307362" calcext:value-type="float">
            <text:p>2666368.41307362</text:p>
          </table:table-cell>
          <table:table-cell table:formula="of:=[.D61]" office:value-type="float" office:value="-2764419.51486323" calcext:value-type="float">
            <text:p>-2764419.51486323</text:p>
          </table:table-cell>
          <table:table-cell/>
          <table:table-cell table:formula="of:=0.5*[.$B$3]*[.C62]-[.E62]" office:value-type="float" office:value="622772.391610051" calcext:value-type="float">
            <text:p>622772.391610051</text:p>
          </table:table-cell>
          <table:table-cell table:formula="of:=0.5*[.C62]*[.$B$4]" office:value-type="float" office:value="1588353.90064623" calcext:value-type="float">
            <text:p>1588353.90064623</text:p>
          </table:table-cell>
          <table:table-cell table:formula="of:=SQRT([.G62]*[.G62]+[.H62]*[.H62])" office:value-type="float" office:value="1706081.34784066" calcext:value-type="float">
            <text:p>1706081.347840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[.A63]*[.$B$5]+[.$B$6])*[.$B$7]" office:value-type="float" office:value="25839.5273334123" calcext:value-type="float">
            <text:p>25839.5273334123</text:p>
          </table:table-cell>
          <table:table-cell table:formula="of:=[.B63]+([.$B$3]*[.D62])-[.E62]" office:value-type="float" office:value="-1493035.20430972" calcext:value-type="float">
            <text:p>-1493035.20430972</text:p>
          </table:table-cell>
          <table:table-cell table:formula="of:=[.C63]" office:value-type="float" office:value="-1493035.20430972" calcext:value-type="float">
            <text:p>-1493035.20430972</text:p>
          </table:table-cell>
          <table:table-cell table:formula="of:=[.D62]" office:value-type="float" office:value="2666368.41307362" calcext:value-type="float">
            <text:p>2666368.41307362</text:p>
          </table:table-cell>
          <table:table-cell/>
          <table:table-cell table:formula="of:=0.5*[.$B$3]*[.C63]-[.E63]" office:value-type="float" office:value="-1467151.33018758" calcext:value-type="float">
            <text:p>-1467151.33018758</text:p>
          </table:table-cell>
          <table:table-cell table:formula="of:=0.5*[.C63]*[.$B$4]" office:value-type="float" office:value="-889400.084001822" calcext:value-type="float">
            <text:p>-889400.084001822</text:p>
          </table:table-cell>
          <table:table-cell table:formula="of:=SQRT([.G63]*[.G63]+[.H63]*[.H63])" office:value-type="float" office:value="1715682.23604886" calcext:value-type="float">
            <text:p>1715682.236048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A64]*[.$B$5]+[.$B$6])*[.$B$7]" office:value-type="float" office:value="-56631.6596500472" calcext:value-type="float">
            <text:p>-56631.6596500472</text:p>
          </table:table-cell>
          <table:table-cell table:formula="of:=[.B64]+([.$B$3]*[.D63])-[.E63]" office:value-type="float" office:value="-324565.906951582" calcext:value-type="float">
            <text:p>-324565.906951582</text:p>
          </table:table-cell>
          <table:table-cell table:formula="of:=[.C64]" office:value-type="float" office:value="-324565.906951582" calcext:value-type="float">
            <text:p>-324565.906951582</text:p>
          </table:table-cell>
          <table:table-cell table:formula="of:=[.D63]" office:value-type="float" office:value="-1493035.20430972" calcext:value-type="float">
            <text:p>-1493035.20430972</text:p>
          </table:table-cell>
          <table:table-cell/>
          <table:table-cell table:formula="of:=0.5*[.$B$3]*[.C64]-[.E64]" office:value-type="float" office:value="1753728.97697845" calcext:value-type="float">
            <text:p>1753728.97697845</text:p>
          </table:table-cell>
          <table:table-cell table:formula="of:=0.5*[.C64]*[.$B$4]" office:value-type="float" office:value="-193343.696165776" calcext:value-type="float">
            <text:p>-193343.696165776</text:p>
          </table:table-cell>
          <table:table-cell table:formula="of:=SQRT([.G64]*[.G64]+[.H64]*[.H64])" office:value-type="float" office:value="1764354.5872474" calcext:value-type="float">
            <text:p>1764354.58724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[.A65]*[.$B$5]+[.$B$6])*[.$B$7]" office:value-type="float" office:value="65134.4208876203" calcext:value-type="float">
            <text:p>65134.4208876203</text:p>
          </table:table-cell>
          <table:table-cell table:formula="of:=[.B65]+([.$B$3]*[.D64])-[.E64]" office:value-type="float" office:value="2079557.17053481" calcext:value-type="float">
            <text:p>2079557.17053481</text:p>
          </table:table-cell>
          <table:table-cell table:formula="of:=[.C65]" office:value-type="float" office:value="2079557.17053481" calcext:value-type="float">
            <text:p>2079557.17053481</text:p>
          </table:table-cell>
          <table:table-cell table:formula="of:=[.D64]" office:value-type="float" office:value="-324565.906951582" calcext:value-type="float">
            <text:p>-324565.906951582</text:p>
          </table:table-cell>
          <table:table-cell/>
          <table:table-cell table:formula="of:=0.5*[.$B$3]*[.C65]-[.E65]" office:value-type="float" office:value="-1345750.02166478" calcext:value-type="float">
            <text:p>-1345750.02166478</text:p>
          </table:table-cell>
          <table:table-cell table:formula="of:=0.5*[.C65]*[.$B$4]" office:value-type="float" office:value="1238790.83146962" calcext:value-type="float">
            <text:p>1238790.83146962</text:p>
          </table:table-cell>
          <table:table-cell table:formula="of:=SQRT([.G65]*[.G65]+[.H65]*[.H65])" office:value-type="float" office:value="1829110.67050191" calcext:value-type="float">
            <text:p>1829110.670501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[.A66]*[.$B$5]+[.$B$6])*[.$B$7]" office:value-type="float" office:value="-48001.2518671827" calcext:value-type="float">
            <text:p>-48001.2518671827</text:p>
          </table:table-cell>
          <table:table-cell table:formula="of:=[.B66]+([.$B$3]*[.D65])-[.E65]" office:value-type="float" office:value="-3064067.20214833" calcext:value-type="float">
            <text:p>-3064067.20214833</text:p>
          </table:table-cell>
          <table:table-cell table:formula="of:=[.C66]" office:value-type="float" office:value="-3064067.20214833" calcext:value-type="float">
            <text:p>-3064067.20214833</text:p>
          </table:table-cell>
          <table:table-cell table:formula="of:=[.D65]" office:value-type="float" office:value="2079557.17053481" calcext:value-type="float">
            <text:p>2079557.17053481</text:p>
          </table:table-cell>
          <table:table-cell/>
          <table:table-cell table:formula="of:=0.5*[.$B$3]*[.C66]-[.E66]" office:value-type="float" office:value="381524.605246865" calcext:value-type="float">
            <text:p>381524.605246865</text:p>
          </table:table-cell>
          <table:table-cell table:formula="of:=0.5*[.C66]*[.$B$4]" office:value-type="float" office:value="-1825262.80633677" calcext:value-type="float">
            <text:p>-1825262.80633677</text:p>
          </table:table-cell>
          <table:table-cell table:formula="of:=SQRT([.G66]*[.G66]+[.H66]*[.H66])" office:value-type="float" office:value="1864710.52354117" calcext:value-type="float">
            <text:p>1864710.52354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A67]*[.$B$5]+[.$B$6])*[.$B$7]" office:value-type="float" office:value="11975.5107106157" calcext:value-type="float">
            <text:p>11975.5107106157</text:p>
          </table:table-cell>
          <table:table-cell table:formula="of:=[.B67]+([.$B$3]*[.D66])-[.E66]" office:value-type="float" office:value="2854581.89173915" calcext:value-type="float">
            <text:p>2854581.89173915</text:p>
          </table:table-cell>
          <table:table-cell table:formula="of:=[.C67]" office:value-type="float" office:value="2854581.89173915" calcext:value-type="float">
            <text:p>2854581.89173915</text:p>
          </table:table-cell>
          <table:table-cell table:formula="of:=[.D66]" office:value-type="float" office:value="-3064067.20214833" calcext:value-type="float">
            <text:p>-3064067.20214833</text:p>
          </table:table-cell>
          <table:table-cell/>
          <table:table-cell table:formula="of:=0.5*[.$B$3]*[.C67]-[.E67]" office:value-type="float" office:value="771245.600092771" calcext:value-type="float">
            <text:p>771245.600092771</text:p>
          </table:table-cell>
          <table:table-cell table:formula="of:=0.5*[.C67]*[.$B$4]" office:value-type="float" office:value="1700472.5454392" calcext:value-type="float">
            <text:p>1700472.5454392</text:p>
          </table:table-cell>
          <table:table-cell table:formula="of:=SQRT([.G67]*[.G67]+[.H67]*[.H67])" office:value-type="float" office:value="1867197.54001952" calcext:value-type="float">
            <text:p>1867197.540019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[.A68]*[.$B$5]+[.$B$6])*[.$B$7]" office:value-type="float" office:value="28763.6116842846" calcext:value-type="float">
            <text:p>28763.6116842846</text:p>
          </table:table-cell>
          <table:table-cell table:formula="of:=[.B68]+([.$B$3]*[.D67])-[.E67]" office:value-type="float" office:value="-1492812.3902785" calcext:value-type="float">
            <text:p>-1492812.3902785</text:p>
          </table:table-cell>
          <table:table-cell table:formula="of:=[.C68]" office:value-type="float" office:value="-1492812.3902785" calcext:value-type="float">
            <text:p>-1492812.3902785</text:p>
          </table:table-cell>
          <table:table-cell table:formula="of:=[.D67]" office:value-type="float" office:value="2854581.89173915" calcext:value-type="float">
            <text:p>2854581.89173915</text:p>
          </table:table-cell>
          <table:table-cell/>
          <table:table-cell table:formula="of:=0.5*[.$B$3]*[.C68]-[.E68]" office:value-type="float" office:value="-1655543.77475544" calcext:value-type="float">
            <text:p>-1655543.77475544</text:p>
          </table:table-cell>
          <table:table-cell table:formula="of:=0.5*[.C68]*[.$B$4]" office:value-type="float" office:value="-889267.353830753" calcext:value-type="float">
            <text:p>-889267.353830753</text:p>
          </table:table-cell>
          <table:table-cell table:formula="of:=SQRT([.G68]*[.G68]+[.H68]*[.H68])" office:value-type="float" office:value="1879260.92300155" calcext:value-type="float">
            <text:p>1879260.923001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[.A69]*[.$B$5]+[.$B$6])*[.$B$7]" office:value-type="float" office:value="-58181.8083219857" calcext:value-type="float">
            <text:p>-58181.8083219857</text:p>
          </table:table-cell>
          <table:table-cell table:formula="of:=[.B69]+([.$B$3]*[.D68])-[.E68]" office:value-type="float" office:value="-514687.466093707" calcext:value-type="float">
            <text:p>-514687.466093707</text:p>
          </table:table-cell>
          <table:table-cell table:formula="of:=[.C69]" office:value-type="float" office:value="-514687.466093707" calcext:value-type="float">
            <text:p>-514687.466093707</text:p>
          </table:table-cell>
          <table:table-cell table:formula="of:=[.D68]" office:value-type="float" office:value="-1492812.3902785" calcext:value-type="float">
            <text:p>-1492812.3902785</text:p>
          </table:table-cell>
          <table:table-cell/>
          <table:table-cell table:formula="of:=0.5*[.$B$3]*[.C69]-[.E69]" office:value-type="float" office:value="1906213.22631054" calcext:value-type="float">
            <text:p>1906213.22631054</text:p>
          </table:table-cell>
          <table:table-cell table:formula="of:=0.5*[.C69]*[.$B$4]" office:value-type="float" office:value="-306598.983237015" calcext:value-type="float">
            <text:p>-306598.983237015</text:p>
          </table:table-cell>
          <table:table-cell table:formula="of:=SQRT([.G69]*[.G69]+[.H69]*[.H69])" office:value-type="float" office:value="1930712.7701145" calcext:value-type="float">
            <text:p>1930712.77011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A70]*[.$B$5]+[.$B$6])*[.$B$7]" office:value-type="float" office:value="64700.518634311" calcext:value-type="float">
            <text:p>64700.518634311</text:p>
          </table:table-cell>
          <table:table-cell table:formula="of:=[.B70]+([.$B$3]*[.D69])-[.E69]" office:value-type="float" office:value="2384314.58097689" calcext:value-type="float">
            <text:p>2384314.58097689</text:p>
          </table:table-cell>
          <table:table-cell table:formula="of:=[.C70]" office:value-type="float" office:value="2384314.58097689" calcext:value-type="float">
            <text:p>2384314.58097689</text:p>
          </table:table-cell>
          <table:table-cell table:formula="of:=[.D69]" office:value-type="float" office:value="-514687.466093707" calcext:value-type="float">
            <text:p>-514687.466093707</text:p>
          </table:table-cell>
          <table:table-cell/>
          <table:table-cell table:formula="of:=0.5*[.$B$3]*[.C70]-[.E70]" office:value-type="float" office:value="-1400411.90211156" calcext:value-type="float">
            <text:p>-1400411.90211156</text:p>
          </table:table-cell>
          <table:table-cell table:formula="of:=0.5*[.C70]*[.$B$4]" office:value-type="float" office:value="1420334.61936221" calcext:value-type="float">
            <text:p>1420334.61936221</text:p>
          </table:table-cell>
          <table:table-cell table:formula="of:=SQRT([.G70]*[.G70]+[.H70]*[.H70])" office:value-type="float" office:value="1994618.74214961" calcext:value-type="float">
            <text:p>1994618.742149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A71]*[.$B$5]+[.$B$6])*[.$B$7]" office:value-type="float" office:value="-45754.0761017514" calcext:value-type="float">
            <text:p>-45754.0761017514</text:p>
          </table:table-cell>
          <table:table-cell table:formula="of:=[.B71]+([.$B$3]*[.D70])-[.E70]" office:value-type="float" office:value="-3361265.34641858" calcext:value-type="float">
            <text:p>-3361265.34641858</text:p>
          </table:table-cell>
          <table:table-cell table:formula="of:=[.C71]" office:value-type="float" office:value="-3361265.34641858" calcext:value-type="float">
            <text:p>-3361265.34641858</text:p>
          </table:table-cell>
          <table:table-cell table:formula="of:=[.D70]" office:value-type="float" office:value="2384314.58097689" calcext:value-type="float">
            <text:p>2384314.58097689</text:p>
          </table:table-cell>
          <table:table-cell/>
          <table:table-cell table:formula="of:=0.5*[.$B$3]*[.C71]-[.E71]" office:value-type="float" office:value="315478.97506431" calcext:value-type="float">
            <text:p>315478.97506431</text:p>
          </table:table-cell>
          <table:table-cell table:formula="of:=0.5*[.C71]*[.$B$4]" office:value-type="float" office:value="-2002303.54436904" calcext:value-type="float">
            <text:p>-2002303.54436904</text:p>
          </table:table-cell>
          <table:table-cell table:formula="of:=SQRT([.G71]*[.G71]+[.H71]*[.H71])" office:value-type="float" office:value="2027004.30870298" calcext:value-type="float">
            <text:p>2027004.308702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A72]*[.$B$5]+[.$B$6])*[.$B$7]" office:value-type="float" office:value="8799.51607954631" calcext:value-type="float">
            <text:p>8799.51607954631</text:p>
          </table:table-cell>
          <table:table-cell table:formula="of:=[.B72]+([.$B$3]*[.D71])-[.E71]" office:value-type="float" office:value="3024072.04718506" calcext:value-type="float">
            <text:p>3024072.04718506</text:p>
          </table:table-cell>
          <table:table-cell table:formula="of:=[.C72]" office:value-type="float" office:value="3024072.04718506" calcext:value-type="float">
            <text:p>3024072.04718506</text:p>
          </table:table-cell>
          <table:table-cell table:formula="of:=[.D71]" office:value-type="float" office:value="-3361265.34641858" calcext:value-type="float">
            <text:p>-3361265.34641858</text:p>
          </table:table-cell>
          <table:table-cell/>
          <table:table-cell table:formula="of:=0.5*[.$B$3]*[.C72]-[.E72]" office:value-type="float" office:value="932307.979308704" calcext:value-type="float">
            <text:p>932307.979308704</text:p>
          </table:table-cell>
          <table:table-cell table:formula="of:=0.5*[.C72]*[.$B$4]" office:value-type="float" office:value="1801437.71897023" calcext:value-type="float">
            <text:p>1801437.71897023</text:p>
          </table:table-cell>
          <table:table-cell table:formula="of:=SQRT([.G72]*[.G72]+[.H72]*[.H72])" office:value-type="float" office:value="2028392.47277527" calcext:value-type="float">
            <text:p>2028392.472775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A73]*[.$B$5]+[.$B$6])*[.$B$7]" office:value-type="float" office:value="31618.4013724978" calcext:value-type="float">
            <text:p>31618.4013724978</text:p>
          </table:table-cell>
          <table:table-cell table:formula="of:=[.B73]+([.$B$3]*[.D72])-[.E72]" office:value-type="float" office:value="-1465030.98642867" calcext:value-type="float">
            <text:p>-1465030.98642867</text:p>
          </table:table-cell>
          <table:table-cell table:formula="of:=[.C73]" office:value-type="float" office:value="-1465030.98642867" calcext:value-type="float">
            <text:p>-1465030.98642867</text:p>
          </table:table-cell>
          <table:table-cell table:formula="of:=[.D72]" office:value-type="float" office:value="3024072.04718506" calcext:value-type="float">
            <text:p>3024072.04718506</text:p>
          </table:table-cell>
          <table:table-cell/>
          <table:table-cell table:formula="of:=0.5*[.$B$3]*[.C73]-[.E73]" office:value-type="float" office:value="-1847348.1623019" calcext:value-type="float">
            <text:p>-1847348.1623019</text:p>
          </table:table-cell>
          <table:table-cell table:formula="of:=0.5*[.C73]*[.$B$4]" office:value-type="float" office:value="-872717.989926672" calcext:value-type="float">
            <text:p>-872717.989926672</text:p>
          </table:table-cell>
          <table:table-cell table:formula="of:=SQRT([.G73]*[.G73]+[.H73]*[.H73])" office:value-type="float" office:value="2043118.18618058" calcext:value-type="float">
            <text:p>2043118.186180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A74]*[.$B$5]+[.$B$6])*[.$B$7]" office:value-type="float" office:value="-59591.7907024054" calcext:value-type="float">
            <text:p>-59591.7907024054</text:p>
          </table:table-cell>
          <table:table-cell table:formula="of:=[.B74]+([.$B$3]*[.D73])-[.E73]" office:value-type="float" office:value="-730216.06812114" calcext:value-type="float">
            <text:p>-730216.06812114</text:p>
          </table:table-cell>
          <table:table-cell table:formula="of:=[.C74]" office:value-type="float" office:value="-730216.06812114" calcext:value-type="float">
            <text:p>-730216.06812114</text:p>
          </table:table-cell>
          <table:table-cell table:formula="of:=[.D73]" office:value-type="float" office:value="-1465030.98642867" calcext:value-type="float">
            <text:p>-1465030.98642867</text:p>
          </table:table-cell>
          <table:table-cell/>
          <table:table-cell table:formula="of:=0.5*[.$B$3]*[.C74]-[.E74]" office:value-type="float" office:value="2051546.01337582" calcext:value-type="float">
            <text:p>2051546.01337582</text:p>
          </table:table-cell>
          <table:table-cell table:formula="of:=0.5*[.C74]*[.$B$4]" office:value-type="float" office:value="-434989.228955716" calcext:value-type="float">
            <text:p>-434989.228955716</text:p>
          </table:table-cell>
          <table:table-cell table:formula="of:=SQRT([.G74]*[.G74]+[.H74]*[.H74])" office:value-type="float" office:value="2097154.42309471" calcext:value-type="float">
            <text:p>2097154.423094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A75]*[.$B$5]+[.$B$6])*[.$B$7]" office:value-type="float" office:value="64110.7458087754" calcext:value-type="float">
            <text:p>64110.7458087754</text:p>
          </table:table-cell>
          <table:table-cell table:formula="of:=[.B75]+([.$B$3]*[.D74])-[.E74]" office:value-type="float" office:value="2702171.78613174" calcext:value-type="float">
            <text:p>2702171.78613174</text:p>
          </table:table-cell>
          <table:table-cell table:formula="of:=[.C75]" office:value-type="float" office:value="2702171.78613174" calcext:value-type="float">
            <text:p>2702171.78613174</text:p>
          </table:table-cell>
          <table:table-cell table:formula="of:=[.D74]" office:value-type="float" office:value="-730216.06812114" calcext:value-type="float">
            <text:p>-730216.06812114</text:p>
          </table:table-cell>
          <table:table-cell/>
          <table:table-cell table:formula="of:=0.5*[.$B$3]*[.C75]-[.E75]" office:value-type="float" office:value="-1440188.59311393" calcext:value-type="float">
            <text:p>-1440188.59311393</text:p>
          </table:table-cell>
          <table:table-cell table:formula="of:=0.5*[.C75]*[.$B$4]" office:value-type="float" office:value="1609681.94630351" calcext:value-type="float">
            <text:p>1609681.94630351</text:p>
          </table:table-cell>
          <table:table-cell table:formula="of:=SQRT([.G75]*[.G75]+[.H75]*[.H75])" office:value-type="float" office:value="2159911.83893948" calcext:value-type="float">
            <text:p>2159911.838939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A76]*[.$B$5]+[.$B$6])*[.$B$7]" office:value-type="float" office:value="-43396.6738006725" calcext:value-type="float">
            <text:p>-43396.6738006725</text:p>
          </table:table-cell>
          <table:table-cell table:formula="of:=[.B76]+([.$B$3]*[.D75])-[.E75]" office:value-type="float" office:value="-3653989.92814968" calcext:value-type="float">
            <text:p>-3653989.92814968</text:p>
          </table:table-cell>
          <table:table-cell table:formula="of:=[.C76]" office:value-type="float" office:value="-3653989.92814968" calcext:value-type="float">
            <text:p>-3653989.92814968</text:p>
          </table:table-cell>
          <table:table-cell table:formula="of:=[.D75]" office:value-type="float" office:value="2702171.78613174" calcext:value-type="float">
            <text:p>2702171.78613174</text:p>
          </table:table-cell>
          <table:table-cell/>
          <table:table-cell table:formula="of:=0.5*[.$B$3]*[.C76]-[.E76]" office:value-type="float" office:value="232740.351158792" calcext:value-type="float">
            <text:p>232740.351158792</text:p>
          </table:table-cell>
          <table:table-cell table:formula="of:=0.5*[.C76]*[.$B$4]" office:value-type="float" office:value="-2176679.38415468" calcext:value-type="float">
            <text:p>-2176679.38415468</text:p>
          </table:table-cell>
          <table:table-cell table:formula="of:=SQRT([.G76]*[.G76]+[.H76]*[.H76])" office:value-type="float" office:value="2189086.84443115" calcext:value-type="float">
            <text:p>2189086.844431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A77]*[.$B$5]+[.$B$6])*[.$B$7]" office:value-type="float" office:value="5602.32245910886" calcext:value-type="float">
            <text:p>5602.32245910886</text:p>
          </table:table-cell>
          <table:table-cell table:formula="of:=[.B77]+([.$B$3]*[.D76])-[.E76]" office:value-type="float" office:value="3173254.81090843" calcext:value-type="float">
            <text:p>3173254.81090843</text:p>
          </table:table-cell>
          <table:table-cell table:formula="of:=[.C77]" office:value-type="float" office:value="3173254.81090843" calcext:value-type="float">
            <text:p>3173254.81090843</text:p>
          </table:table-cell>
          <table:table-cell table:formula="of:=[.D76]" office:value-type="float" office:value="-3653989.92814968" calcext:value-type="float">
            <text:p>-3653989.92814968</text:p>
          </table:table-cell>
          <table:table-cell/>
          <table:table-cell table:formula="of:=0.5*[.$B$3]*[.C77]-[.E77]" office:value-type="float" office:value="1105207.84544514" calcext:value-type="float">
            <text:p>1105207.84544514</text:p>
          </table:table-cell>
          <table:table-cell table:formula="of:=0.5*[.C77]*[.$B$4]" office:value-type="float" office:value="1890305.79267955" calcext:value-type="float">
            <text:p>1890305.79267955</text:p>
          </table:table-cell>
          <table:table-cell table:formula="of:=SQRT([.G77]*[.G77]+[.H77]*[.H77])" office:value-type="float" office:value="2189689.56052481" calcext:value-type="float">
            <text:p>2189689.560524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A78]*[.$B$5]+[.$B$6])*[.$B$7]" office:value-type="float" office:value="34397.0188998268" calcext:value-type="float">
            <text:p>34397.0188998268</text:p>
          </table:table-cell>
          <table:table-cell table:formula="of:=[.B78]+([.$B$3]*[.D77])-[.E77]" office:value-type="float" office:value="-1409177.21835956" calcext:value-type="float">
            <text:p>-1409177.21835956</text:p>
          </table:table-cell>
          <table:table-cell table:formula="of:=[.C78]" office:value-type="float" office:value="-1409177.21835956" calcext:value-type="float">
            <text:p>-1409177.21835956</text:p>
          </table:table-cell>
          <table:table-cell table:formula="of:=[.D77]" office:value-type="float" office:value="3173254.81090843" calcext:value-type="float">
            <text:p>3173254.81090843</text:p>
          </table:table-cell>
          <table:table-cell/>
          <table:table-cell table:formula="of:=0.5*[.$B$3]*[.C78]-[.E78]" office:value-type="float" office:value="-2041393.09177909" calcext:value-type="float">
            <text:p>-2041393.09177909</text:p>
          </table:table-cell>
          <table:table-cell table:formula="of:=0.5*[.C78]*[.$B$4]" office:value-type="float" office:value="-839445.93721881" calcext:value-type="float">
            <text:p>-839445.93721881</text:p>
          </table:table-cell>
          <table:table-cell table:formula="of:=SQRT([.G78]*[.G78]+[.H78]*[.H78])" office:value-type="float" office:value="2207250.60577103" calcext:value-type="float">
            <text:p>2207250.605771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A79]*[.$B$5]+[.$B$6])*[.$B$7]" office:value-type="float" office:value="-60858.2099907072" calcext:value-type="float">
            <text:p>-60858.2099907072</text:p>
          </table:table-cell>
          <table:table-cell table:formula="of:=[.B79]+([.$B$3]*[.D78])-[.E78]" office:value-type="float" office:value="-970389.58264046" calcext:value-type="float">
            <text:p>-970389.58264046</text:p>
          </table:table-cell>
          <table:table-cell table:formula="of:=[.C79]" office:value-type="float" office:value="-970389.58264046" calcext:value-type="float">
            <text:p>-970389.58264046</text:p>
          </table:table-cell>
          <table:table-cell table:formula="of:=[.D78]" office:value-type="float" office:value="-1409177.21835956" calcext:value-type="float">
            <text:p>-1409177.21835956</text:p>
          </table:table-cell>
          <table:table-cell/>
          <table:table-cell table:formula="of:=0.5*[.$B$3]*[.C79]-[.E79]" office:value-type="float" office:value="2188601.41492103" calcext:value-type="float">
            <text:p>2188601.41492103</text:p>
          </table:table-cell>
          <table:table-cell table:formula="of:=0.5*[.C79]*[.$B$4]" office:value-type="float" office:value="-578060.432750442" calcext:value-type="float">
            <text:p>-578060.432750442</text:p>
          </table:table-cell>
          <table:table-cell table:formula="of:=SQRT([.G79]*[.G79]+[.H79]*[.H79])" office:value-type="float" office:value="2263654.12934617" calcext:value-type="float">
            <text:p>2263654.129346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A80]*[.$B$5]+[.$B$6])*[.$B$7]" office:value-type="float" office:value="63366.5232377667" calcext:value-type="float">
            <text:p>63366.5232377667</text:p>
          </table:table-cell>
          <table:table-cell table:formula="of:=[.B80]+([.$B$3]*[.D79])-[.E79]" office:value-type="float" office:value="3031392.13472027" calcext:value-type="float">
            <text:p>3031392.13472027</text:p>
          </table:table-cell>
          <table:table-cell table:formula="of:=[.C80]" office:value-type="float" office:value="3031392.13472027" calcext:value-type="float">
            <text:p>3031392.13472027</text:p>
          </table:table-cell>
          <table:table-cell table:formula="of:=[.D79]" office:value-type="float" office:value="-970389.58264046" calcext:value-type="float">
            <text:p>-970389.58264046</text:p>
          </table:table-cell>
          <table:table-cell/>
          <table:table-cell table:formula="of:=0.5*[.$B$3]*[.C80]-[.E80]" office:value-type="float" office:value="-1464447.33372258" calcext:value-type="float">
            <text:p>-1464447.33372258</text:p>
          </table:table-cell>
          <table:table-cell table:formula="of:=0.5*[.C80]*[.$B$4]" office:value-type="float" office:value="1805798.29027487" calcext:value-type="float">
            <text:p>1805798.29027487</text:p>
          </table:table-cell>
          <table:table-cell table:formula="of:=SQRT([.G80]*[.G80]+[.H80]*[.H80])" office:value-type="float" office:value="2324976.01243687" calcext:value-type="float">
            <text:p>2324976.012436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A81]*[.$B$5]+[.$B$6])*[.$B$7]" office:value-type="float" office:value="-40934.7242019705" calcext:value-type="float">
            <text:p>-40934.7242019705</text:p>
          </table:table-cell>
          <table:table-cell table:formula="of:=[.B81]+([.$B$3]*[.D80])-[.E80]" office:value-type="float" office:value="-3940218.9742876" calcext:value-type="float">
            <text:p>-3940218.9742876</text:p>
          </table:table-cell>
          <table:table-cell table:formula="of:=[.C81]" office:value-type="float" office:value="-3940218.9742876" calcext:value-type="float">
            <text:p>-3940218.9742876</text:p>
          </table:table-cell>
          <table:table-cell table:formula="of:=[.D80]" office:value-type="float" office:value="3031392.13472027" calcext:value-type="float">
            <text:p>3031392.13472027</text:p>
          </table:table-cell>
          <table:table-cell/>
          <table:table-cell table:formula="of:=0.5*[.$B$3]*[.C81]-[.E81]" office:value-type="float" office:value="133421.320875385" calcext:value-type="float">
            <text:p>133421.320875385</text:p>
          </table:table-cell>
          <table:table-cell table:formula="of:=0.5*[.C81]*[.$B$4]" office:value-type="float" office:value="-2347185.83768237" calcext:value-type="float">
            <text:p>-2347185.83768237</text:p>
          </table:table-cell>
          <table:table-cell table:formula="of:=SQRT([.G81]*[.G81]+[.H81]*[.H81])" office:value-type="float" office:value="2350974.82025665" calcext:value-type="float">
            <text:p>2350974.820256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A82]*[.$B$5]+[.$B$6])*[.$B$7]" office:value-type="float" office:value="2391.63223577038" calcext:value-type="float">
            <text:p>2391.63223577038</text:p>
          </table:table-cell>
          <table:table-cell table:formula="of:=[.B82]+([.$B$3]*[.D81])-[.E81]" office:value-type="float" office:value="3300626.40870681" calcext:value-type="float">
            <text:p>3300626.40870681</text:p>
          </table:table-cell>
          <table:table-cell table:formula="of:=[.C82]" office:value-type="float" office:value="3300626.40870681" calcext:value-type="float">
            <text:p>3300626.40870681</text:p>
          </table:table-cell>
          <table:table-cell table:formula="of:=[.D81]" office:value-type="float" office:value="-3940218.9742876" calcext:value-type="float">
            <text:p>-3940218.9742876</text:p>
          </table:table-cell>
          <table:table-cell/>
          <table:table-cell table:formula="of:=0.5*[.$B$3]*[.C82]-[.E82]" office:value-type="float" office:value="1289131.06817488" calcext:value-type="float">
            <text:p>1289131.06817488</text:p>
          </table:table-cell>
          <table:table-cell table:formula="of:=0.5*[.C82]*[.$B$4]" office:value-type="float" office:value="1966180.96926904" calcext:value-type="float">
            <text:p>1966180.96926904</text:p>
          </table:table-cell>
          <table:table-cell table:formula="of:=SQRT([.G82]*[.G82]+[.H82]*[.H82])" office:value-type="float" office:value="2351111.76145445" calcext:value-type="float">
            <text:p>2351111.761454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A83]*[.$B$5]+[.$B$6])*[.$B$7]" office:value-type="float" office:value="37092.770275045" calcext:value-type="float">
            <text:p>37092.770275045</text:p>
          </table:table-cell>
          <table:table-cell table:formula="of:=[.B83]+([.$B$3]*[.D82])-[.E82]" office:value-type="float" office:value="-1324864.06766279" calcext:value-type="float">
            <text:p>-1324864.06766279</text:p>
          </table:table-cell>
          <table:table-cell table:formula="of:=[.C83]" office:value-type="float" office:value="-1324864.06766279" calcext:value-type="float">
            <text:p>-1324864.06766279</text:p>
          </table:table-cell>
          <table:table-cell table:formula="of:=[.D82]" office:value-type="float" office:value="3300626.40870681" calcext:value-type="float">
            <text:p>3300626.40870681</text:p>
          </table:table-cell>
          <table:table-cell/>
          <table:table-cell table:formula="of:=0.5*[.$B$3]*[.C83]-[.E83]" office:value-type="float" office:value="-2236485.64507515" calcext:value-type="float">
            <text:p>-2236485.64507515</text:p>
          </table:table-cell>
          <table:table-cell table:formula="of:=0.5*[.C83]*[.$B$4]" office:value-type="float" office:value="-789220.649097198" calcext:value-type="float">
            <text:p>-789220.649097198</text:p>
          </table:table-cell>
          <table:table-cell table:formula="of:=SQRT([.G83]*[.G83]+[.H83]*[.H83])" office:value-type="float" office:value="2371652.85688876" calcext:value-type="float">
            <text:p>2371652.856888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A84]*[.$B$5]+[.$B$6])*[.$B$7]" office:value-type="float" office:value="-61978.0152453636" calcext:value-type="float">
            <text:p>-61978.0152453636</text:p>
          </table:table-cell>
          <table:table-cell table:formula="of:=[.B84]+([.$B$3]*[.D83])-[.E83]" office:value-type="float" office:value="-1234322.89668884" calcext:value-type="float">
            <text:p>-1234322.89668884</text:p>
          </table:table-cell>
          <table:table-cell table:formula="of:=[.C84]" office:value-type="float" office:value="-1234322.89668884" calcext:value-type="float">
            <text:p>-1234322.89668884</text:p>
          </table:table-cell>
          <table:table-cell table:formula="of:=[.D83]" office:value-type="float" office:value="-1324864.06766279" calcext:value-type="float">
            <text:p>-1324864.06766279</text:p>
          </table:table-cell>
          <table:table-cell/>
          <table:table-cell table:formula="of:=0.5*[.$B$3]*[.C84]-[.E84]" office:value-type="float" office:value="2316281.48316238" calcext:value-type="float">
            <text:p>2316281.48316238</text:p>
          </table:table-cell>
          <table:table-cell table:formula="of:=0.5*[.C84]*[.$B$4]" office:value-type="float" office:value="-735285.333414481" calcext:value-type="float">
            <text:p>-735285.333414481</text:p>
          </table:table-cell>
          <table:table-cell table:formula="of:=SQRT([.G84]*[.G84]+[.H84]*[.H84])" office:value-type="float" office:value="2430186.08974197" calcext:value-type="float">
            <text:p>2430186.089741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A85]*[.$B$5]+[.$B$6])*[.$B$7]" office:value-type="float" office:value="62469.6438342385" calcext:value-type="float">
            <text:p>62469.6438342385</text:p>
          </table:table-cell>
          <table:table-cell table:formula="of:=[.B85]+([.$B$3]*[.D84])-[.E84]" office:value-type="float" office:value="3370168.54249621" calcext:value-type="float">
            <text:p>3370168.54249621</text:p>
          </table:table-cell>
          <table:table-cell table:formula="of:=[.C85]" office:value-type="float" office:value="3370168.54249621" calcext:value-type="float">
            <text:p>3370168.54249621</text:p>
          </table:table-cell>
          <table:table-cell table:formula="of:=[.D84]" office:value-type="float" office:value="-1234322.89668884" calcext:value-type="float">
            <text:p>-1234322.89668884</text:p>
          </table:table-cell>
          <table:table-cell/>
          <table:table-cell table:formula="of:=0.5*[.$B$3]*[.C85]-[.E85]" office:value-type="float" office:value="-1472621.77326967" calcext:value-type="float">
            <text:p>-1472621.77326967</text:p>
          </table:table-cell>
          <table:table-cell table:formula="of:=0.5*[.C85]*[.$B$4]" office:value-type="float" office:value="2007607.17238563" calcext:value-type="float">
            <text:p>2007607.17238563</text:p>
          </table:table-cell>
          <table:table-cell table:formula="of:=SQRT([.G85]*[.G85]+[.H85]*[.H85])" office:value-type="float" office:value="2489799.47901877" calcext:value-type="float">
            <text:p>2489799.479018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A86]*[.$B$5]+[.$B$6])*[.$B$7]" office:value-type="float" office:value="-38374.1584094578" calcext:value-type="float">
            <text:p>-38374.1584094578</text:p>
          </table:table-cell>
          <table:table-cell table:formula="of:=[.B86]+([.$B$3]*[.D85])-[.E85]" office:value-type="float" office:value="-4217940.60163764" calcext:value-type="float">
            <text:p>-4217940.60163764</text:p>
          </table:table-cell>
          <table:table-cell table:formula="of:=[.C86]" office:value-type="float" office:value="-4217940.60163764" calcext:value-type="float">
            <text:p>-4217940.60163764</text:p>
          </table:table-cell>
          <table:table-cell table:formula="of:=[.D85]" office:value-type="float" office:value="3370168.54249621" calcext:value-type="float">
            <text:p>3370168.54249621</text:p>
          </table:table-cell>
          <table:table-cell/>
          <table:table-cell table:formula="of:=0.5*[.$B$3]*[.C86]-[.E86]" office:value-type="float" office:value="17713.008777116" calcext:value-type="float">
            <text:p>17713.008777116</text:p>
          </table:table-cell>
          <table:table-cell table:formula="of:=0.5*[.C86]*[.$B$4]" office:value-type="float" office:value="-2512624.42746327" calcext:value-type="float">
            <text:p>-2512624.42746327</text:p>
          </table:table-cell>
          <table:table-cell table:formula="of:=SQRT([.G86]*[.G86]+[.H86]*[.H86])" office:value-type="float" office:value="2512686.86154186" calcext:value-type="float">
            <text:p>2512686.861541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A87]*[.$B$5]+[.$B$6])*[.$B$7]" office:value-type="float" office:value="-824.81968922078" calcext:value-type="float">
            <text:p>-824.81968922078</text:p>
          </table:table-cell>
          <table:table-cell table:formula="of:=[.B87]+([.$B$3]*[.D86])-[.E86]" office:value-type="float" office:value="3404769.74036122" calcext:value-type="float">
            <text:p>3404769.74036122</text:p>
          </table:table-cell>
          <table:table-cell table:formula="of:=[.C87]" office:value-type="float" office:value="3404769.74036122" calcext:value-type="float">
            <text:p>3404769.74036122</text:p>
          </table:table-cell>
          <table:table-cell table:formula="of:=[.D86]" office:value-type="float" office:value="-4217940.60163764" calcext:value-type="float">
            <text:p>-4217940.60163764</text:p>
          </table:table-cell>
          <table:table-cell/>
          <table:table-cell table:formula="of:=0.5*[.$B$3]*[.C87]-[.E87]" office:value-type="float" office:value="1483203.98983592" calcext:value-type="float">
            <text:p>1483203.98983592</text:p>
          </table:table-cell>
          <table:table-cell table:formula="of:=0.5*[.C87]*[.$B$4]" office:value-type="float" office:value="2028219.08307526" calcext:value-type="float">
            <text:p>2028219.08307526</text:p>
          </table:table-cell>
          <table:table-cell table:formula="of:=SQRT([.G87]*[.G87]+[.H87]*[.H87])" office:value-type="float" office:value="2512681.18240572" calcext:value-type="float">
            <text:p>2512681.182405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A88]*[.$B$5]+[.$B$6])*[.$B$7]" office:value-type="float" office:value="39699.1611404826" calcext:value-type="float">
            <text:p>39699.1611404826</text:p>
          </table:table-cell>
          <table:table-cell table:formula="of:=[.B88]+([.$B$3]*[.D87])-[.E87]" office:value-type="float" office:value="-1211833.46082532" calcext:value-type="float">
            <text:p>-1211833.46082532</text:p>
          </table:table-cell>
          <table:table-cell table:formula="of:=[.C88]" office:value-type="float" office:value="-1211833.46082532" calcext:value-type="float">
            <text:p>-1211833.46082532</text:p>
          </table:table-cell>
          <table:table-cell table:formula="of:=[.D87]" office:value-type="float" office:value="3404769.74036122" calcext:value-type="float">
            <text:p>3404769.74036122</text:p>
          </table:table-cell>
          <table:table-cell/>
          <table:table-cell table:formula="of:=0.5*[.$B$3]*[.C88]-[.E88]" office:value-type="float" office:value="-2431416.00855385" calcext:value-type="float">
            <text:p>-2431416.00855385</text:p>
          </table:table-cell>
          <table:table-cell table:formula="of:=0.5*[.C88]*[.$B$4]" office:value-type="float" office:value="-721888.391340758" calcext:value-type="float">
            <text:p>-721888.391340758</text:p>
          </table:table-cell>
          <table:table-cell table:formula="of:=SQRT([.G88]*[.G88]+[.H88]*[.H88])" office:value-type="float" office:value="2536317.53852006" calcext:value-type="float">
            <text:p>2536317.53852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A89]*[.$B$5]+[.$B$6])*[.$B$7]" office:value-type="float" office:value="-62948.5087339683" calcext:value-type="float">
            <text:p>-62948.5087339683</text:p>
          </table:table-cell>
          <table:table-cell table:formula="of:=[.B89]+([.$B$3]*[.D88])-[.E88]" office:value-type="float" office:value="-1521010.78548045" calcext:value-type="float">
            <text:p>-1521010.78548045</text:p>
          </table:table-cell>
          <table:table-cell table:formula="of:=[.C89]" office:value-type="float" office:value="-1521010.78548045" calcext:value-type="float">
            <text:p>-1521010.78548045</text:p>
          </table:table-cell>
          <table:table-cell table:formula="of:=[.D88]" office:value-type="float" office:value="-1211833.46082532" calcext:value-type="float">
            <text:p>-1211833.46082532</text:p>
          </table:table-cell>
          <table:table-cell/>
          <table:table-cell table:formula="of:=0.5*[.$B$3]*[.C89]-[.E89]" office:value-type="float" office:value="2433520.74049357" calcext:value-type="float">
            <text:p>2433520.74049357</text:p>
          </table:table-cell>
          <table:table-cell table:formula="of:=0.5*[.C89]*[.$B$4]" office:value-type="float" office:value="-906065.119207576" calcext:value-type="float">
            <text:p>-906065.119207576</text:p>
          </table:table-cell>
          <table:table-cell table:formula="of:=SQRT([.G89]*[.G89]+[.H89]*[.H89])" office:value-type="float" office:value="2596724.32011121" calcext:value-type="float">
            <text:p>2596724.320111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A90]*[.$B$5]+[.$B$6])*[.$B$7]" office:value-type="float" office:value="61422.2682780247" calcext:value-type="float">
            <text:p>61422.2682780247</text:p>
          </table:table-cell>
          <table:table-cell table:formula="of:=[.B90]+([.$B$3]*[.D89])-[.E89]" office:value-type="float" office:value="3716630.28843985" calcext:value-type="float">
            <text:p>3716630.28843985</text:p>
          </table:table-cell>
          <table:table-cell table:formula="of:=[.C90]" office:value-type="float" office:value="3716630.28843985" calcext:value-type="float">
            <text:p>3716630.28843985</text:p>
          </table:table-cell>
          <table:table-cell table:formula="of:=[.D89]" office:value-type="float" office:value="-1521010.78548045" calcext:value-type="float">
            <text:p>-1521010.78548045</text:p>
          </table:table-cell>
          <table:table-cell/>
          <table:table-cell table:formula="of:=0.5*[.$B$3]*[.C90]-[.E90]" office:value-type="float" office:value="-1464214.5593763" calcext:value-type="float">
            <text:p>-1464214.5593763</text:p>
          </table:table-cell>
          <table:table-cell table:formula="of:=0.5*[.C90]*[.$B$4]" office:value-type="float" office:value="2213994.20536129" calcext:value-type="float">
            <text:p>2213994.20536129</text:p>
          </table:table-cell>
          <table:table-cell table:formula="of:=SQRT([.G90]*[.G90]+[.H90]*[.H90])" office:value-type="float" office:value="2654372.73517924" calcext:value-type="float">
            <text:p>2654372.735179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A91]*[.$B$5]+[.$B$6])*[.$B$7]" office:value-type="float" office:value="-35721.1451040621" calcext:value-type="float">
            <text:p>-35721.1451040621</text:p>
          </table:table-cell>
          <table:table-cell table:formula="of:=[.B91]+([.$B$3]*[.D90])-[.E90]" office:value-type="float" office:value="-4485161.04933712" calcext:value-type="float">
            <text:p>-4485161.04933712</text:p>
          </table:table-cell>
          <table:table-cell table:formula="of:=[.C91]" office:value-type="float" office:value="-4485161.04933712" calcext:value-type="float">
            <text:p>-4485161.04933712</text:p>
          </table:table-cell>
          <table:table-cell table:formula="of:=[.D90]" office:value-type="float" office:value="3716630.28843985" calcext:value-type="float">
            <text:p>3716630.28843985</text:p>
          </table:table-cell>
          <table:table-cell/>
          <table:table-cell table:formula="of:=0.5*[.$B$3]*[.C91]-[.E91]" office:value-type="float" office:value="-114115.267806488" calcext:value-type="float">
            <text:p>-114115.267806488</text:p>
          </table:table-cell>
          <table:table-cell table:formula="of:=0.5*[.C91]*[.$B$4]" office:value-type="float" office:value="-2671807.4714698" calcext:value-type="float">
            <text:p>-2671807.4714698</text:p>
          </table:table-cell>
          <table:table-cell table:formula="of:=SQRT([.G91]*[.G91]+[.H91]*[.H91])" office:value-type="float" office:value="2674243.34325588" calcext:value-type="float">
            <text:p>2674243.343255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A92]*[.$B$5]+[.$B$6])*[.$B$7]" office:value-type="float" office:value="-4039.28453404973" calcext:value-type="float">
            <text:p>-4039.28453404973</text:p>
          </table:table-cell>
          <table:table-cell table:formula="of:=[.B92]+([.$B$3]*[.D91])-[.E91]" office:value-type="float" office:value="3484360.46829283" calcext:value-type="float">
            <text:p>3484360.46829283</text:p>
          </table:table-cell>
          <table:table-cell table:formula="of:=[.C92]" office:value-type="float" office:value="3484360.46829283" calcext:value-type="float">
            <text:p>3484360.46829283</text:p>
          </table:table-cell>
          <table:table-cell table:formula="of:=[.D91]" office:value-type="float" office:value="-4485161.04933712" calcext:value-type="float">
            <text:p>-4485161.04933712</text:p>
          </table:table-cell>
          <table:table-cell/>
          <table:table-cell table:formula="of:=0.5*[.$B$3]*[.C92]-[.E92]" office:value-type="float" office:value="1686496.56744941" calcext:value-type="float">
            <text:p>1686496.56744941</text:p>
          </table:table-cell>
          <table:table-cell table:formula="of:=0.5*[.C92]*[.$B$4]" office:value-type="float" office:value="2075631.22707816" calcext:value-type="float">
            <text:p>2075631.22707816</text:p>
          </table:table-cell>
          <table:table-cell table:formula="of:=SQRT([.G92]*[.G92]+[.H92]*[.H92])" office:value-type="float" office:value="2674418.75233491" calcext:value-type="float">
            <text:p>2674418.752334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A93]*[.$B$5]+[.$B$6])*[.$B$7]" office:value-type="float" office:value="42209.9124176373" calcext:value-type="float">
            <text:p>42209.9124176373</text:p>
          </table:table-cell>
          <table:table-cell table:formula="of:=[.B93]+([.$B$3]*[.D92])-[.E92]" office:value-type="float" office:value="-1069958.00202067" calcext:value-type="float">
            <text:p>-1069958.00202067</text:p>
          </table:table-cell>
          <table:table-cell table:formula="of:=[.C93]" office:value-type="float" office:value="-1069958.00202067" calcext:value-type="float">
            <text:p>-1069958.00202067</text:p>
          </table:table-cell>
          <table:table-cell table:formula="of:=[.D92]" office:value-type="float" office:value="3484360.46829283" calcext:value-type="float">
            <text:p>3484360.46829283</text:p>
          </table:table-cell>
          <table:table-cell/>
          <table:table-cell table:formula="of:=0.5*[.$B$3]*[.C93]-[.E93]" office:value-type="float" office:value="-2624962.16992047" calcext:value-type="float">
            <text:p>-2624962.16992047</text:p>
          </table:table-cell>
          <table:table-cell table:formula="of:=0.5*[.C93]*[.$B$4]" office:value-type="float" office:value="-637373.274339885" calcext:value-type="float">
            <text:p>-637373.274339885</text:p>
          </table:table-cell>
          <table:table-cell table:formula="of:=SQRT([.G93]*[.G93]+[.H93]*[.H93])" office:value-type="float" office:value="2701235.10349549" calcext:value-type="float">
            <text:p>2701235.103495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A94]*[.$B$5]+[.$B$6])*[.$B$7]" office:value-type="float" office:value="-63767.3524323663" calcext:value-type="float">
            <text:p>-63767.3524323663</text:p>
          </table:table-cell>
          <table:table-cell table:formula="of:=[.B94]+([.$B$3]*[.D93])-[.E93]" office:value-type="float" office:value="-1829331.22398047" calcext:value-type="float">
            <text:p>-1829331.22398047</text:p>
          </table:table-cell>
          <table:table-cell table:formula="of:=[.C94]" office:value-type="float" office:value="-1829331.22398047" calcext:value-type="float">
            <text:p>-1829331.22398047</text:p>
          </table:table-cell>
          <table:table-cell table:formula="of:=[.D93]" office:value-type="float" office:value="-1069958.00202067" calcext:value-type="float">
            <text:p>-1069958.00202067</text:p>
          </table:table-cell>
          <table:table-cell/>
          <table:table-cell table:formula="of:=0.5*[.$B$3]*[.C94]-[.E94]" office:value-type="float" office:value="2539290.5721582" calcext:value-type="float">
            <text:p>2539290.5721582</text:p>
          </table:table-cell>
          <table:table-cell table:formula="of:=0.5*[.C94]*[.$B$4]" office:value-type="float" office:value="-1089731.40055838" calcext:value-type="float">
            <text:p>-1089731.40055838</text:p>
          </table:table-cell>
          <table:table-cell table:formula="of:=SQRT([.G94]*[.G94]+[.H94]*[.H94])" office:value-type="float" office:value="2763242.8657674" calcext:value-type="float">
            <text:p>2763242.86576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A95]*[.$B$5]+[.$B$6])*[.$B$7]" office:value-type="float" office:value="60226.9198105264" calcext:value-type="float">
            <text:p>60226.9198105264</text:p>
          </table:table-cell>
          <table:table-cell table:formula="of:=[.B95]+([.$B$3]*[.D94])-[.E94]" office:value-type="float" office:value="4068850.06210626" calcext:value-type="float">
            <text:p>4068850.06210626</text:p>
          </table:table-cell>
          <table:table-cell table:formula="of:=[.C95]" office:value-type="float" office:value="4068850.06210626" calcext:value-type="float">
            <text:p>4068850.06210626</text:p>
          </table:table-cell>
          <table:table-cell table:formula="of:=[.D94]" office:value-type="float" office:value="-1829331.22398047" calcext:value-type="float">
            <text:p>-1829331.22398047</text:p>
          </table:table-cell>
          <table:table-cell/>
          <table:table-cell table:formula="of:=0.5*[.$B$3]*[.C95]-[.E95]" office:value-type="float" office:value="-1438799.68686144" calcext:value-type="float">
            <text:p>-1438799.68686144</text:p>
          </table:table-cell>
          <table:table-cell table:formula="of:=0.5*[.C95]*[.$B$4]" office:value-type="float" office:value="2423811.29164416" calcext:value-type="float">
            <text:p>2423811.29164416</text:p>
          </table:table-cell>
          <table:table-cell table:formula="of:=SQRT([.G95]*[.G95]+[.H95]*[.H95])" office:value-type="float" office:value="2818688.65191143" calcext:value-type="float">
            <text:p>2818688.651911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A96]*[.$B$5]+[.$B$6])*[.$B$7]" office:value-type="float" office:value="-32982.075682804" calcext:value-type="float">
            <text:p>-32982.075682804</text:p>
          </table:table-cell>
          <table:table-cell table:formula="of:=[.B96]+([.$B$3]*[.D95])-[.E95]" office:value-type="float" office:value="-4739912.67338616" calcext:value-type="float">
            <text:p>-4739912.67338616</text:p>
          </table:table-cell>
          <table:table-cell table:formula="of:=[.C96]" office:value-type="float" office:value="-4739912.67338616" calcext:value-type="float">
            <text:p>-4739912.67338616</text:p>
          </table:table-cell>
          <table:table-cell table:formula="of:=[.D95]" office:value-type="float" office:value="4068850.06210626" calcext:value-type="float">
            <text:p>4068850.06210626</text:p>
          </table:table-cell>
          <table:table-cell/>
          <table:table-cell table:formula="of:=0.5*[.$B$3]*[.C96]-[.E96]" office:value-type="float" office:value="-261716.624860395" calcext:value-type="float">
            <text:p>-261716.624860395</text:p>
          </table:table-cell>
          <table:table-cell table:formula="of:=0.5*[.C96]*[.$B$4]" office:value-type="float" office:value="-2823562.84547223" calcext:value-type="float">
            <text:p>-2823562.84547223</text:p>
          </table:table-cell>
          <table:table-cell table:formula="of:=SQRT([.G96]*[.G96]+[.H96]*[.H96])" office:value-type="float" office:value="2835666.18875698" calcext:value-type="float">
            <text:p>2835666.188756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A97]*[.$B$5]+[.$B$6])*[.$B$7]" office:value-type="float" office:value="-7244.01830399897" calcext:value-type="float">
            <text:p>-7244.01830399897</text:p>
          </table:table-cell>
          <table:table-cell table:formula="of:=[.B97]+([.$B$3]*[.D96])-[.E96]" office:value-type="float" office:value="3538172.79408147" calcext:value-type="float">
            <text:p>3538172.79408147</text:p>
          </table:table-cell>
          <table:table-cell table:formula="of:=[.C97]" office:value-type="float" office:value="3538172.79408147" calcext:value-type="float">
            <text:p>3538172.79408147</text:p>
          </table:table-cell>
          <table:table-cell table:formula="of:=[.D96]" office:value-type="float" office:value="-4739912.67338616" calcext:value-type="float">
            <text:p>-4739912.67338616</text:p>
          </table:table-cell>
          <table:table-cell/>
          <table:table-cell table:formula="of:=0.5*[.$B$3]*[.C97]-[.E97]" office:value-type="float" office:value="1898025.72750745" calcext:value-type="float">
            <text:p>1898025.72750745</text:p>
          </table:table-cell>
          <table:table-cell table:formula="of:=0.5*[.C97]*[.$B$4]" office:value-type="float" office:value="2107687.19396937" calcext:value-type="float">
            <text:p>2107687.19396937</text:p>
          </table:table-cell>
          <table:table-cell table:formula="of:=SQRT([.G97]*[.G97]+[.H97]*[.H97])" office:value-type="float" office:value="2836343.94421809" calcext:value-type="float">
            <text:p>2836343.944218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A98]*[.$B$5]+[.$B$6])*[.$B$7]" office:value-type="float" office:value="44618.9754341561" calcext:value-type="float">
            <text:p>44618.9754341561</text:p>
          </table:table-cell>
          <table:table-cell table:formula="of:=[.B98]+([.$B$3]*[.D97])-[.E97]" office:value-type="float" office:value="-899242.242937104" calcext:value-type="float">
            <text:p>-899242.242937104</text:p>
          </table:table-cell>
          <table:table-cell table:formula="of:=[.C98]" office:value-type="float" office:value="-899242.242937104" calcext:value-type="float">
            <text:p>-899242.242937104</text:p>
          </table:table-cell>
          <table:table-cell table:formula="of:=[.D97]" office:value-type="float" office:value="3538172.79408147" calcext:value-type="float">
            <text:p>3538172.79408147</text:p>
          </table:table-cell>
          <table:table-cell/>
          <table:table-cell table:formula="of:=0.5*[.$B$3]*[.C98]-[.E98]" office:value-type="float" office:value="-2815894.67480463" calcext:value-type="float">
            <text:p>-2815894.67480463</text:p>
          </table:table-cell>
          <table:table-cell table:formula="of:=0.5*[.C98]*[.$B$4]" office:value-type="float" office:value="-535678.009532278" calcext:value-type="float">
            <text:p>-535678.009532278</text:p>
          </table:table-cell>
          <table:table-cell table:formula="of:=SQRT([.G98]*[.G98]+[.H98]*[.H98])" office:value-type="float" office:value="2866393.85805397" calcext:value-type="float">
            <text:p>2866393.858053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A99]*[.$B$5]+[.$B$6])*[.$B$7]" office:value-type="float" office:value="-64432.5736572074" calcext:value-type="float">
            <text:p>-64432.5736572074</text:p>
          </table:table-cell>
          <table:table-cell table:formula="of:=[.B99]+([.$B$3]*[.D98])-[.E98]" office:value-type="float" office:value="-2158049.129185" calcext:value-type="float">
            <text:p>-2158049.129185</text:p>
          </table:table-cell>
          <table:table-cell table:formula="of:=[.C99]" office:value-type="float" office:value="-2158049.129185" calcext:value-type="float">
            <text:p>-2158049.129185</text:p>
          </table:table-cell>
          <table:table-cell table:formula="of:=[.D98]" office:value-type="float" office:value="-899242.242937104" calcext:value-type="float">
            <text:p>-899242.242937104</text:p>
          </table:table-cell>
          <table:table-cell/>
          <table:table-cell table:formula="of:=0.5*[.$B$3]*[.C99]-[.E99]" office:value-type="float" office:value="2632603.50190521" calcext:value-type="float">
            <text:p>2632603.50190521</text:p>
          </table:table-cell>
          <table:table-cell table:formula="of:=0.5*[.C99]*[.$B$4]" office:value-type="float" office:value="-1285548.4393381" calcext:value-type="float">
            <text:p>-1285548.4393381</text:p>
          </table:table-cell>
          <table:table-cell table:formula="of:=SQRT([.G99]*[.G99]+[.H99]*[.H99])" office:value-type="float" office:value="2929716.02516835" calcext:value-type="float">
            <text:p>2929716.025168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A100]*[.$B$5]+[.$B$6])*[.$B$7]" office:value-type="float" office:value="58886.4781559494" calcext:value-type="float">
            <text:p>58886.4781559494</text:p>
          </table:table-cell>
          <table:table-cell table:formula="of:=[.B100]+([.$B$3]*[.D99])-[.E99]" office:value-type="float" office:value="4424851.23902927" calcext:value-type="float">
            <text:p>4424851.23902927</text:p>
          </table:table-cell>
          <table:table-cell table:formula="of:=[.C100]" office:value-type="float" office:value="4424851.23902927" calcext:value-type="float">
            <text:p>4424851.23902927</text:p>
          </table:table-cell>
          <table:table-cell table:formula="of:=[.D99]" office:value-type="float" office:value="-2158049.129185" calcext:value-type="float">
            <text:p>-2158049.129185</text:p>
          </table:table-cell>
          <table:table-cell/>
          <table:table-cell table:formula="of:=0.5*[.$B$3]*[.C100]-[.E100]" office:value-type="float" office:value="-1396024.59912115" calcext:value-type="float">
            <text:p>-1396024.59912115</text:p>
          </table:table-cell>
          <table:table-cell table:formula="of:=0.5*[.C100]*[.$B$4]" office:value-type="float" office:value="2635880.95734669" calcext:value-type="float">
            <text:p>2635880.95734669</text:p>
          </table:table-cell>
          <table:table-cell table:formula="of:=SQRT([.G100]*[.G100]+[.H100]*[.H100])" office:value-type="float" office:value="2982742.54716264" calcext:value-type="float">
            <text:p>2982742.547162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[.A101]*[.$B$5]+[.$B$6])*[.$B$7]" office:value-type="float" office:value="-30163.5488612281" calcext:value-type="float">
            <text:p>-30163.5488612281</text:p>
          </table:table-cell>
          <table:table-cell table:formula="of:=[.B101]+([.$B$3]*[.D100])-[.E100]" office:value-type="float" office:value="-4980261.87628853" calcext:value-type="float">
            <text:p>-4980261.87628853</text:p>
          </table:table-cell>
          <table:table-cell table:formula="of:=[.C101]" office:value-type="float" office:value="-4980261.87628853" calcext:value-type="float">
            <text:p>-4980261.87628853</text:p>
          </table:table-cell>
          <table:table-cell table:formula="of:=[.D100]" office:value-type="float" office:value="4424851.23902927" calcext:value-type="float">
            <text:p>4424851.23902927</text:p>
          </table:table-cell>
          <table:table-cell/>
          <table:table-cell table:formula="of:=0.5*[.$B$3]*[.C101]-[.E101]" office:value-type="float" office:value="-424667.517941089" calcext:value-type="float">
            <text:p>-424667.517941089</text:p>
          </table:table-cell>
          <table:table-cell table:formula="of:=0.5*[.C101]*[.$B$4]" office:value-type="float" office:value="-2966738.70672057" calcext:value-type="float">
            <text:p>-2966738.70672057</text:p>
          </table:table-cell>
          <table:table-cell table:formula="of:=SQRT([.G101]*[.G101]+[.H101]*[.H101])" office:value-type="float" office:value="2996978.65436981" calcext:value-type="float">
            <text:p>2996978.654369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[.A102]*[.$B$5]+[.$B$6])*[.$B$7]" office:value-type="float" office:value="-10431.300447561" calcext:value-type="float">
            <text:p>-10431.300447561</text:p>
          </table:table-cell>
          <table:table-cell table:formula="of:=[.B102]+([.$B$3]*[.D101])-[.E101]" office:value-type="float" office:value="3565084.90269953" calcext:value-type="float">
            <text:p>3565084.90269953</text:p>
          </table:table-cell>
          <table:table-cell table:formula="of:=[.C102]" office:value-type="float" office:value="3565084.90269953" calcext:value-type="float">
            <text:p>3565084.90269953</text:p>
          </table:table-cell>
          <table:table-cell table:formula="of:=[.D101]" office:value-type="float" office:value="-4980261.87628853" calcext:value-type="float">
            <text:p>-4980261.87628853</text:p>
          </table:table-cell>
          <table:table-cell/>
          <table:table-cell table:formula="of:=0.5*[.$B$3]*[.C102]-[.E102]" office:value-type="float" office:value="2116758.92276438" calcext:value-type="float">
            <text:p>2116758.92276438</text:p>
          </table:table-cell>
          <table:table-cell table:formula="of:=0.5*[.C102]*[.$B$4]" office:value-type="float" office:value="2123718.71927867" calcext:value-type="float">
            <text:p>2123718.71927867</text:p>
          </table:table-cell>
          <table:table-cell table:formula="of:=SQRT([.G102]*[.G102]+[.H102]*[.H102])" office:value-type="float" office:value="2998474.53477885" calcext:value-type="float">
            <text:p>2998474.534778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[.A103]*[.$B$5]+[.$B$6])*[.$B$7]" office:value-type="float" office:value="46920.5464957436" calcext:value-type="float">
            <text:p>46920.5464957436</text:p>
          </table:table-cell>
          <table:table-cell table:formula="of:=[.B103]+([.$B$3]*[.D102])-[.E102]" office:value-type="float" office:value="-699823.484264019" calcext:value-type="float">
            <text:p>-699823.484264019</text:p>
          </table:table-cell>
          <table:table-cell table:formula="of:=[.C103]" office:value-type="float" office:value="-699823.484264019" calcext:value-type="float">
            <text:p>-699823.484264019</text:p>
          </table:table-cell>
          <table:table-cell table:formula="of:=[.D102]" office:value-type="float" office:value="3565084.90269953" calcext:value-type="float">
            <text:p>3565084.90269953</text:p>
          </table:table-cell>
          <table:table-cell/>
          <table:table-cell table:formula="of:=0.5*[.$B$3]*[.C103]-[.E103]" office:value-type="float" office:value="-3002981.42723443" calcext:value-type="float">
            <text:p>-3002981.42723443</text:p>
          </table:table-cell>
          <table:table-cell table:formula="of:=0.5*[.C103]*[.$B$4]" office:value-type="float" office:value="-416884.386847821" calcext:value-type="float">
            <text:p>-416884.386847821</text:p>
          </table:table-cell>
          <table:table-cell table:formula="of:=SQRT([.G103]*[.G103]+[.H103]*[.H103])" office:value-type="float" office:value="3031780.01251944" calcext:value-type="float">
            <text:p>3031780.012519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[.A104]*[.$B$5]+[.$B$6])*[.$B$7]" office:value-type="float" office:value="-64942.5698183562" calcext:value-type="float">
            <text:p>-64942.5698183562</text:p>
          </table:table-cell>
          <table:table-cell table:formula="of:=[.B104]+([.$B$3]*[.D103])-[.E103]" office:value-type="float" office:value="-2505820.52158768" calcext:value-type="float">
            <text:p>-2505820.52158768</text:p>
          </table:table-cell>
          <table:table-cell table:formula="of:=[.C104]" office:value-type="float" office:value="-2505820.52158768" calcext:value-type="float">
            <text:p>-2505820.52158768</text:p>
          </table:table-cell>
          <table:table-cell table:formula="of:=[.D103]" office:value-type="float" office:value="-699823.484264019" calcext:value-type="float">
            <text:p>-699823.484264019</text:p>
          </table:table-cell>
          <table:table-cell/>
          <table:table-cell table:formula="of:=0.5*[.$B$3]*[.C104]-[.E104]" office:value-type="float" office:value="2712517.33599653" calcext:value-type="float">
            <text:p>2712517.33599653</text:p>
          </table:table-cell>
          <table:table-cell table:formula="of:=0.5*[.C104]*[.$B$4]" office:value-type="float" office:value="-1492715.62784346" calcext:value-type="float">
            <text:p>-1492715.62784346</text:p>
          </table:table-cell>
          <table:table-cell table:formula="of:=SQRT([.G104]*[.G104]+[.H104]*[.H104])" office:value-type="float" office:value="3096118.57713651" calcext:value-type="float">
            <text:p>3096118.577136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[.A105]*[.$B$5]+[.$B$6])*[.$B$7]" office:value-type="float" office:value="57404.1725837362" calcext:value-type="float">
            <text:p>57404.1725837362</text:p>
          </table:table-cell>
          <table:table-cell table:formula="of:=[.B105]+([.$B$3]*[.D104])-[.E104]" office:value-type="float" office:value="4782615.36031277" calcext:value-type="float">
            <text:p>4782615.36031277</text:p>
          </table:table-cell>
          <table:table-cell table:formula="of:=[.C105]" office:value-type="float" office:value="4782615.36031277" calcext:value-type="float">
            <text:p>4782615.36031277</text:p>
          </table:table-cell>
          <table:table-cell table:formula="of:=[.D104]" office:value-type="float" office:value="-2505820.52158768" calcext:value-type="float">
            <text:p>-2505820.52158768</text:p>
          </table:table-cell>
          <table:table-cell/>
          <table:table-cell table:formula="of:=0.5*[.$B$3]*[.C105]-[.E105]" office:value-type="float" office:value="-1335612.03432579" calcext:value-type="float">
            <text:p>-1335612.03432579</text:p>
          </table:table-cell>
          <table:table-cell table:formula="of:=0.5*[.C105]*[.$B$4]" office:value-type="float" office:value="2849000.80783909" calcext:value-type="float">
            <text:p>2849000.80783909</text:p>
          </table:table-cell>
          <table:table-cell table:formula="of:=SQRT([.G105]*[.G105]+[.H105]*[.H105])" office:value-type="float" office:value="3146532.2355418" calcext:value-type="float">
            <text:p>3146532.23554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[.A106]*[.$B$5]+[.$B$6])*[.$B$7]" office:value-type="float" office:value="-27272.3547763812" calcext:value-type="float">
            <text:p>-27272.3547763812</text:p>
          </table:table-cell>
          <table:table-cell table:formula="of:=[.B106]+([.$B$3]*[.D105])-[.E105]" office:value-type="float" office:value="-5204316.94501563" calcext:value-type="float">
            <text:p>-5204316.94501563</text:p>
          </table:table-cell>
          <table:table-cell table:formula="of:=[.C106]" office:value-type="float" office:value="-5204316.94501563" calcext:value-type="float">
            <text:p>-5204316.94501563</text:p>
          </table:table-cell>
          <table:table-cell table:formula="of:=[.D105]" office:value-type="float" office:value="4782615.36031277" calcext:value-type="float">
            <text:p>4782615.36031277</text:p>
          </table:table-cell>
          <table:table-cell/>
          <table:table-cell table:formula="of:=0.5*[.$B$3]*[.C106]-[.E106]" office:value-type="float" office:value="-602468.926256296" calcext:value-type="float">
            <text:p>-602468.926256296</text:p>
          </table:table-cell>
          <table:table-cell table:formula="of:=0.5*[.C106]*[.$B$4]" office:value-type="float" office:value="-3100208.16301451" calcext:value-type="float">
            <text:p>-3100208.16301451</text:p>
          </table:table-cell>
          <table:table-cell table:formula="of:=SQRT([.G106]*[.G106]+[.H106]*[.H106])" office:value-type="float" office:value="3158205.10118108" calcext:value-type="float">
            <text:p>3158205.101181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[.A107]*[.$B$5]+[.$B$6])*[.$B$7]" office:value-type="float" office:value="-13593.4524560926" calcext:value-type="float">
            <text:p>-13593.4524560926</text:p>
          </table:table-cell>
          <table:table-cell table:formula="of:=[.B107]+([.$B$3]*[.D106])-[.E106]" office:value-type="float" office:value="3564084.05534409" calcext:value-type="float">
            <text:p>3564084.05534409</text:p>
          </table:table-cell>
          <table:table-cell table:formula="of:=[.C107]" office:value-type="float" office:value="3564084.05534409" calcext:value-type="float">
            <text:p>3564084.05534409</text:p>
          </table:table-cell>
          <table:table-cell table:formula="of:=[.D106]" office:value-type="float" office:value="-5204316.94501563" calcext:value-type="float">
            <text:p>-5204316.94501563</text:p>
          </table:table-cell>
          <table:table-cell/>
          <table:table-cell table:formula="of:=0.5*[.$B$3]*[.C107]-[.E107]" office:value-type="float" office:value="2341617.87959978" calcext:value-type="float">
            <text:p>2341617.87959978</text:p>
          </table:table-cell>
          <table:table-cell table:formula="of:=0.5*[.C107]*[.$B$4]" office:value-type="float" office:value="2123122.5151708" calcext:value-type="float">
            <text:p>2123122.5151708</text:p>
          </table:table-cell>
          <table:table-cell table:formula="of:=SQRT([.G107]*[.G107]+[.H107]*[.H107])" office:value-type="float" office:value="3160826.39644865" calcext:value-type="float">
            <text:p>3160826.396448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[.A108]*[.$B$5]+[.$B$6])*[.$B$7]" office:value-type="float" office:value="49109.0808678912" calcext:value-type="float">
            <text:p>49109.0808678912</text:p>
          </table:table-cell>
          <table:table-cell table:formula="of:=[.B108]+([.$B$3]*[.D107])-[.E107]" office:value-type="float" office:value="-471972.10494818" calcext:value-type="float">
            <text:p>-471972.10494818</text:p>
          </table:table-cell>
          <table:table-cell table:formula="of:=[.C108]" office:value-type="float" office:value="-471972.10494818" calcext:value-type="float">
            <text:p>-471972.10494818</text:p>
          </table:table-cell>
          <table:table-cell table:formula="of:=[.D107]" office:value-type="float" office:value="3564084.05534409" calcext:value-type="float">
            <text:p>3564084.05534409</text:p>
          </table:table-cell>
          <table:table-cell/>
          <table:table-cell table:formula="of:=0.5*[.$B$3]*[.C108]-[.E108]" office:value-type="float" office:value="-3184992.51800742" calcext:value-type="float">
            <text:p>-3184992.51800742</text:p>
          </table:table-cell>
          <table:table-cell table:formula="of:=0.5*[.C108]*[.$B$4]" office:value-type="float" office:value="-281153.470846325" calcext:value-type="float">
            <text:p>-281153.470846325</text:p>
          </table:table-cell>
          <table:table-cell table:formula="of:=SQRT([.G108]*[.G108]+[.H108]*[.H108])" office:value-type="float" office:value="3197377.77153907" calcext:value-type="float">
            <text:p>3197377.771539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[.A109]*[.$B$5]+[.$B$6])*[.$B$7]" office:value-type="float" office:value="-65296.1122797031" calcext:value-type="float">
            <text:p>-65296.1122797031</text:p>
          </table:table-cell>
          <table:table-cell table:formula="of:=[.B109]+([.$B$3]*[.D108])-[.E108]" office:value-type="float" office:value="-2871197.09295045" calcext:value-type="float">
            <text:p>-2871197.09295045</text:p>
          </table:table-cell>
          <table:table-cell table:formula="of:=[.C109]" office:value-type="float" office:value="-2871197.09295045" calcext:value-type="float">
            <text:p>-2871197.09295045</text:p>
          </table:table-cell>
          <table:table-cell table:formula="of:=[.D108]" office:value-type="float" office:value="-471972.10494818" calcext:value-type="float">
            <text:p>-471972.10494818</text:p>
          </table:table-cell>
          <table:table-cell/>
          <table:table-cell table:formula="of:=0.5*[.$B$3]*[.C109]-[.E109]" office:value-type="float" office:value="2778139.16133104" calcext:value-type="float">
            <text:p>2778139.16133104</text:p>
          </table:table-cell>
          <table:table-cell table:formula="of:=0.5*[.C109]*[.$B$4]" office:value-type="float" office:value="-1710370.20981468" calcext:value-type="float">
            <text:p>-1710370.20981468</text:p>
          </table:table-cell>
          <table:table-cell table:formula="of:=SQRT([.G109]*[.G109]+[.H109]*[.H109])" office:value-type="float" office:value="3262426.00748931" calcext:value-type="float">
            <text:p>3262426.00748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[.A110]*[.$B$5]+[.$B$6])*[.$B$7]" office:value-type="float" office:value="55783.5741289051" calcext:value-type="float">
            <text:p>55783.5741289051</text:p>
          </table:table-cell>
          <table:table-cell table:formula="of:=[.B110]+([.$B$3]*[.D109])-[.E109]" office:value-type="float" office:value="5140089.79184281" calcext:value-type="float">
            <text:p>5140089.79184281</text:p>
          </table:table-cell>
          <table:table-cell table:formula="of:=[.C110]" office:value-type="float" office:value="5140089.79184281" calcext:value-type="float">
            <text:p>5140089.79184281</text:p>
          </table:table-cell>
          <table:table-cell table:formula="of:=[.D109]" office:value-type="float" office:value="-2871197.09295045" calcext:value-type="float">
            <text:p>-2871197.09295045</text:p>
          </table:table-cell>
          <table:table-cell/>
          <table:table-cell table:formula="of:=0.5*[.$B$3]*[.C110]-[.E110]" office:value-type="float" office:value="-1257361.60958592" calcext:value-type="float">
            <text:p>-1257361.60958592</text:p>
          </table:table-cell>
          <table:table-cell table:formula="of:=0.5*[.C110]*[.$B$4]" office:value-type="float" office:value="3061948.0903369" calcext:value-type="float">
            <text:p>3061948.0903369</text:p>
          </table:table-cell>
          <table:table-cell table:formula="of:=SQRT([.G110]*[.G110]+[.H110]*[.H110])" office:value-type="float" office:value="3310058.05465377" calcext:value-type="float">
            <text:p>3310058.054653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[.A111]*[.$B$5]+[.$B$6])*[.$B$7]" office:value-type="float" office:value="-24315.4586286362" calcext:value-type="float">
            <text:p>-24315.4586286362</text:p>
          </table:table-cell>
          <table:table-cell table:formula="of:=[.B111]+([.$B$3]*[.D110])-[.E110]" office:value-type="float" office:value="-5410235.77075093" calcext:value-type="float">
            <text:p>-5410235.77075093</text:p>
          </table:table-cell>
          <table:table-cell table:formula="of:=[.C111]" office:value-type="float" office:value="-5410235.77075093" calcext:value-type="float">
            <text:p>-5410235.77075093</text:p>
          </table:table-cell>
          <table:table-cell table:formula="of:=[.D110]" office:value-type="float" office:value="5140089.79184281" calcext:value-type="float">
            <text:p>5140089.79184281</text:p>
          </table:table-cell>
          <table:table-cell/>
          <table:table-cell table:formula="of:=0.5*[.$B$3]*[.C111]-[.E111]" office:value-type="float" office:value="-794547.811320449" calcext:value-type="float">
            <text:p>-794547.811320449</text:p>
          </table:table-cell>
          <table:table-cell table:formula="of:=0.5*[.C111]*[.$B$4]" office:value-type="float" office:value="-3222873.87135003" calcext:value-type="float">
            <text:p>-3222873.87135003</text:p>
          </table:table-cell>
          <table:table-cell table:formula="of:=SQRT([.G111]*[.G111]+[.H111]*[.H111])" office:value-type="float" office:value="3319370.7558971" calcext:value-type="float">
            <text:p>3319370.75589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[.A112]*[.$B$5]+[.$B$6])*[.$B$7]" office:value-type="float" office:value="-16722.856362175" calcext:value-type="float">
            <text:p>-16722.856362175</text:p>
          </table:table-cell>
          <table:table-cell table:formula="of:=[.B112]+([.$B$3]*[.D111])-[.E111]" office:value-type="float" office:value="3534271.31283973" calcext:value-type="float">
            <text:p>3534271.31283973</text:p>
          </table:table-cell>
          <table:table-cell table:formula="of:=[.C112]" office:value-type="float" office:value="3534271.31283973" calcext:value-type="float">
            <text:p>3534271.31283973</text:p>
          </table:table-cell>
          <table:table-cell table:formula="of:=[.D111]" office:value-type="float" office:value="-5410235.77075093" calcext:value-type="float">
            <text:p>-5410235.77075093</text:p>
          </table:table-cell>
          <table:table-cell/>
          <table:table-cell table:formula="of:=0.5*[.$B$3]*[.C112]-[.E112]" office:value-type="float" office:value="2571482.52389027" calcext:value-type="float">
            <text:p>2571482.52389027</text:p>
          </table:table-cell>
          <table:table-cell table:formula="of:=0.5*[.C112]*[.$B$4]" office:value-type="float" office:value="2105363.08417335" calcext:value-type="float">
            <text:p>2105363.08417335</text:p>
          </table:table-cell>
          <table:table-cell table:formula="of:=SQRT([.G112]*[.G112]+[.H112]*[.H112])" office:value-type="float" office:value="3323413.31869405" calcext:value-type="float">
            <text:p>3323413.318694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[.A113]*[.$B$5]+[.$B$6])*[.$B$7]" office:value-type="float" office:value="51179.3061337448" calcext:value-type="float">
            <text:p>51179.3061337448</text:p>
          </table:table-cell>
          <table:table-cell table:formula="of:=[.B113]+([.$B$3]*[.D112])-[.E112]" office:value-type="float" office:value="-216091.416836655" calcext:value-type="float">
            <text:p>-216091.416836655</text:p>
          </table:table-cell>
          <table:table-cell table:formula="of:=[.C113]" office:value-type="float" office:value="-216091.416836655" calcext:value-type="float">
            <text:p>-216091.416836655</text:p>
          </table:table-cell>
          <table:table-cell table:formula="of:=[.D112]" office:value-type="float" office:value="3534271.31283973" calcext:value-type="float">
            <text:p>3534271.31283973</text:p>
          </table:table-cell>
          <table:table-cell/>
          <table:table-cell table:formula="of:=0.5*[.$B$3]*[.C113]-[.E113]" office:value-type="float" office:value="-3360705.06484535" calcext:value-type="float">
            <text:p>-3360705.06484535</text:p>
          </table:table-cell>
          <table:table-cell table:formula="of:=0.5*[.C113]*[.$B$4]" office:value-type="float" office:value="-128725.514128417" calcext:value-type="float">
            <text:p>-128725.514128417</text:p>
          </table:table-cell>
          <table:table-cell table:formula="of:=SQRT([.G113]*[.G113]+[.H113]*[.H113])" office:value-type="float" office:value="3363169.45616257" calcext:value-type="float">
            <text:p>3363169.456162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[.A114]*[.$B$5]+[.$B$6])*[.$B$7]" office:value-type="float" office:value="-65492.3493190839" calcext:value-type="float">
            <text:p>-65492.3493190839</text:p>
          </table:table-cell>
          <table:table-cell table:formula="of:=[.B114]+([.$B$3]*[.D113])-[.E113]" office:value-type="float" office:value="-3252631.16617005" calcext:value-type="float">
            <text:p>-3252631.16617005</text:p>
          </table:table-cell>
          <table:table-cell table:formula="of:=[.C114]" office:value-type="float" office:value="-3252631.16617005" calcext:value-type="float">
            <text:p>-3252631.16617005</text:p>
          </table:table-cell>
          <table:table-cell table:formula="of:=[.D113]" office:value-type="float" office:value="-216091.416836655" calcext:value-type="float">
            <text:p>-216091.416836655</text:p>
          </table:table-cell>
          <table:table-cell/>
          <table:table-cell table:formula="of:=0.5*[.$B$3]*[.C114]-[.E114]" office:value-type="float" office:value="2828629.18388955" calcext:value-type="float">
            <text:p>2828629.18388955</text:p>
          </table:table-cell>
          <table:table-cell table:formula="of:=0.5*[.C114]*[.$B$4]" office:value-type="float" office:value="-1937590.23502468" calcext:value-type="float">
            <text:p>-1937590.23502468</text:p>
          </table:table-cell>
          <table:table-cell table:formula="of:=SQRT([.G114]*[.G114]+[.H114]*[.H114])" office:value-type="float" office:value="3428614.73175606" calcext:value-type="float">
            <text:p>3428614.731756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[.A115]*[.$B$5]+[.$B$6])*[.$B$7]" office:value-type="float" office:value="54028.5869890407" calcext:value-type="float">
            <text:p>54028.5869890407</text:p>
          </table:table-cell>
          <table:table-cell table:formula="of:=[.B115]+([.$B$3]*[.D114])-[.E114]" office:value-type="float" office:value="5495195.53793149" calcext:value-type="float">
            <text:p>5495195.53793149</text:p>
          </table:table-cell>
          <table:table-cell table:formula="of:=[.C115]" office:value-type="float" office:value="5495195.53793149" calcext:value-type="float">
            <text:p>5495195.53793149</text:p>
          </table:table-cell>
          <table:table-cell table:formula="of:=[.D114]" office:value-type="float" office:value="-3252631.16617005" calcext:value-type="float">
            <text:p>-3252631.16617005</text:p>
          </table:table-cell>
          <table:table-cell/>
          <table:table-cell table:formula="of:=0.5*[.$B$3]*[.C115]-[.E115]" office:value-type="float" office:value="-1161151.13706328" calcext:value-type="float">
            <text:p>-1161151.13706328</text:p>
          </table:table-cell>
          <table:table-cell table:formula="of:=0.5*[.C115]*[.$B$4]" office:value-type="float" office:value="3273484.34848349" calcext:value-type="float">
            <text:p>3273484.34848349</text:p>
          </table:table-cell>
          <table:table-cell table:formula="of:=SQRT([.G115]*[.G115]+[.H115]*[.H115])" office:value-type="float" office:value="3473322.86763983" calcext:value-type="float">
            <text:p>3473322.867639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[.A116]*[.$B$5]+[.$B$6])*[.$B$7]" office:value-type="float" office:value="-21299.9839017606" calcext:value-type="float">
            <text:p>-21299.9839017606</text:p>
          </table:table-cell>
          <table:table-cell table:formula="of:=[.B116]+([.$B$3]*[.D115])-[.E115]" office:value-type="float" office:value="-5596233.42419838" calcext:value-type="float">
            <text:p>-5596233.42419838</text:p>
          </table:table-cell>
          <table:table-cell table:formula="of:=[.C116]" office:value-type="float" office:value="-5596233.42419838" calcext:value-type="float">
            <text:p>-5596233.42419838</text:p>
          </table:table-cell>
          <table:table-cell table:formula="of:=[.D115]" office:value-type="float" office:value="5495195.53793149" calcext:value-type="float">
            <text:p>5495195.53793149</text:p>
          </table:table-cell>
          <table:table-cell/>
          <table:table-cell table:formula="of:=0.5*[.$B$3]*[.C116]-[.E116]" office:value-type="float" office:value="-1000258.846054" calcext:value-type="float">
            <text:p>-1000258.846054</text:p>
          </table:table-cell>
          <table:table-cell table:formula="of:=0.5*[.C116]*[.$B$4]" office:value-type="float" office:value="-3333672.55052571" calcext:value-type="float">
            <text:p>-3333672.55052571</text:p>
          </table:table-cell>
          <table:table-cell table:formula="of:=SQRT([.G116]*[.G116]+[.H116]*[.H116])" office:value-type="float" office:value="3480501.4628984" calcext:value-type="float">
            <text:p>3480501.46289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[.A117]*[.$B$5]+[.$B$6])*[.$B$7]" office:value-type="float" office:value="-19811.9730921159" calcext:value-type="float">
            <text:p>-19811.9730921159</text:p>
          </table:table-cell>
          <table:table-cell table:formula="of:=[.B117]+([.$B$3]*[.D116])-[.E116]" office:value-type="float" office:value="3474865.87273137" calcext:value-type="float">
            <text:p>3474865.87273137</text:p>
          </table:table-cell>
          <table:table-cell table:formula="of:=[.C117]" office:value-type="float" office:value="3474865.87273137" calcext:value-type="float">
            <text:p>3474865.87273137</text:p>
          </table:table-cell>
          <table:table-cell table:formula="of:=[.D116]" office:value-type="float" office:value="-5596233.42419838" calcext:value-type="float">
            <text:p>-5596233.42419838</text:p>
          </table:table-cell>
          <table:table-cell/>
          <table:table-cell table:formula="of:=0.5*[.$B$3]*[.C117]-[.E117]" office:value-type="float" office:value="2805195.07273246" calcext:value-type="float">
            <text:p>2805195.07273246</text:p>
          </table:table-cell>
          <table:table-cell table:formula="of:=0.5*[.C117]*[.$B$4]" office:value-type="float" office:value="2069975.3027801" calcext:value-type="float">
            <text:p>2069975.3027801</text:p>
          </table:table-cell>
          <table:table-cell table:formula="of:=SQRT([.G117]*[.G117]+[.H117]*[.H117])" office:value-type="float" office:value="3486246.85732408" calcext:value-type="float">
            <text:p>3486246.857324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[.A118]*[.$B$5]+[.$B$6])*[.$B$7]" office:value-type="float" office:value="53126.2348959277" calcext:value-type="float">
            <text:p>53126.2348959277</text:p>
          </table:table-cell>
          <table:table-cell table:formula="of:=[.B118]+([.$B$3]*[.D117])-[.E117]" office:value-type="float" office:value="67282.9561624704" calcext:value-type="float">
            <text:p>67282.9561624704</text:p>
          </table:table-cell>
          <table:table-cell table:formula="of:=[.C118]" office:value-type="float" office:value="67282.9561624704" calcext:value-type="float">
            <text:p>67282.9561624704</text:p>
          </table:table-cell>
          <table:table-cell table:formula="of:=[.D117]" office:value-type="float" office:value="3474865.87273137" calcext:value-type="float">
            <text:p>3474865.87273137</text:p>
          </table:table-cell>
          <table:table-cell/>
          <table:table-cell table:formula="of:=0.5*[.$B$3]*[.C118]-[.E118]" office:value-type="float" office:value="-3528908.04814974" calcext:value-type="float">
            <text:p>-3528908.04814974</text:p>
          </table:table-cell>
          <table:table-cell table:formula="of:=0.5*[.C118]*[.$B$4]" office:value-type="float" office:value="40080.4124980154" calcext:value-type="float">
            <text:p>40080.4124980154</text:p>
          </table:table-cell>
          <table:table-cell table:formula="of:=SQRT([.G118]*[.G118]+[.H118]*[.H118])" office:value-type="float" office:value="3529135.65221883" calcext:value-type="float">
            <text:p>3529135.652218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IN([.A119]*[.$B$5]+[.$B$6])*[.$B$7]" office:value-type="float" office:value="-65530.8081801705" calcext:value-type="float">
            <text:p>-65530.8081801705</text:p>
          </table:table-cell>
          <table:table-cell table:formula="of:=[.B119]+([.$B$3]*[.D118])-[.E118]" office:value-type="float" office:value="-3648481.03174828" calcext:value-type="float">
            <text:p>-3648481.03174828</text:p>
          </table:table-cell>
          <table:table-cell table:formula="of:=[.C119]" office:value-type="float" office:value="-3648481.03174828" calcext:value-type="float">
            <text:p>-3648481.03174828</text:p>
          </table:table-cell>
          <table:table-cell table:formula="of:=[.D118]" office:value-type="float" office:value="67282.9561624704" calcext:value-type="float">
            <text:p>67282.9561624704</text:p>
          </table:table-cell>
          <table:table-cell/>
          <table:table-cell table:formula="of:=0.5*[.$B$3]*[.C119]-[.E119]" office:value-type="float" office:value="2863204.39418845" calcext:value-type="float">
            <text:p>2863204.39418845</text:p>
          </table:table-cell>
          <table:table-cell table:formula="of:=0.5*[.C119]*[.$B$4]" office:value-type="float" office:value="-2173397.73821089" calcext:value-type="float">
            <text:p>-2173397.73821089</text:p>
          </table:table-cell>
          <table:table-cell table:formula="of:=SQRT([.G119]*[.G119]+[.H119]*[.H119])" office:value-type="float" office:value="3594662.31117198" calcext:value-type="float">
            <text:p>3594662.311171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IN([.A120]*[.$B$5]+[.$B$6])*[.$B$7]" office:value-type="float" office:value="52143.4391186527" calcext:value-type="float">
            <text:p>52143.4391186527</text:p>
          </table:table-cell>
          <table:table-cell table:formula="of:=[.B120]+([.$B$3]*[.D119])-[.E119]" office:value-type="float" office:value="5845835.18365802" calcext:value-type="float">
            <text:p>5845835.18365802</text:p>
          </table:table-cell>
          <table:table-cell table:formula="of:=[.C120]" office:value-type="float" office:value="5845835.18365802" calcext:value-type="float">
            <text:p>5845835.18365802</text:p>
          </table:table-cell>
          <table:table-cell table:formula="of:=[.D119]" office:value-type="float" office:value="-3648481.03174828" calcext:value-type="float">
            <text:p>-3648481.03174828</text:p>
          </table:table-cell>
          <table:table-cell/>
          <table:table-cell table:formula="of:=0.5*[.$B$3]*[.C120]-[.E120]" office:value-type="float" office:value="-1046937.66684841" calcext:value-type="float">
            <text:p>-1046937.66684841</text:p>
          </table:table-cell>
          <table:table-cell table:formula="of:=0.5*[.C120]*[.$B$4]" office:value-type="float" office:value="3482360.15359736" calcext:value-type="float">
            <text:p>3482360.15359736</text:p>
          </table:table-cell>
          <table:table-cell table:formula="of:=SQRT([.G120]*[.G120]+[.H120]*[.H120])" office:value-type="float" office:value="3636332.0417185" calcext:value-type="float">
            <text:p>3636332.04171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IN([.A121]*[.$B$5]+[.$B$6])*[.$B$7]" office:value-type="float" office:value="-18233.1952016892" calcext:value-type="float">
            <text:p>-18233.1952016892</text:p>
          </table:table-cell>
          <table:table-cell table:formula="of:=[.B121]+([.$B$3]*[.D120])-[.E120]" office:value-type="float" office:value="-5760589.56064678" calcext:value-type="float">
            <text:p>-5760589.56064678</text:p>
          </table:table-cell>
          <table:table-cell table:formula="of:=[.C121]" office:value-type="float" office:value="-5760589.56064678" calcext:value-type="float">
            <text:p>-5760589.56064678</text:p>
          </table:table-cell>
          <table:table-cell table:formula="of:=[.D120]" office:value-type="float" office:value="5845835.18365802" calcext:value-type="float">
            <text:p>5845835.18365802</text:p>
          </table:table-cell>
          <table:table-cell/>
          <table:table-cell table:formula="of:=0.5*[.$B$3]*[.C121]-[.E121]" office:value-type="float" office:value="-1218886.40932117" calcext:value-type="float">
            <text:p>-1218886.40932117</text:p>
          </table:table-cell>
          <table:table-cell table:formula="of:=0.5*[.C121]*[.$B$4]" office:value-type="float" office:value="-3431579.39233458" calcext:value-type="float">
            <text:p>-3431579.39233458</text:p>
          </table:table-cell>
          <table:table-cell table:formula="of:=SQRT([.G121]*[.G121]+[.H121]*[.H121])" office:value-type="float" office:value="3641623.429835" calcext:value-type="float">
            <text:p>3641623.4298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IN([.A122]*[.$B$5]+[.$B$6])*[.$B$7]" office:value-type="float" office:value="-22853.3606284124" calcext:value-type="float">
            <text:p>-22853.3606284124</text:p>
          </table:table-cell>
          <table:table-cell table:formula="of:=[.B122]+([.$B$3]*[.D121])-[.E121]" office:value-type="float" office:value="3385209.00438727" calcext:value-type="float">
            <text:p>3385209.00438727</text:p>
          </table:table-cell>
          <table:table-cell table:formula="of:=[.C122]" office:value-type="float" office:value="3385209.00438727" calcext:value-type="float">
            <text:p>3385209.00438727</text:p>
          </table:table-cell>
          <table:table-cell table:formula="of:=[.D121]" office:value-type="float" office:value="-5760589.56064678" calcext:value-type="float">
            <text:p>-5760589.56064678</text:p>
          </table:table-cell>
          <table:table-cell/>
          <table:table-cell table:formula="of:=0.5*[.$B$3]*[.C122]-[.E122]" office:value-type="float" office:value="3041564.27880303" calcext:value-type="float">
            <text:p>3041564.27880303</text:p>
          </table:table-cell>
          <table:table-cell table:formula="of:=0.5*[.C122]*[.$B$4]" office:value-type="float" office:value="2016566.76558927" calcext:value-type="float">
            <text:p>2016566.76558927</text:p>
          </table:table-cell>
          <table:table-cell table:formula="of:=SQRT([.G122]*[.G122]+[.H122]*[.H122])" office:value-type="float" office:value="3649336.21117181" calcext:value-type="float">
            <text:p>3649336.211171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IN([.A123]*[.$B$5]+[.$B$6])*[.$B$7]" office:value-type="float" office:value="54945.1767917283" calcext:value-type="float">
            <text:p>54945.1767917283</text:p>
          </table:table-cell>
          <table:table-cell table:formula="of:=[.B123]+([.$B$3]*[.D122])-[.E122]" office:value-type="float" office:value="377484.173751018" calcext:value-type="float">
            <text:p>377484.173751018</text:p>
          </table:table-cell>
          <table:table-cell table:formula="of:=[.C123]" office:value-type="float" office:value="377484.173751018" calcext:value-type="float">
            <text:p>377484.173751018</text:p>
          </table:table-cell>
          <table:table-cell table:formula="of:=[.D122]" office:value-type="float" office:value="3385209.00438727" calcext:value-type="float">
            <text:p>3385209.00438727</text:p>
          </table:table-cell>
          <table:table-cell/>
          <table:table-cell table:formula="of:=0.5*[.$B$3]*[.C123]-[.E123]" office:value-type="float" office:value="-3688407.12615603" calcext:value-type="float">
            <text:p>-3688407.12615603</text:p>
          </table:table-cell>
          <table:table-cell table:formula="of:=0.5*[.C123]*[.$B$4]" office:value-type="float" office:value="224867.072708266" calcext:value-type="float">
            <text:p>224867.072708266</text:p>
          </table:table-cell>
          <table:table-cell table:formula="of:=SQRT([.G123]*[.G123]+[.H123]*[.H123])" office:value-type="float" office:value="3695255.3807101" calcext:value-type="float">
            <text:p>3695255.38071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IN([.A124]*[.$B$5]+[.$B$6])*[.$B$7]" office:value-type="float" office:value="-65411.396211392" calcext:value-type="float">
            <text:p>-65411.396211392</text:p>
          </table:table-cell>
          <table:table-cell table:formula="of:=[.B124]+([.$B$3]*[.D123])-[.E123]" office:value-type="float" office:value="-4057016.64413618" calcext:value-type="float">
            <text:p>-4057016.64413618</text:p>
          </table:table-cell>
          <table:table-cell table:formula="of:=[.C124]" office:value-type="float" office:value="-4057016.64413618" calcext:value-type="float">
            <text:p>-4057016.64413618</text:p>
          </table:table-cell>
          <table:table-cell table:formula="of:=[.D123]" office:value-type="float" office:value="377484.173751018" calcext:value-type="float">
            <text:p>377484.173751018</text:p>
          </table:table-cell>
          <table:table-cell/>
          <table:table-cell table:formula="of:=0.5*[.$B$3]*[.C124]-[.E124]" office:value-type="float" office:value="2881142.0469552" calcext:value-type="float">
            <text:p>2881142.0469552</text:p>
          </table:table-cell>
          <table:table-cell table:formula="of:=0.5*[.C124]*[.$B$4]" office:value-type="float" office:value="-2416762.13238372" calcext:value-type="float">
            <text:p>-2416762.13238372</text:p>
          </table:table-cell>
          <table:table-cell table:formula="of:=SQRT([.G124]*[.G124]+[.H124]*[.H124])" office:value-type="float" office:value="3760547.65948487" calcext:value-type="float">
            <text:p>3760547.659484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IN([.A125]*[.$B$5]+[.$B$6])*[.$B$7]" office:value-type="float" office:value="50132.6720435862" calcext:value-type="float">
            <text:p>50132.6720435862</text:p>
          </table:table-cell>
          <table:table-cell table:formula="of:=[.B125]+([.$B$3]*[.D124])-[.E124]" office:value-type="float" office:value="6189900.93970501" calcext:value-type="float">
            <text:p>6189900.93970501</text:p>
          </table:table-cell>
          <table:table-cell table:formula="of:=[.C125]" office:value-type="float" office:value="6189900.93970501" calcext:value-type="float">
            <text:p>6189900.93970501</text:p>
          </table:table-cell>
          <table:table-cell table:formula="of:=[.D124]" office:value-type="float" office:value="-4057016.64413618" calcext:value-type="float">
            <text:p>-4057016.64413618</text:p>
          </table:table-cell>
          <table:table-cell/>
          <table:table-cell table:formula="of:=0.5*[.$B$3]*[.C125]-[.E125]" office:value-type="float" office:value="-914758.252289346" calcext:value-type="float">
            <text:p>-914758.252289346</text:p>
          </table:table-cell>
          <table:table-cell table:formula="of:=0.5*[.C125]*[.$B$4]" office:value-type="float" office:value="3687319.89697583" calcext:value-type="float">
            <text:p>3687319.89697583</text:p>
          </table:table-cell>
          <table:table-cell table:formula="of:=SQRT([.G125]*[.G125]+[.H125]*[.H125])" office:value-type="float" office:value="3799093.40274299" calcext:value-type="float">
            <text:p>3799093.402742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IN([.A126]*[.$B$5]+[.$B$6])*[.$B$7]" office:value-type="float" office:value="-15122.4807552742" calcext:value-type="float">
            <text:p>-15122.4807552742</text:p>
          </table:table-cell>
          <table:table-cell table:formula="of:=[.B126]+([.$B$3]*[.D125])-[.E125]" office:value-type="float" office:value="-5901655.62947015" calcext:value-type="float">
            <text:p>-5901655.62947015</text:p>
          </table:table-cell>
          <table:table-cell table:formula="of:=[.C126]" office:value-type="float" office:value="-5901655.62947015" calcext:value-type="float">
            <text:p>-5901655.62947015</text:p>
          </table:table-cell>
          <table:table-cell table:formula="of:=[.D125]" office:value-type="float" office:value="6189900.93970501" calcext:value-type="float">
            <text:p>6189900.93970501</text:p>
          </table:table-cell>
          <table:table-cell/>
          <table:table-cell table:formula="of:=0.5*[.$B$3]*[.C126]-[.E126]" office:value-type="float" office:value="-1449646.84004143" calcext:value-type="float">
            <text:p>-1449646.84004143</text:p>
          </table:table-cell>
          <table:table-cell table:formula="of:=0.5*[.C126]*[.$B$4]" office:value-type="float" office:value="-3515612.35625877" calcext:value-type="float">
            <text:p>-3515612.35625877</text:p>
          </table:table-cell>
          <table:table-cell table:formula="of:=SQRT([.G126]*[.G126]+[.H126]*[.H126])" office:value-type="float" office:value="3802762.96925294" calcext:value-type="float">
            <text:p>3802762.969252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IN([.A127]*[.$B$5]+[.$B$6])*[.$B$7]" office:value-type="float" office:value="-25839.6919383692" calcext:value-type="float">
            <text:p>-25839.6919383692</text:p>
          </table:table-cell>
          <table:table-cell table:formula="of:=[.B127]+([.$B$3]*[.D126])-[.E126]" office:value-type="float" office:value="3264767.56768377" calcext:value-type="float">
            <text:p>3264767.56768377</text:p>
          </table:table-cell>
          <table:table-cell table:formula="of:=[.C127]" office:value-type="float" office:value="3264767.56768377" calcext:value-type="float">
            <text:p>3264767.56768377</text:p>
          </table:table-cell>
          <table:table-cell table:formula="of:=[.D126]" office:value-type="float" office:value="-5901655.62947015" calcext:value-type="float">
            <text:p>-5901655.62947015</text:p>
          </table:table-cell>
          <table:table-cell/>
          <table:table-cell table:formula="of:=0.5*[.$B$3]*[.C127]-[.E127]" office:value-type="float" office:value="3279369.81362509" calcext:value-type="float">
            <text:p>3279369.81362509</text:p>
          </table:table-cell>
          <table:table-cell table:formula="of:=0.5*[.C127]*[.$B$4]" office:value-type="float" office:value="1944819.88138173" calcext:value-type="float">
            <text:p>1944819.88138173</text:p>
          </table:table-cell>
          <table:table-cell table:formula="of:=SQRT([.G127]*[.G127]+[.H127]*[.H127])" office:value-type="float" office:value="3812688.12592023" calcext:value-type="float">
            <text:p>3812688.125920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IN([.A128]*[.$B$5]+[.$B$6])*[.$B$7]" office:value-type="float" office:value="56631.7497926805" calcext:value-type="float">
            <text:p>56631.7497926805</text:p>
          </table:table-cell>
          <table:table-cell table:formula="of:=[.B128]+([.$B$3]*[.D127])-[.E127]" office:value-type="float" office:value="713715.747572716" calcext:value-type="float">
            <text:p>713715.747572716</text:p>
          </table:table-cell>
          <table:table-cell table:formula="of:=[.C128]" office:value-type="float" office:value="713715.747572716" calcext:value-type="float">
            <text:p>713715.747572716</text:p>
          </table:table-cell>
          <table:table-cell table:formula="of:=[.D127]" office:value-type="float" office:value="3264767.56768377" calcext:value-type="float">
            <text:p>3264767.56768377</text:p>
          </table:table-cell>
          <table:table-cell/>
          <table:table-cell table:formula="of:=0.5*[.$B$3]*[.C128]-[.E128]" office:value-type="float" office:value="-3838029.41331433" calcext:value-type="float">
            <text:p>-3838029.41331433</text:p>
          </table:table-cell>
          <table:table-cell table:formula="of:=0.5*[.C128]*[.$B$4]" office:value-type="float" office:value="425159.998915149" calcext:value-type="float">
            <text:p>425159.998915149</text:p>
          </table:table-cell>
          <table:table-cell table:formula="of:=SQRT([.G128]*[.G128]+[.H128]*[.H128])" office:value-type="float" office:value="3861506.28668962" calcext:value-type="float">
            <text:p>3861506.286689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IN([.A129]*[.$B$5]+[.$B$6])*[.$B$7]" office:value-type="float" office:value="-65134.4010891429" calcext:value-type="float">
            <text:p>-65134.4010891429</text:p>
          </table:table-cell>
          <table:table-cell table:formula="of:=[.B129]+([.$B$3]*[.D128])-[.E128]" office:value-type="float" office:value="-4476425.66003403" calcext:value-type="float">
            <text:p>-4476425.66003403</text:p>
          </table:table-cell>
          <table:table-cell table:formula="of:=[.C129]" office:value-type="float" office:value="-4476425.66003403" calcext:value-type="float">
            <text:p>-4476425.66003403</text:p>
          </table:table-cell>
          <table:table-cell table:formula="of:=[.D128]" office:value-type="float" office:value="713715.747572716" calcext:value-type="float">
            <text:p>713715.747572716</text:p>
          </table:table-cell>
          <table:table-cell/>
          <table:table-cell table:formula="of:=0.5*[.$B$3]*[.C129]-[.E129]" office:value-type="float" office:value="2881782.94280421" calcext:value-type="float">
            <text:p>2881782.94280421</text:p>
          </table:table-cell>
          <table:table-cell table:formula="of:=0.5*[.C129]*[.$B$4]" office:value-type="float" office:value="-2666603.80583785" calcext:value-type="float">
            <text:p>-2666603.80583785</text:p>
          </table:table-cell>
          <table:table-cell table:formula="of:=SQRT([.G129]*[.G129]+[.H129]*[.H129])" office:value-type="float" office:value="3926251.2383629" calcext:value-type="float">
            <text:p>3926251.23836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[.A130]*[.$B$5]+[.$B$6])*[.$B$7]" office:value-type="float" office:value="48001.1299199765" calcext:value-type="float">
            <text:p>48001.1299199765</text:p>
          </table:table-cell>
          <table:table-cell table:formula="of:=[.B130]+([.$B$3]*[.D129])-[.E129]" office:value-type="float" office:value="6525282.76310112" calcext:value-type="float">
            <text:p>6525282.76310112</text:p>
          </table:table-cell>
          <table:table-cell table:formula="of:=[.C130]" office:value-type="float" office:value="6525282.76310112" calcext:value-type="float">
            <text:p>6525282.76310112</text:p>
          </table:table-cell>
          <table:table-cell table:formula="of:=[.D129]" office:value-type="float" office:value="-4476425.66003403" calcext:value-type="float">
            <text:p>-4476425.66003403</text:p>
          </table:table-cell>
          <table:table-cell/>
          <table:table-cell table:formula="of:=0.5*[.$B$3]*[.C130]-[.E130]" office:value-type="float" office:value="-764730.434333197" calcext:value-type="float">
            <text:p>-764730.434333197</text:p>
          </table:table-cell>
          <table:table-cell table:formula="of:=0.5*[.C130]*[.$B$4]" office:value-type="float" office:value="3887106.62741605" calcext:value-type="float">
            <text:p>3887106.62741605</text:p>
          </table:table-cell>
          <table:table-cell table:formula="of:=SQRT([.G130]*[.G130]+[.H130]*[.H130])" office:value-type="float" office:value="3961617.1660191" calcext:value-type="float">
            <text:p>3961617.16601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IN([.A131]*[.$B$5]+[.$B$6])*[.$B$7]" office:value-type="float" office:value="-11975.3346112727" calcext:value-type="float">
            <text:p>-11975.3346112727</text:p>
          </table:table-cell>
          <table:table-cell table:formula="of:=[.B131]+([.$B$3]*[.D130])-[.E130]" office:value-type="float" office:value="-6017861.8633117" calcext:value-type="float">
            <text:p>-6017861.8633117</text:p>
          </table:table-cell>
          <table:table-cell table:formula="of:=[.C131]" office:value-type="float" office:value="-6017861.8633117" calcext:value-type="float">
            <text:p>-6017861.8633117</text:p>
          </table:table-cell>
          <table:table-cell table:formula="of:=[.D130]" office:value-type="float" office:value="6525282.76310112" calcext:value-type="float">
            <text:p>6525282.76310112</text:p>
          </table:table-cell>
          <table:table-cell/>
          <table:table-cell table:formula="of:=0.5*[.$B$3]*[.C131]-[.E131]" office:value-type="float" office:value="-1691690.94416717" calcext:value-type="float">
            <text:p>-1691690.94416717</text:p>
          </table:table-cell>
          <table:table-cell table:formula="of:=0.5*[.C131]*[.$B$4]" office:value-type="float" office:value="-3584836.3329218" calcext:value-type="float">
            <text:p>-3584836.3329218</text:p>
          </table:table-cell>
          <table:table-cell table:formula="of:=SQRT([.G131]*[.G131]+[.H131]*[.H131])" office:value-type="float" office:value="3963946.23883995" calcext:value-type="float">
            <text:p>3963946.238839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IN([.A132]*[.$B$5]+[.$B$6])*[.$B$7]" office:value-type="float" office:value="-28763.7726257063" calcext:value-type="float">
            <text:p>-28763.7726257063</text:p>
          </table:table-cell>
          <table:table-cell table:formula="of:=[.B132]+([.$B$3]*[.D131])-[.E131]" office:value-type="float" office:value="3113137.10214106" calcext:value-type="float">
            <text:p>3113137.10214106</text:p>
          </table:table-cell>
          <table:table-cell table:formula="of:=[.C132]" office:value-type="float" office:value="3113137.10214106" calcext:value-type="float">
            <text:p>3113137.10214106</text:p>
          </table:table-cell>
          <table:table-cell table:formula="of:=[.D131]" office:value-type="float" office:value="-6017861.8633117" calcext:value-type="float">
            <text:p>-6017861.8633117</text:p>
          </table:table-cell>
          <table:table-cell/>
          <table:table-cell table:formula="of:=0.5*[.$B$3]*[.C132]-[.E132]" office:value-type="float" office:value="3517366.77553514" calcext:value-type="float">
            <text:p>3517366.77553514</text:p>
          </table:table-cell>
          <table:table-cell table:formula="of:=0.5*[.C132]*[.$B$4]" office:value-type="float" office:value="1854493.71331708" calcext:value-type="float">
            <text:p>1854493.71331708</text:p>
          </table:table-cell>
          <table:table-cell table:formula="of:=SQRT([.G132]*[.G132]+[.H132]*[.H132])" office:value-type="float" office:value="3976306.82497856" calcext:value-type="float">
            <text:p>3976306.824978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IN([.A133]*[.$B$5]+[.$B$6])*[.$B$7]" office:value-type="float" office:value="58181.8907613621" calcext:value-type="float">
            <text:p>58181.8907613621</text:p>
          </table:table-cell>
          <table:table-cell table:formula="of:=[.B133]+([.$B$3]*[.D132])-[.E132]" office:value-type="float" office:value="1075053.57851995" calcext:value-type="float">
            <text:p>1075053.57851995</text:p>
          </table:table-cell>
          <table:table-cell table:formula="of:=[.C133]" office:value-type="float" office:value="1075053.57851995" calcext:value-type="float">
            <text:p>1075053.57851995</text:p>
          </table:table-cell>
          <table:table-cell table:formula="of:=[.D132]" office:value-type="float" office:value="3113137.10214106" calcext:value-type="float">
            <text:p>3113137.10214106</text:p>
          </table:table-cell>
          <table:table-cell/>
          <table:table-cell table:formula="of:=0.5*[.$B$3]*[.C133]-[.E133]" office:value-type="float" office:value="-3976628.20580526" calcext:value-type="float">
            <text:p>-3976628.20580526</text:p>
          </table:table-cell>
          <table:table-cell table:formula="of:=0.5*[.C133]*[.$B$4]" office:value-type="float" office:value="640408.705891278" calcext:value-type="float">
            <text:p>640408.705891278</text:p>
          </table:table-cell>
          <table:table-cell table:formula="of:=SQRT([.G133]*[.G133]+[.H133]*[.H133])" office:value-type="float" office:value="4027864.84353526" calcext:value-type="float">
            <text:p>4027864.843535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IN([.A134]*[.$B$5]+[.$B$6])*[.$B$7]" office:value-type="float" office:value="-64700.4901247381" calcext:value-type="float">
            <text:p>-64700.4901247381</text:p>
          </table:table-cell>
          <table:table-cell table:formula="of:=[.B134]+([.$B$3]*[.D133])-[.E133]" office:value-type="float" office:value="-4904819.79959419" calcext:value-type="float">
            <text:p>-4904819.79959419</text:p>
          </table:table-cell>
          <table:table-cell table:formula="of:=[.C134]" office:value-type="float" office:value="-4904819.79959419" calcext:value-type="float">
            <text:p>-4904819.79959419</text:p>
          </table:table-cell>
          <table:table-cell table:formula="of:=[.D133]" office:value-type="float" office:value="1075053.57851995" calcext:value-type="float">
            <text:p>1075053.57851995</text:p>
          </table:table-cell>
          <table:table-cell/>
          <table:table-cell table:formula="of:=0.5*[.$B$3]*[.C134]-[.E134]" office:value-type="float" office:value="2864534.50029597" calcext:value-type="float">
            <text:p>2864534.50029597</text:p>
          </table:table-cell>
          <table:table-cell table:formula="of:=0.5*[.C134]*[.$B$4]" office:value-type="float" office:value="-2921797.91151659" calcext:value-type="float">
            <text:p>-2921797.91151659</text:p>
          </table:table-cell>
          <table:table-cell table:formula="of:=SQRT([.G134]*[.G134]+[.H134]*[.H134])" office:value-type="float" office:value="4091755.23939649" calcext:value-type="float">
            <text:p>4091755.239396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IN([.A135]*[.$B$5]+[.$B$6])*[.$B$7]" office:value-type="float" office:value="45753.94786417" calcext:value-type="float">
            <text:p>45753.94786417</text:p>
          </table:table-cell>
          <table:table-cell table:formula="of:=[.B135]+([.$B$3]*[.D134])-[.E134]" office:value-type="float" office:value="6849876.52697606" calcext:value-type="float">
            <text:p>6849876.52697606</text:p>
          </table:table-cell>
          <table:table-cell table:formula="of:=[.C135]" office:value-type="float" office:value="6849876.52697606" calcext:value-type="float">
            <text:p>6849876.52697606</text:p>
          </table:table-cell>
          <table:table-cell table:formula="of:=[.D134]" office:value-type="float" office:value="-4904819.79959419" calcext:value-type="float">
            <text:p>-4904819.79959419</text:p>
          </table:table-cell>
          <table:table-cell/>
          <table:table-cell table:formula="of:=0.5*[.$B$3]*[.C135]-[.E135]" office:value-type="float" office:value="-597052.442331708" calcext:value-type="float">
            <text:p>-597052.442331708</text:p>
          </table:table-cell>
          <table:table-cell table:formula="of:=0.5*[.C135]*[.$B$4]" office:value-type="float" office:value="4080466.91793265" calcext:value-type="float">
            <text:p>4080466.91793265</text:p>
          </table:table-cell>
          <table:table-cell table:formula="of:=SQRT([.G135]*[.G135]+[.H135]*[.H135])" office:value-type="float" office:value="4123915.8438597" calcext:value-type="float">
            <text:p>4123915.84385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IN([.A136]*[.$B$5]+[.$B$6])*[.$B$7]" office:value-type="float" office:value="-8799.33858634511" calcext:value-type="float">
            <text:p>-8799.33858634511</text:p>
          </table:table-cell>
          <table:table-cell table:formula="of:=[.B136]+([.$B$3]*[.D135])-[.E135]" office:value-type="float" office:value="-6107724.02284396" calcext:value-type="float">
            <text:p>-6107724.02284396</text:p>
          </table:table-cell>
          <table:table-cell table:formula="of:=[.C136]" office:value-type="float" office:value="-6107724.02284396" calcext:value-type="float">
            <text:p>-6107724.02284396</text:p>
          </table:table-cell>
          <table:table-cell table:formula="of:=[.D135]" office:value-type="float" office:value="6849876.52697606" calcext:value-type="float">
            <text:p>6849876.52697606</text:p>
          </table:table-cell>
          <table:table-cell/>
          <table:table-cell table:formula="of:=0.5*[.$B$3]*[.C136]-[.E136]" office:value-type="float" office:value="-1944106.74699669" calcext:value-type="float">
            <text:p>-1944106.74699669</text:p>
          </table:table-cell>
          <table:table-cell table:formula="of:=0.5*[.C136]*[.$B$4]" office:value-type="float" office:value="-3638367.16193766" calcext:value-type="float">
            <text:p>-3638367.16193766</text:p>
          </table:table-cell>
          <table:table-cell table:formula="of:=SQRT([.G136]*[.G136]+[.H136]*[.H136])" office:value-type="float" office:value="4125198.98293214" calcext:value-type="float">
            <text:p>4125198.982932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IN([.A137]*[.$B$5]+[.$B$6])*[.$B$7]" office:value-type="float" office:value="-31618.5582626639" calcext:value-type="float">
            <text:p>-31618.5582626639</text:p>
          </table:table-cell>
          <table:table-cell table:formula="of:=[.B137]+([.$B$3]*[.D136])-[.E136]" office:value-type="float" office:value="2930044.47472001" calcext:value-type="float">
            <text:p>2930044.47472001</text:p>
          </table:table-cell>
          <table:table-cell table:formula="of:=[.C137]" office:value-type="float" office:value="2930044.47472001" calcext:value-type="float">
            <text:p>2930044.47472001</text:p>
          </table:table-cell>
          <table:table-cell table:formula="of:=[.D136]" office:value-type="float" office:value="-6107724.02284396" calcext:value-type="float">
            <text:p>-6107724.02284396</text:p>
          </table:table-cell>
          <table:table-cell/>
          <table:table-cell table:formula="of:=0.5*[.$B$3]*[.C137]-[.E137]" office:value-type="float" office:value="3754290.30771288" calcext:value-type="float">
            <text:p>3754290.30771288</text:p>
          </table:table-cell>
          <table:table-cell table:formula="of:=0.5*[.C137]*[.$B$4]" office:value-type="float" office:value="1745425.55622451" calcext:value-type="float">
            <text:p>1745425.55622451</text:p>
          </table:table-cell>
          <table:table-cell table:formula="of:=SQRT([.G137]*[.G137]+[.H137]*[.H137])" office:value-type="float" office:value="4140193.96730497" calcext:value-type="float">
            <text:p>4140193.967304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IN([.A138]*[.$B$5]+[.$B$6])*[.$B$7]" office:value-type="float" office:value="59591.8652399178" calcext:value-type="float">
            <text:p>59591.8652399178</text:p>
          </table:table-cell>
          <table:table-cell table:formula="of:=[.B138]+([.$B$3]*[.D137])-[.E137]" office:value-type="float" office:value="1460448.45782172" calcext:value-type="float">
            <text:p>1460448.45782172</text:p>
          </table:table-cell>
          <table:table-cell table:formula="of:=[.C138]" office:value-type="float" office:value="1460448.45782172" calcext:value-type="float">
            <text:p>1460448.45782172</text:p>
          </table:table-cell>
          <table:table-cell table:formula="of:=[.D137]" office:value-type="float" office:value="2930044.47472001" calcext:value-type="float">
            <text:p>2930044.47472001</text:p>
          </table:table-cell>
          <table:table-cell/>
          <table:table-cell table:formula="of:=0.5*[.$B$3]*[.C138]-[.E138]" office:value-type="float" office:value="-4103087.63822942" calcext:value-type="float">
            <text:p>-4103087.63822942</text:p>
          </table:table-cell>
          <table:table-cell table:formula="of:=0.5*[.C138]*[.$B$4]" office:value-type="float" office:value="869988.180665513" calcext:value-type="float">
            <text:p>869988.180665513</text:p>
          </table:table-cell>
          <table:table-cell table:formula="of:=SQRT([.G138]*[.G138]+[.H138]*[.H138])" office:value-type="float" office:value="4194306.56980255" calcext:value-type="float">
            <text:p>4194306.56980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3T20:20:31.388659499</dc:date>
    <meta:editing-duration>PT38M5S</meta:editing-duration>
    <meta:editing-cycles>7</meta:editing-cycles>
    <meta:generator>LibreOffice/7.3.7.2$Linux_X86_64 LibreOffice_project/30$Build-2</meta:generator>
    <meta:document-statistic meta:table-count="1" meta:cell-count="106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973cm" svg:y="4.203cm" style:legend-expansion="high" chart:style-name="ch2"/>
        <chart:plot-area chart:style-name="ch3" table:cell-range-address="table.C9:table.C138" chart:data-source-has-labels="row" svg:x="0.319cm" svg:y="0.18cm" svg:width="14.335cm" svg:height="8.645cm">
          <chart:coordinate-region svg:x="1.972cm" svg:y="0.379cm" svg:width="12.68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C10:table.C138" chart:label-cell-address="table.C9:table.C9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table.C9:table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C10:table.C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114.8045505516">
                <text:p>-64114.8045505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389.289089562">
                <text:p>146389.289089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6649.647969662">
                <text:p>-176649.647969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986.490849515">
                <text:p>102986.490849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68.7465613869">
                <text:p>72068.746561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2125.376169947">
                <text:p>-282125.376169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2076.557086457">
                <text:p>422076.5570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98296.552613747">
                <text:p>-398296.552613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660.38168297">
                <text:p>180660.38168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58.960419865">
                <text:p>170058.960419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6315.3466222">
                <text:p>-516315.3466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7732.066970456">
                <text:p>697732.066970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03707.279582788">
                <text:p>-603707.279582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373.35122732">
                <text:p>232373.35122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3367.698663827">
                <text:p>293367.698663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65065.957158857">
                <text:p>-765065.957158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1367.03542342">
                <text:p>971367.03542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91313.525028761">
                <text:p>-791313.525028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601.115046641">
                <text:p>257601.115046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266.53778937">
                <text:p>441266.53778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26685.29611354">
                <text:p>-1026685.29611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40998.36503431">
                <text:p>1240998.36503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59629.267162036">
                <text:p>-959629.267162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945.651526419">
                <text:p>255945.651526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2906.871199724">
                <text:p>612906.871199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99415.00719989">
                <text:p>-1299415.00719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656.61116932">
                <text:p>1504656.61116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07256.83739709">
                <text:p>-1107256.83739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7136.973211099">
                <text:p>227136.973211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7323.139600185">
                <text:p>807323.139600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81437.24326645">
                <text:p>-1581437.24326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60393.90629626">
                <text:p>1760393.90629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232892.6777516">
                <text:p>-1232892.6777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34.437270242">
                <text:p>171034.437270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436.48710556">
                <text:p>1023436.48710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70881.84220917">
                <text:p>-1870881.842209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6291.81501239">
                <text:p>2006291.81501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35332.76487029">
                <text:p>-1335332.76487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627.5903461324">
                <text:p>87627.5903461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60058.83104813">
                <text:p>1260058.83104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65833.7010166">
                <text:p>-2165833.7010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0469.09323361">
                <text:p>2240469.09323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13477.68210506">
                <text:p>-1413477.68210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2963.4554715464">
                <text:p>-22963.4554715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5897.33213833">
                <text:p>1515897.33213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64340.3232722">
                <text:p>-2464340.32327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61089.32529347">
                <text:p>2461089.32529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466337.32220088">
                <text:p>-1466337.32220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60488.117294852">
                <text:p>-160488.117294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9559.25033541">
                <text:p>1789559.25033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764419.51486323">
                <text:p>-2764419.51486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66368.41307362">
                <text:p>2666368.41307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93035.20430972">
                <text:p>-1493035.20430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24565.906951582">
                <text:p>-324565.906951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9557.17053481">
                <text:p>2079557.17053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064067.20214833">
                <text:p>-3064067.20214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4581.89173915">
                <text:p>2854581.891739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92812.3902785">
                <text:p>-1492812.3902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14687.466093707">
                <text:p>-514687.4660937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84314.58097689">
                <text:p>2384314.58097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361265.34641858">
                <text:p>-3361265.34641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24072.04718506">
                <text:p>3024072.04718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465030.98642867">
                <text:p>-1465030.98642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30216.06812114">
                <text:p>-730216.06812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02171.78613174">
                <text:p>2702171.78613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653989.92814968">
                <text:p>-3653989.92814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3254.81090843">
                <text:p>3173254.810908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409177.21835956">
                <text:p>-1409177.218359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70389.58264046">
                <text:p>-970389.58264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1392.13472027">
                <text:p>3031392.13472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940218.9742876">
                <text:p>-3940218.9742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00626.40870681">
                <text:p>3300626.40870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24864.06766279">
                <text:p>-1324864.06766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34322.89668884">
                <text:p>-1234322.89668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70168.54249621">
                <text:p>3370168.54249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217940.60163764">
                <text:p>-4217940.60163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04769.74036122">
                <text:p>3404769.74036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11833.46082532">
                <text:p>-1211833.46082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521010.78548045">
                <text:p>-1521010.78548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16630.28843985">
                <text:p>3716630.28843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485161.04933712">
                <text:p>-4485161.0493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84360.46829283">
                <text:p>3484360.46829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69958.00202067">
                <text:p>-1069958.002020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29331.22398047">
                <text:p>-1829331.22398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68850.06210626">
                <text:p>4068850.06210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739912.67338616">
                <text:p>-4739912.673386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38172.79408147">
                <text:p>3538172.79408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99242.242937104">
                <text:p>-899242.242937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158049.129185">
                <text:p>-2158049.129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24851.23902927">
                <text:p>4424851.239029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980261.87628853">
                <text:p>-4980261.87628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65084.90269953">
                <text:p>3565084.90269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99823.484264019">
                <text:p>-699823.484264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05820.52158768">
                <text:p>-2505820.521587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82615.36031277">
                <text:p>4782615.360312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204316.94501563">
                <text:p>-5204316.94501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4084.05534409">
                <text:p>3564084.055344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71972.10494818">
                <text:p>-471972.10494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871197.09295045">
                <text:p>-2871197.09295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40089.79184281">
                <text:p>5140089.79184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410235.77075093">
                <text:p>-5410235.770750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34271.31283973">
                <text:p>3534271.312839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16091.416836655">
                <text:p>-216091.416836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252631.16617005">
                <text:p>-3252631.16617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95195.53793149">
                <text:p>5495195.537931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596233.42419838">
                <text:p>-5596233.424198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4865.87273137">
                <text:p>3474865.872731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282.9561624704">
                <text:p>67282.9561624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648481.03174828">
                <text:p>-3648481.03174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45835.18365802">
                <text:p>5845835.183658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760589.56064678">
                <text:p>-5760589.56064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85209.00438727">
                <text:p>3385209.00438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7484.173751018">
                <text:p>377484.173751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057016.64413618">
                <text:p>-4057016.644136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89900.93970501">
                <text:p>6189900.93970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901655.62947015">
                <text:p>-5901655.62947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64767.56768377">
                <text:p>3264767.567683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3715.747572716">
                <text:p>713715.7475727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476425.66003403">
                <text:p>-4476425.66003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25282.76310112">
                <text:p>6525282.76310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017861.8633117">
                <text:p>-6017861.8633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13137.10214106">
                <text:p>3113137.10214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5053.57851995">
                <text:p>1075053.57851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904819.79959419">
                <text:p>-4904819.79959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49876.52697606">
                <text:p>6849876.526976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107724.02284396">
                <text:p>-6107724.022843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30044.47472001">
                <text:p>2930044.47472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0448.45782172">
                <text:p>1460448.45782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3.019cm" svg:y="0.363cm" style:legend-expansion="custom" svg:width="4.355cm" svg:height="0.598cm" style:legend-expansion-aspect-ratio="7.28260869565217" chart:style-name="ch2"/>
        <chart:plot-area chart:style-name="ch3" table:cell-range-address="table.B9:table.B138" chart:data-source-has-labels="row" svg:x="0.318cm" svg:y="0.18cm" svg:width="15.238cm" svg:height="8.644cm">
          <chart:coordinate-region svg:x="1.601cm" svg:y="0.379cm" svg:width="13.675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.B10:table.B138" chart:label-cell-address="table.B9:table.B9" chart:class="chart:scatter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form to take DFT of</text:p>
                <draw:g>
                  <svg:desc>table.B9:table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91.7161644479">
                <text:p>59591.7161644479</text:p>
                <draw:g>
                  <svg:desc>table.B10:table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110.7829602822">
                <text:p>-64110.7829602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96.8080193679">
                <text:p>43396.8080193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02.50091853016">
                <text:p>-5602.50091853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396.8664386302">
                <text:p>-34396.8664386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858.1435341722">
                <text:p>60858.1435341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366.5689421882">
                <text:p>-63366.5689421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34.8640787746">
                <text:p>40934.8640787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.81123154732">
                <text:p>-2391.81123154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092.6226103474">
                <text:p>-37092.6226103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977.9570303522">
                <text:p>61977.9570303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469.6979814681">
                <text:p>-62469.6979814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374.3036073921">
                <text:p>38374.3036073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4.640588308457">
                <text:p>824.640588308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9699.0186280241">
                <text:p>-39699.0186280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948.4589007268">
                <text:p>62948.4589007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22.330737616">
                <text:p>-61422.330737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721.2952733293">
                <text:p>35721.2952733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9.10575947766">
                <text:p>4039.10575947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2209.7754007462">
                <text:p>-42209.7754007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767.3111009483">
                <text:p>63767.3111009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26.9904320074">
                <text:p>-60226.9904320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82.2304616297">
                <text:p>32982.2304616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43.84028645217">
                <text:p>7243.84028645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618.8442429211">
                <text:p>-44618.8442429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432.5409271853">
                <text:p>64432.5409271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8886.5567691855">
                <text:p>-58886.5567691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63.7078767337">
                <text:p>30163.7078767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31.1236159031">
                <text:p>10431.12361590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6920.4214462184">
                <text:p>-46920.4214462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942.5457685797">
                <text:p>64942.5457685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7404.2589993392">
                <text:p>-57404.2589993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72.5176454806">
                <text:p>27272.5176454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93.2772363306">
                <text:p>13593.2772363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9108.9622613332">
                <text:p>-49108.9622613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296.0969681107">
                <text:p>65296.0969681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5783.6681386906">
                <text:p>-55783.6681386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315.6249589585">
                <text:p>24315.6249589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22.6831764306">
                <text:p>16722.6831764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1179.1942558906">
                <text:p>-51179.1942558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492.342782563">
                <text:p>65492.342782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4028.6883665284">
                <text:p>-54028.6883665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300.1532926013">
                <text:p>21300.1532926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11.8023576161">
                <text:p>19811.8023576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3126.1300163045">
                <text:p>-53126.1300163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30.8104344683">
                <text:p>65530.8104344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2143.5476196148">
                <text:p>-52143.5476196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33.3672449649">
                <text:p>18233.36724496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53.1927564749">
                <text:p>22853.1927564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4945.0791630001">
                <text:p>-54945.079163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411.4072510776">
                <text:p>65411.4072510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0132.7874066292">
                <text:p>-50132.7874066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22.6550365166">
                <text:p>15122.65503651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839.5273334123">
                <text:p>25839.5273334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6631.6596500472">
                <text:p>-56631.6596500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134.4208876203">
                <text:p>65134.4208876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8001.2518671827">
                <text:p>-48001.2518671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75.5107106157">
                <text:p>11975.5107106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763.6116842846">
                <text:p>28763.6116842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8181.8083219857">
                <text:p>-58181.8083219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700.518634311">
                <text:p>64700.518634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5754.0761017514">
                <text:p>-45754.0761017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99.51607954631">
                <text:p>8799.51607954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18.4013724978">
                <text:p>31618.4013724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9591.7907024054">
                <text:p>-59591.7907024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110.7458087754">
                <text:p>64110.7458087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3396.6738006725">
                <text:p>-43396.6738006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02.32245910886">
                <text:p>5602.32245910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397.0188998268">
                <text:p>34397.01889982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0858.2099907072">
                <text:p>-60858.2099907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366.5232377667">
                <text:p>63366.5232377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0934.7242019705">
                <text:p>-40934.7242019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91.63223577038">
                <text:p>2391.63223577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92.770275045">
                <text:p>37092.770275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1978.0152453636">
                <text:p>-61978.01524536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469.6438342385">
                <text:p>62469.6438342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8374.1584094578">
                <text:p>-38374.15840945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24.81968922078">
                <text:p>-824.81968922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699.1611404826">
                <text:p>39699.1611404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2948.5087339683">
                <text:p>-62948.5087339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422.2682780247">
                <text:p>61422.2682780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5721.1451040621">
                <text:p>-35721.1451040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039.28453404973">
                <text:p>-4039.28453404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209.9124176373">
                <text:p>42209.9124176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767.3524323663">
                <text:p>-63767.35243236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226.9198105264">
                <text:p>60226.91981052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2982.075682804">
                <text:p>-32982.075682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244.01830399897">
                <text:p>-7244.018303998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618.9754341561">
                <text:p>44618.9754341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4432.5736572074">
                <text:p>-64432.5736572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886.4781559494">
                <text:p>58886.4781559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0163.5488612281">
                <text:p>-30163.5488612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431.300447561">
                <text:p>-10431.3004475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920.5464957436">
                <text:p>46920.5464957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4942.5698183562">
                <text:p>-64942.56981835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404.1725837362">
                <text:p>57404.17258373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7272.3547763812">
                <text:p>-27272.35477638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593.4524560926">
                <text:p>-13593.4524560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109.0808678912">
                <text:p>49109.0808678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5296.1122797031">
                <text:p>-65296.112279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783.5741289051">
                <text:p>55783.5741289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4315.4586286362">
                <text:p>-24315.4586286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6722.856362175">
                <text:p>-16722.856362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179.3061337448">
                <text:p>51179.3061337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5492.3493190839">
                <text:p>-65492.3493190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028.5869890407">
                <text:p>54028.58698904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299.9839017606">
                <text:p>-21299.98390176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9811.9730921159">
                <text:p>-19811.9730921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126.2348959277">
                <text:p>53126.2348959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5530.8081801705">
                <text:p>-65530.80818017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143.4391186527">
                <text:p>52143.43911865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233.1952016892">
                <text:p>-18233.1952016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2853.3606284124">
                <text:p>-22853.3606284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945.1767917283">
                <text:p>54945.17679172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5411.396211392">
                <text:p>-65411.3962113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132.6720435862">
                <text:p>50132.67204358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122.4807552742">
                <text:p>-15122.4807552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5839.6919383692">
                <text:p>-25839.6919383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631.7497926805">
                <text:p>56631.7497926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5134.4010891429">
                <text:p>-65134.40108914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01.1299199765">
                <text:p>48001.1299199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975.3346112727">
                <text:p>-11975.33461127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8763.7726257063">
                <text:p>-28763.77262570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181.8907613621">
                <text:p>58181.89076136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4700.4901247381">
                <text:p>-64700.49012473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753.94786417">
                <text:p>45753.947864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799.33858634511">
                <text:p>-8799.33858634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1618.5582626639">
                <text:p>-31618.55826266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591.8652399178">
                <text:p>59591.8652399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4.816cm" svg:y="4.204cm" style:legend-expansion="high" chart:style-name="ch2"/>
        <chart:plot-area chart:style-name="ch3" table:cell-range-address="table.G9:table.H138" chart:data-source-has-labels="row" svg:x="0.32cm" svg:y="0.18cm" svg:width="14.176cm" svg:height="8.646cm">
          <chart:coordinate-region svg:x="1.021cm" svg:y="0.379cm" svg:width="12.82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H10:table.H138" chart:label-cell-address="table.H9:table.H9" chart:class="chart:scatter">
            <chart:domain table:cell-range-address="table.G10:table.G138"/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q</text:p>
                <draw:g>
                  <svg:desc>table.H9:table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table.G10:table.G138</svg:desc>
                </draw:g>
              </table:table-cell>
              <table:table-cell office:value-type="float" office:value="0">
                <text:p>0</text:p>
                <draw:g>
                  <svg:desc>table.H10:table.H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494.9888067954">
                <text:p>51494.9888067954</text:p>
              </table:table-cell>
              <table:table-cell office:value-type="float" office:value="-38193.1466775997">
                <text:p>-38193.1466775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3466.1712502902">
                <text:p>-53466.1712502902</text:p>
              </table:table-cell>
              <table:table-cell office:value-type="float" office:value="87204.0027170149">
                <text:p>87204.0027170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502.96590070816">
                <text:p>-4502.96590070816</text:p>
              </table:table-cell>
              <table:table-cell office:value-type="float" office:value="-105230.078493527">
                <text:p>-105230.078493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930.1254984385">
                <text:p>93930.1254984385</text:p>
              </table:table-cell>
              <table:table-cell office:value-type="float" office:value="61348.9845036574">
                <text:p>61348.9845036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0872.649038637">
                <text:p>-160872.649038637</text:p>
              </table:table-cell>
              <table:table-cell office:value-type="float" office:value="42931.3046742514">
                <text:p>42931.3046742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536.473223148">
                <text:p>154536.473223148</text:p>
              </table:table-cell>
              <table:table-cell office:value-type="float" office:value="-168061.900041136">
                <text:p>-168061.900041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889.6826061262">
                <text:p>-56889.6826061262</text:p>
              </table:table-cell>
              <table:table-cell office:value-type="float" office:value="251430.725976387">
                <text:p>251430.725976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2161.77639657">
                <text:p>-102161.77639657</text:p>
              </table:table-cell>
              <table:table-cell office:value-type="float" office:value="-237264.993035501">
                <text:p>-237264.993035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3188.77800163">
                <text:p>253188.77800163</text:p>
              </table:table-cell>
              <table:table-cell office:value-type="float" office:value="107619.269914618">
                <text:p>107619.269914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7253.015161851">
                <text:p>-317253.015161851</text:p>
              </table:table-cell>
              <table:table-cell office:value-type="float" office:value="101304.010277922">
                <text:p>101304.010277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649.401471599">
                <text:p>244649.401471599</text:p>
              </table:table-cell>
              <table:table-cell office:value-type="float" office:value="-307568.710591472">
                <text:p>-307568.710591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108.2867744481">
                <text:p>-44108.2867744481</text:p>
              </table:table-cell>
              <table:table-cell office:value-type="float" office:value="415638.530948905">
                <text:p>415638.53094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2829.848557556">
                <text:p>-212829.848557556</text:p>
              </table:table-cell>
              <table:table-cell office:value-type="float" office:value="-359628.027271928">
                <text:p>-359628.027271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063.259672944">
                <text:p>417063.259672944</text:p>
              </table:table-cell>
              <table:table-cell office:value-type="float" office:value="138424.651679205">
                <text:p>138424.651679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68008.488824281">
                <text:p>-468008.488824281</text:p>
              </table:table-cell>
              <table:table-cell office:value-type="float" office:value="174758.944117237">
                <text:p>174758.94411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139.020743132">
                <text:p>321139.020743132</text:p>
              </table:table-cell>
              <table:table-cell office:value-type="float" office:value="-455749.28481249">
                <text:p>-455749.28481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143.3368146905">
                <text:p>-15143.3368146905</text:p>
              </table:table-cell>
              <table:table-cell office:value-type="float" office:value="578642.700726952">
                <text:p>578642.700726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5778.072488016">
                <text:p>-335778.072488016</text:p>
              </table:table-cell>
              <table:table-cell office:value-type="float" office:value="-471384.943637513">
                <text:p>-471384.943637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4406.375858591">
                <text:p>584406.375858591</text:p>
              </table:table-cell>
              <table:table-cell office:value-type="float" office:value="153452.813905598">
                <text:p>153452.813905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12029.710364089">
                <text:p>-612029.710364089</text:p>
              </table:table-cell>
              <table:table-cell office:value-type="float" office:value="262862.184792561">
                <text:p>262862.184792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374.798391657">
                <text:p>383374.798391657</text:p>
              </table:table-cell>
              <table:table-cell office:value-type="float" office:value="-611595.752043233">
                <text:p>-611595.752043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06.0943325283">
                <text:p>29906.0943325283</text:p>
              </table:table-cell>
              <table:table-cell office:value-type="float" office:value="739261.905494012">
                <text:p>739261.905494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70216.934632486">
                <text:p>-470216.934632486</text:p>
              </table:table-cell>
              <table:table-cell office:value-type="float" office:value="-571650.519934742">
                <text:p>-571650.519934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4051.798717287">
                <text:p>754051.798717287</text:p>
              </table:table-cell>
              <table:table-cell office:value-type="float" office:value="152466.655381206">
                <text:p>152466.655381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48237.05097856">
                <text:p>-748237.05097856</text:p>
              </table:table-cell>
              <table:table-cell office:value-type="float" office:value="365108.217915301">
                <text:p>365108.217915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793.016046433">
                <text:p>430793.016046433</text:p>
              </table:table-cell>
              <table:table-cell office:value-type="float" office:value="-774060.660606546">
                <text:p>-774060.660606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863.5230934452">
                <text:p>90863.5230934452</text:p>
              </table:table-cell>
              <table:table-cell office:value-type="float" office:value="896322.948383933">
                <text:p>896322.948383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15299.608256002">
                <text:p>-615299.608256002</text:p>
              </table:table-cell>
              <table:table-cell office:value-type="float" office:value="-659592.165911368">
                <text:p>-659592.165911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4818.715614349">
                <text:p>924818.715614349</text:p>
              </table:table-cell>
              <table:table-cell office:value-type="float" office:value="135305.344757273">
                <text:p>135305.344757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75584.978739106">
                <text:p>-875584.978739106</text:p>
              </table:table-cell>
              <table:table-cell office:value-type="float" office:value="480921.86045204">
                <text:p>480921.86045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899.124525295">
                <text:p>462899.124525295</text:p>
              </table:table-cell>
              <table:table-cell office:value-type="float" office:value="-942061.120156294">
                <text:p>-942061.120156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475.64413926">
                <text:p>167475.64413926</text:p>
              </table:table-cell>
              <table:table-cell office:value-type="float" office:value="1048665.48599573">
                <text:p>1048665.48599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70125.25338234">
                <text:p>-770125.25338234</text:p>
              </table:table-cell>
              <table:table-cell office:value-type="float" office:value="-734433.352939238">
                <text:p>-734433.352939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5516.53394453">
                <text:p>1095516.53394453</text:p>
              </table:table-cell>
              <table:table-cell office:value-type="float" office:value="101885.101192699">
                <text:p>101885.1011926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93066.305670363">
                <text:p>-993066.305670363</text:p>
              </table:table-cell>
              <table:table-cell office:value-type="float" office:value="609660.438665315">
                <text:p>609660.4386653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9269.851473936">
                <text:p>479269.851473936</text:p>
              </table:table-cell>
              <table:table-cell office:value-type="float" office:value="-1114483.07636365">
                <text:p>-1114483.07636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9413.197081228">
                <text:p>259413.197081228</text:p>
              </table:table-cell>
              <table:table-cell office:value-type="float" office:value="1195146.70762849">
                <text:p>1195146.707628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33742.515205186">
                <text:p>-933742.515205186</text:p>
              </table:table-cell>
              <table:table-cell office:value-type="float" office:value="-795456.845101727">
                <text:p>-795456.845101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4949.62656793">
                <text:p>1264949.62656793</text:p>
              </table:table-cell>
              <table:table-cell office:value-type="float" office:value="52199.6976292063">
                <text:p>52199.6976292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99716.3014981">
                <text:p>-1099716.3014981</text:p>
              </table:table-cell>
              <table:table-cell office:value-type="float" office:value="750616.212495529">
                <text:p>750616.212495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9555.054446437">
                <text:p>479555.054446437</text:p>
              </table:table-cell>
              <table:table-cell office:value-type="float" office:value="-1290185.70363097">
                <text:p>-1290185.70363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6272.108276962">
                <text:p>366272.108276962</text:p>
              </table:table-cell>
              <table:table-cell office:value-type="float" office:value="1334645.95742519">
                <text:p>1334645.95742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05153.20934442">
                <text:p>-1105153.20934442</text:p>
              </table:table-cell>
              <table:table-cell office:value-type="float" office:value="-842007.720628506">
                <text:p>-842007.720628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1922.10190446">
                <text:p>1431922.10190446</text:p>
              </table:table-cell>
              <table:table-cell office:value-type="float" office:value="-13679.3152408004">
                <text:p>-13679.3152408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94616.66009052">
                <text:p>-1194616.66009052</text:p>
              </table:table-cell>
              <table:table-cell office:value-type="float" office:value="903019.038432725">
                <text:p>903019.038432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3479.312955092">
                <text:p>463479.312955092</text:p>
              </table:table-cell>
              <table:table-cell office:value-type="float" office:value="-1468005.90113393">
                <text:p>-1468005.90113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574.904157421">
                <text:p>487574.904157421</text:p>
              </table:table-cell>
              <table:table-cell office:value-type="float" office:value="1466069.28378759">
                <text:p>1466069.28378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83316.18171266">
                <text:p>-1283316.18171266</text:p>
              </table:table-cell>
              <table:table-cell office:value-type="float" office:value="-873496.17328242">
                <text:p>-873496.17328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95242.58264261">
                <text:p>1595242.58264261</text:p>
              </table:table-cell>
              <table:table-cell office:value-type="float" office:value="-95602.6653566611">
                <text:p>-95602.6653566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76899.30508087">
                <text:p>-1276899.30508087</text:p>
              </table:table-cell>
              <table:table-cell office:value-type="float" office:value="1066039.26215552">
                <text:p>1066039.26215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843.253850846">
                <text:p>430843.253850846</text:p>
              </table:table-cell>
              <table:table-cell office:value-type="float" office:value="-1646762.87715022">
                <text:p>-1646762.87715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2772.391610051">
                <text:p>622772.391610051</text:p>
              </table:table-cell>
              <table:table-cell office:value-type="float" office:value="1588353.90064623">
                <text:p>1588353.90064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67151.33018758">
                <text:p>-1467151.33018758</text:p>
              </table:table-cell>
              <table:table-cell office:value-type="float" office:value="-889400.084001822">
                <text:p>-889400.0840018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3728.97697845">
                <text:p>1753728.97697845</text:p>
              </table:table-cell>
              <table:table-cell office:value-type="float" office:value="-193343.696165776">
                <text:p>-193343.696165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45750.02166478">
                <text:p>-1345750.02166478</text:p>
              </table:table-cell>
              <table:table-cell office:value-type="float" office:value="1238790.83146962">
                <text:p>1238790.83146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1524.605246865">
                <text:p>381524.605246865</text:p>
              </table:table-cell>
              <table:table-cell office:value-type="float" office:value="-1825262.80633677">
                <text:p>-1825262.806336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1245.600092771">
                <text:p>771245.600092771</text:p>
              </table:table-cell>
              <table:table-cell office:value-type="float" office:value="1700472.5454392">
                <text:p>1700472.5454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655543.77475544">
                <text:p>-1655543.77475544</text:p>
              </table:table-cell>
              <table:table-cell office:value-type="float" office:value="-889267.353830753">
                <text:p>-889267.353830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06213.22631054">
                <text:p>1906213.22631054</text:p>
              </table:table-cell>
              <table:table-cell office:value-type="float" office:value="-306598.983237015">
                <text:p>-306598.983237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00411.90211156">
                <text:p>-1400411.90211156</text:p>
              </table:table-cell>
              <table:table-cell office:value-type="float" office:value="1420334.61936221">
                <text:p>1420334.61936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478.97506431">
                <text:p>315478.97506431</text:p>
              </table:table-cell>
              <table:table-cell office:value-type="float" office:value="-2002303.54436904">
                <text:p>-2002303.54436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2307.979308704">
                <text:p>932307.979308704</text:p>
              </table:table-cell>
              <table:table-cell office:value-type="float" office:value="1801437.71897023">
                <text:p>1801437.718970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847348.1623019">
                <text:p>-1847348.1623019</text:p>
              </table:table-cell>
              <table:table-cell office:value-type="float" office:value="-872717.989926672">
                <text:p>-872717.989926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1546.01337582">
                <text:p>2051546.01337582</text:p>
              </table:table-cell>
              <table:table-cell office:value-type="float" office:value="-434989.228955716">
                <text:p>-434989.228955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40188.59311393">
                <text:p>-1440188.59311393</text:p>
              </table:table-cell>
              <table:table-cell office:value-type="float" office:value="1609681.94630351">
                <text:p>1609681.94630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2740.351158792">
                <text:p>232740.351158792</text:p>
              </table:table-cell>
              <table:table-cell office:value-type="float" office:value="-2176679.38415468">
                <text:p>-2176679.38415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5207.84544514">
                <text:p>1105207.84544514</text:p>
              </table:table-cell>
              <table:table-cell office:value-type="float" office:value="1890305.79267955">
                <text:p>1890305.79267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41393.09177909">
                <text:p>-2041393.09177909</text:p>
              </table:table-cell>
              <table:table-cell office:value-type="float" office:value="-839445.93721881">
                <text:p>-839445.937218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88601.41492103">
                <text:p>2188601.41492103</text:p>
              </table:table-cell>
              <table:table-cell office:value-type="float" office:value="-578060.432750442">
                <text:p>-578060.4327504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464447.33372258">
                <text:p>-1464447.33372258</text:p>
              </table:table-cell>
              <table:table-cell office:value-type="float" office:value="1805798.29027487">
                <text:p>1805798.290274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421.320875385">
                <text:p>133421.320875385</text:p>
              </table:table-cell>
              <table:table-cell office:value-type="float" office:value="-2347185.83768237">
                <text:p>-2347185.83768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9131.06817488">
                <text:p>1289131.06817488</text:p>
              </table:table-cell>
              <table:table-cell office:value-type="float" office:value="1966180.96926904">
                <text:p>1966180.96926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236485.64507515">
                <text:p>-2236485.64507515</text:p>
              </table:table-cell>
              <table:table-cell office:value-type="float" office:value="-789220.649097198">
                <text:p>-789220.649097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16281.48316238">
                <text:p>2316281.48316238</text:p>
              </table:table-cell>
              <table:table-cell office:value-type="float" office:value="-735285.333414481">
                <text:p>-735285.333414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72621.77326967">
                <text:p>-1472621.77326967</text:p>
              </table:table-cell>
              <table:table-cell office:value-type="float" office:value="2007607.17238563">
                <text:p>2007607.17238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713.008777116">
                <text:p>17713.008777116</text:p>
              </table:table-cell>
              <table:table-cell office:value-type="float" office:value="-2512624.42746327">
                <text:p>-2512624.427463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3203.98983592">
                <text:p>1483203.98983592</text:p>
              </table:table-cell>
              <table:table-cell office:value-type="float" office:value="2028219.08307526">
                <text:p>2028219.083075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431416.00855385">
                <text:p>-2431416.00855385</text:p>
              </table:table-cell>
              <table:table-cell office:value-type="float" office:value="-721888.391340758">
                <text:p>-721888.391340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33520.74049357">
                <text:p>2433520.74049357</text:p>
              </table:table-cell>
              <table:table-cell office:value-type="float" office:value="-906065.119207576">
                <text:p>-906065.1192075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464214.5593763">
                <text:p>-1464214.5593763</text:p>
              </table:table-cell>
              <table:table-cell office:value-type="float" office:value="2213994.20536129">
                <text:p>2213994.20536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4115.267806488">
                <text:p>-114115.267806488</text:p>
              </table:table-cell>
              <table:table-cell office:value-type="float" office:value="-2671807.4714698">
                <text:p>-2671807.4714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6496.56744941">
                <text:p>1686496.56744941</text:p>
              </table:table-cell>
              <table:table-cell office:value-type="float" office:value="2075631.22707816">
                <text:p>2075631.227078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624962.16992047">
                <text:p>-2624962.16992047</text:p>
              </table:table-cell>
              <table:table-cell office:value-type="float" office:value="-637373.274339885">
                <text:p>-637373.274339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39290.5721582">
                <text:p>2539290.5721582</text:p>
              </table:table-cell>
              <table:table-cell office:value-type="float" office:value="-1089731.40055838">
                <text:p>-1089731.40055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38799.68686144">
                <text:p>-1438799.68686144</text:p>
              </table:table-cell>
              <table:table-cell office:value-type="float" office:value="2423811.29164416">
                <text:p>2423811.29164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61716.624860395">
                <text:p>-261716.624860395</text:p>
              </table:table-cell>
              <table:table-cell office:value-type="float" office:value="-2823562.84547223">
                <text:p>-2823562.84547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8025.72750745">
                <text:p>1898025.72750745</text:p>
              </table:table-cell>
              <table:table-cell office:value-type="float" office:value="2107687.19396937">
                <text:p>2107687.19396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15894.67480463">
                <text:p>-2815894.67480463</text:p>
              </table:table-cell>
              <table:table-cell office:value-type="float" office:value="-535678.009532278">
                <text:p>-535678.0095322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32603.50190521">
                <text:p>2632603.50190521</text:p>
              </table:table-cell>
              <table:table-cell office:value-type="float" office:value="-1285548.4393381">
                <text:p>-1285548.43933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96024.59912115">
                <text:p>-1396024.59912115</text:p>
              </table:table-cell>
              <table:table-cell office:value-type="float" office:value="2635880.95734669">
                <text:p>2635880.95734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24667.517941089">
                <text:p>-424667.517941089</text:p>
              </table:table-cell>
              <table:table-cell office:value-type="float" office:value="-2966738.70672057">
                <text:p>-2966738.706720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758.92276438">
                <text:p>2116758.92276438</text:p>
              </table:table-cell>
              <table:table-cell office:value-type="float" office:value="2123718.71927867">
                <text:p>2123718.719278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002981.42723443">
                <text:p>-3002981.42723443</text:p>
              </table:table-cell>
              <table:table-cell office:value-type="float" office:value="-416884.386847821">
                <text:p>-416884.386847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12517.33599653">
                <text:p>2712517.33599653</text:p>
              </table:table-cell>
              <table:table-cell office:value-type="float" office:value="-1492715.62784346">
                <text:p>-1492715.62784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335612.03432579">
                <text:p>-1335612.03432579</text:p>
              </table:table-cell>
              <table:table-cell office:value-type="float" office:value="2849000.80783909">
                <text:p>2849000.80783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02468.926256296">
                <text:p>-602468.926256296</text:p>
              </table:table-cell>
              <table:table-cell office:value-type="float" office:value="-3100208.16301451">
                <text:p>-3100208.16301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41617.87959978">
                <text:p>2341617.87959978</text:p>
              </table:table-cell>
              <table:table-cell office:value-type="float" office:value="2123122.5151708">
                <text:p>2123122.5151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184992.51800742">
                <text:p>-3184992.51800742</text:p>
              </table:table-cell>
              <table:table-cell office:value-type="float" office:value="-281153.470846325">
                <text:p>-281153.470846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78139.16133104">
                <text:p>2778139.16133104</text:p>
              </table:table-cell>
              <table:table-cell office:value-type="float" office:value="-1710370.20981468">
                <text:p>-1710370.20981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57361.60958592">
                <text:p>-1257361.60958592</text:p>
              </table:table-cell>
              <table:table-cell office:value-type="float" office:value="3061948.0903369">
                <text:p>3061948.0903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4547.811320449">
                <text:p>-794547.811320449</text:p>
              </table:table-cell>
              <table:table-cell office:value-type="float" office:value="-3222873.87135003">
                <text:p>-3222873.87135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1482.52389027">
                <text:p>2571482.52389027</text:p>
              </table:table-cell>
              <table:table-cell office:value-type="float" office:value="2105363.08417335">
                <text:p>2105363.084173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360705.06484535">
                <text:p>-3360705.06484535</text:p>
              </table:table-cell>
              <table:table-cell office:value-type="float" office:value="-128725.514128417">
                <text:p>-128725.514128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28629.18388955">
                <text:p>2828629.18388955</text:p>
              </table:table-cell>
              <table:table-cell office:value-type="float" office:value="-1937590.23502468">
                <text:p>-1937590.235024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161151.13706328">
                <text:p>-1161151.13706328</text:p>
              </table:table-cell>
              <table:table-cell office:value-type="float" office:value="3273484.34848349">
                <text:p>3273484.34848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00258.846054">
                <text:p>-1000258.846054</text:p>
              </table:table-cell>
              <table:table-cell office:value-type="float" office:value="-3333672.55052571">
                <text:p>-3333672.5505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5195.07273246">
                <text:p>2805195.07273246</text:p>
              </table:table-cell>
              <table:table-cell office:value-type="float" office:value="2069975.3027801">
                <text:p>2069975.30278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528908.04814974">
                <text:p>-3528908.04814974</text:p>
              </table:table-cell>
              <table:table-cell office:value-type="float" office:value="40080.4124980154">
                <text:p>40080.4124980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63204.39418845">
                <text:p>2863204.39418845</text:p>
              </table:table-cell>
              <table:table-cell office:value-type="float" office:value="-2173397.73821089">
                <text:p>-2173397.73821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046937.66684841">
                <text:p>-1046937.66684841</text:p>
              </table:table-cell>
              <table:table-cell office:value-type="float" office:value="3482360.15359736">
                <text:p>3482360.153597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218886.40932117">
                <text:p>-1218886.40932117</text:p>
              </table:table-cell>
              <table:table-cell office:value-type="float" office:value="-3431579.39233458">
                <text:p>-3431579.392334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41564.27880303">
                <text:p>3041564.27880303</text:p>
              </table:table-cell>
              <table:table-cell office:value-type="float" office:value="2016566.76558927">
                <text:p>2016566.765589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688407.12615603">
                <text:p>-3688407.12615603</text:p>
              </table:table-cell>
              <table:table-cell office:value-type="float" office:value="224867.072708266">
                <text:p>224867.072708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81142.0469552">
                <text:p>2881142.0469552</text:p>
              </table:table-cell>
              <table:table-cell office:value-type="float" office:value="-2416762.13238372">
                <text:p>-2416762.13238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14758.252289346">
                <text:p>-914758.252289346</text:p>
              </table:table-cell>
              <table:table-cell office:value-type="float" office:value="3687319.89697583">
                <text:p>3687319.89697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449646.84004143">
                <text:p>-1449646.84004143</text:p>
              </table:table-cell>
              <table:table-cell office:value-type="float" office:value="-3515612.35625877">
                <text:p>-3515612.35625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79369.81362509">
                <text:p>3279369.81362509</text:p>
              </table:table-cell>
              <table:table-cell office:value-type="float" office:value="1944819.88138173">
                <text:p>1944819.88138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838029.41331433">
                <text:p>-3838029.41331433</text:p>
              </table:table-cell>
              <table:table-cell office:value-type="float" office:value="425159.998915149">
                <text:p>425159.998915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81782.94280421">
                <text:p>2881782.94280421</text:p>
              </table:table-cell>
              <table:table-cell office:value-type="float" office:value="-2666603.80583785">
                <text:p>-2666603.80583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64730.434333197">
                <text:p>-764730.434333197</text:p>
              </table:table-cell>
              <table:table-cell office:value-type="float" office:value="3887106.62741605">
                <text:p>3887106.627416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91690.94416717">
                <text:p>-1691690.94416717</text:p>
              </table:table-cell>
              <table:table-cell office:value-type="float" office:value="-3584836.3329218">
                <text:p>-3584836.33292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17366.77553514">
                <text:p>3517366.77553514</text:p>
              </table:table-cell>
              <table:table-cell office:value-type="float" office:value="1854493.71331708">
                <text:p>1854493.71331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976628.20580526">
                <text:p>-3976628.20580526</text:p>
              </table:table-cell>
              <table:table-cell office:value-type="float" office:value="640408.705891278">
                <text:p>640408.7058912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64534.50029597">
                <text:p>2864534.50029597</text:p>
              </table:table-cell>
              <table:table-cell office:value-type="float" office:value="-2921797.91151659">
                <text:p>-2921797.911516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97052.442331708">
                <text:p>-597052.442331708</text:p>
              </table:table-cell>
              <table:table-cell office:value-type="float" office:value="4080466.91793265">
                <text:p>4080466.917932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944106.74699669">
                <text:p>-1944106.74699669</text:p>
              </table:table-cell>
              <table:table-cell office:value-type="float" office:value="-3638367.16193766">
                <text:p>-3638367.161937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54290.30771288">
                <text:p>3754290.30771288</text:p>
              </table:table-cell>
              <table:table-cell office:value-type="float" office:value="1745425.55622451">
                <text:p>1745425.556224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103087.63822942">
                <text:p>-4103087.63822942</text:p>
              </table:table-cell>
              <table:table-cell office:value-type="float" office:value="869988.180665513">
                <text:p>869988.180665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4.438cm" svg:y="4.204cm" style:legend-expansion="high" chart:style-name="ch2"/>
        <chart:plot-area chart:style-name="ch3" table:cell-range-address="table.I9:table.I138" chart:data-source-has-labels="row" svg:x="0.32cm" svg:y="0.18cm" svg:width="13.798cm" svg:height="8.646cm">
          <chart:coordinate-region svg:x="1.867cm" svg:y="0.379cm" svg:width="12.251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I10:table.I138" chart:label-cell-address="table.I9:table.I9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table.I9:table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.I10:table.I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12.7937727613">
                <text:p>64112.793772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89.635633501">
                <text:p>102289.635633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326.3790399">
                <text:p>105326.3790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189.867527252">
                <text:p>112189.867527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02.570940337">
                <text:p>166502.570940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311.900262964">
                <text:p>228311.900262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7786.434771186">
                <text:p>257786.434771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324.806158137">
                <text:p>258324.806158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111.731052883">
                <text:p>275111.731052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3034.499906053">
                <text:p>333034.499906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3003.614964688">
                <text:p>393003.614964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972.402643453">
                <text:p>417972.402643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886.183591335">
                <text:p>417886.183591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435.031331744">
                <text:p>439435.031331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9572.451362721">
                <text:p>499572.451362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7528.188750088">
                <text:p>557528.188750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840.820739574">
                <text:p>578840.8207395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749.236761405">
                <text:p>578749.236761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4217.326993954">
                <text:p>604217.326993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090.755499781">
                <text:p>666090.755499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1821.030421787">
                <text:p>721821.030421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9866.568641173">
                <text:p>739866.568641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0194.759882041">
                <text:p>740194.759882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9311.507876951">
                <text:p>769311.507876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563.928624331">
                <text:p>832563.928624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5862.590345153">
                <text:p>885862.590345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916.759544754">
                <text:p>900916.759544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2028.510221068">
                <text:p>902028.510221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4664.214073942">
                <text:p>934664.214073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8966.911791482">
                <text:p>998966.911791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9645.06076884">
                <text:p>1049645.060768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1954.51545654">
                <text:p>1061954.51545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4182.90524082">
                <text:p>1064182.90524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0244.0865512">
                <text:p>1100244.0865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5275.3056387">
                <text:p>1165275.3056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13166.15433865">
                <text:p>1213166.15433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22976.23017585">
                <text:p>1222976.23017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6632.25015524">
                <text:p>1226632.25015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6026.21070297">
                <text:p>1266026.21070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1465.599346">
                <text:p>1331465.599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6427.33193542">
                <text:p>1376427.33193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3992.44541762">
                <text:p>1383992.44541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89366.98453731">
                <text:p>1389366.98453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1987.4404435">
                <text:p>1431987.4404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7515.39168644">
                <text:p>1497515.39168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9433.14219922">
                <text:p>1539433.14219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5020.52802854">
                <text:p>1545020.52802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2383.96892798">
                <text:p>1552383.9689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98104.74221797">
                <text:p>1598104.74221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3403.60218833">
                <text:p>1663403.602188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2190.9067284">
                <text:p>1702190.9067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6081.34784066">
                <text:p>1706081.347840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5682.23604886">
                <text:p>1715682.236048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64354.5872474">
                <text:p>1764354.5872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9110.67050191">
                <text:p>1829110.67050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4710.52354117">
                <text:p>1864710.52354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67197.54001952">
                <text:p>1867197.54001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79260.92300155">
                <text:p>1879260.92300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30712.7701145">
                <text:p>1930712.7701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4618.74214961">
                <text:p>1994618.74214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27004.30870298">
                <text:p>2027004.30870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28392.47277527">
                <text:p>2028392.472775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43118.18618058">
                <text:p>2043118.18618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7154.42309471">
                <text:p>2097154.42309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59911.83893948">
                <text:p>2159911.83893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9086.84443115">
                <text:p>2189086.84443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89689.56052481">
                <text:p>2189689.560524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07250.60577103">
                <text:p>2207250.60577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63654.12934617">
                <text:p>2263654.129346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4976.01243687">
                <text:p>2324976.01243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0974.82025665">
                <text:p>2350974.820256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51111.76145445">
                <text:p>2351111.76145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71652.85688876">
                <text:p>2371652.85688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0186.08974197">
                <text:p>2430186.089741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9799.47901877">
                <text:p>2489799.479018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2686.86154186">
                <text:p>2512686.86154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2681.18240572">
                <text:p>2512681.18240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36317.53852006">
                <text:p>2536317.53852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96724.32011121">
                <text:p>2596724.32011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4372.73517924">
                <text:p>2654372.73517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74243.34325588">
                <text:p>2674243.34325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4418.75233491">
                <text:p>2674418.75233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01235.10349549">
                <text:p>2701235.10349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63242.8657674">
                <text:p>2763242.8657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18688.65191143">
                <text:p>2818688.65191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35666.18875698">
                <text:p>2835666.18875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6343.94421809">
                <text:p>2836343.94421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66393.85805397">
                <text:p>2866393.858053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29716.02516835">
                <text:p>2929716.02516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82742.54716264">
                <text:p>2982742.54716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96978.65436981">
                <text:p>2996978.654369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98474.53477885">
                <text:p>2998474.534778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31780.01251944">
                <text:p>3031780.012519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96118.57713651">
                <text:p>3096118.57713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46532.2355418">
                <text:p>3146532.2355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8205.10118108">
                <text:p>3158205.10118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60826.39644865">
                <text:p>3160826.39644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7377.77153907">
                <text:p>3197377.77153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62426.00748931">
                <text:p>3262426.00748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10058.05465377">
                <text:p>3310058.05465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9370.7558971">
                <text:p>3319370.75589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23413.31869405">
                <text:p>3323413.318694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63169.45616257">
                <text:p>3363169.45616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28614.73175606">
                <text:p>3428614.73175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3322.86763983">
                <text:p>3473322.867639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80501.4628984">
                <text:p>3480501.46289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86246.85732408">
                <text:p>3486246.85732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29135.65221883">
                <text:p>3529135.652218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4662.31117198">
                <text:p>3594662.311171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36332.0417185">
                <text:p>3636332.04171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41623.429835">
                <text:p>3641623.429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49336.21117181">
                <text:p>3649336.21117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5255.3807101">
                <text:p>3695255.3807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60547.65948487">
                <text:p>3760547.65948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99093.40274299">
                <text:p>3799093.40274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02762.96925294">
                <text:p>3802762.969252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12688.12592023">
                <text:p>3812688.125920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61506.28668962">
                <text:p>3861506.286689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6251.2383629">
                <text:p>3926251.23836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61617.1660191">
                <text:p>3961617.16601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63946.23883995">
                <text:p>3963946.23883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76306.82497856">
                <text:p>3976306.824978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27864.84353526">
                <text:p>4027864.84353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1755.23939649">
                <text:p>4091755.239396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23915.8438597">
                <text:p>4123915.8438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5198.98293214">
                <text:p>4125198.982932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40193.96730497">
                <text:p>4140193.96730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94306.56980255">
                <text:p>4194306.56980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